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6" manifest:media-type="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"/>
    <style:style style:name="ce1" style:family="table-cell" style:parent-style-name="Default" style:data-style-name="N6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159.97mm" svg:height="90.04mm" svg:x="349.13mm" svg:y="12.75mm">
            <draw:object draw:notify-on-update-of-ranges="'1'.U29:'1'.U35 '1'.V29:'1'.V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7.71mm" svg:y="166.01mm">
            <draw:object draw:notify-on-update-of-ranges="'1'.B30:'1'.B34 '1'.E30:'1'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86.96mm" svg:y="644.93mm">
            <draw:object draw:notify-on-update-of-ranges="'1'.A144:'1'.A154 '1'.G144:'1'.G1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Q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f p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F</text:p>
          </table:table-cell>
          <table:table-cell table:number-columns-repeated="3"/>
          <table:table-cell table:formula="of:=[.B1]/[.B2]" office:value-type="float" office:value="0.242424242424242" calcext:value-type="float">
            <text:p>0,2424242424242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u pr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u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au 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formula="of:=+485/26" office:value-type="float" office:value="18.6538461538462" calcext:value-type="float">
            <text:p>18,65384615384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di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in</text:p>
          </table:table-cell>
          <table:table-cell office:value-type="float" office:value="26.643" calcext:value-type="float">
            <text:p>26,643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100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pre teor</text:p>
          </table:table-cell>
          <table:table-cell table:formula="of:=[.B5]*10^-6/([.B11]*10^-12)" office:value-type="float" office:value="46709.1295116773" calcext:value-type="float">
            <text:p>46709,1295116773</text:p>
          </table:table-cell>
          <table:table-cell office:value-type="string" calcext:value-type="string">
            <text:p>Oh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pre</text:p>
          </table:table-cell>
          <table:table-cell office:value-type="float" office:value="475.42" calcext:value-type="float">
            <text:p>475,42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1000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f pre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1000pF</text:p>
          </table:table-cell>
          <table:table-cell/>
          <table:table-cell office:value-type="string" calcext:value-type="string">
            <text:p>C fond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iezza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6.89" calcext:value-type="float">
            <text:p>46,89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1000Ohm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in impostata</text:p>
          </table:table-cell>
          <table:table-cell table:formula="of:=[.B1]*[.B8]/[.B6]*10^-3" office:value-type="float" office:value="1.06572" calcext:value-type="float">
            <text:p>1,06572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div</text:p>
          </table:table-cell>
          <table:table-cell table:number-columns-repeated="5"/>
          <table:table-cell table:formula="of:=+1/2422.44" office:value-type="float" office:value="0.000412806921946467" calcext:value-type="float">
            <text:p>0,0004128069219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pre max</text:p>
          </table:table-cell>
          <table:table-cell table:formula="of:=-2*10^-6/([.B8]*([.B11]-20)*10^-9)*[.B15]" office:value-type="float" office:value="-0.177383592017738" calcext:value-type="float">
            <text:p>-0,177383592017738</text:p>
          </table:table-cell>
          <table:table-cell office:value-type="string" calcext:value-type="string">
            <text:p>Teorica</text:p>
          </table:table-cell>
          <table:table-cell table:number-columns-repeated="5"/>
          <table:table-cell table:formula="of:=+80/([.B11]-22)" office:value-type="float" office:value="0.178173719376392" calcext:value-type="float">
            <text:p>0,1781737193763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pre max</text:p>
          </table:table-cell>
          <table:table-cell office:value-type="float" office:value="-176" calcext:value-type="float">
            <text:p>-17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p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V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 pulse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ns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Qin</text:p>
          </table:table-cell>
          <table:table-cell table:formula="of:=+[.B20]/([.B8]*10^3)*[.B22]*10^-6" office:value-type="float" office:value="0.0000000000765679540592276" calcext:value-type="float">
            <text:p>7,65679540592276E-11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formula="of:=[.B30]/EXP(1)" office:value-type="float" office:value="-64.7467816461739" calcext:value-type="float">
            <text:p>-64,746781646173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t(us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V(mV)</text:p>
          </table:table-cell>
          <table:table-cell office:value-type="string" calcext:value-type="string">
            <text:p>di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Vpre max(mV</text:p>
          </table:table-cell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Vpre max (V)</text:p>
          </table:table-cell>
          <table:table-cell office:value-type="string" calcext:value-type="string">
            <text:p>Qin ©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-148" calcext:value-type="float">
            <text:p>-148</text:p>
          </table:table-cell>
          <table:table-cell office:value-type="string" calcext:value-type="string">
            <text:p>2V</text:p>
          </table:table-cell>
          <table:table-cell table:number-columns-repeated="2"/>
          <table:table-cell table:formula="of:=[.J29]*10^-6" office:value-type="float" office:value="0.000022" calcext:value-type="float">
            <text:p>2,2E-05</text:p>
          </table:table-cell>
          <table:table-cell table:formula="of:=LN(ABS([.L29]*10^-3))" office:value-type="float" office:value="-1.91054300521802" calcext:value-type="float">
            <text:p>-1,91054300521802</text:p>
          </table:table-cell>
          <table:table-cell table:number-columns-repeated="3"/>
          <table:table-cell table:formula="of:=[.J29]" office:value-type="float" office:value="22" calcext:value-type="float">
            <text:p>22</text:p>
          </table:table-cell>
          <table:table-cell table:formula="of:=LOG([.L29]/[.$B$30])" office:value-type="float" office:value="-0.0752509524191924" calcext:value-type="float">
            <text:p>-0,0752509524191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" office:value-type="float" office:value="-176" calcext:value-type="float">
            <text:p>-176</text:p>
          </table:table-cell>
          <table:table-cell office:value-type="string" calcext:value-type="string">
            <text:p>50mV</text:p>
          </table:table-cell>
          <table:table-cell/>
          <table:table-cell table:formula="of:=[.$B$20]/[.$B$8]*10^-3*[.A30]*10^-6" office:value-type="float" office:value="0.0000000000765679540592276" calcext:value-type="float">
            <text:p>7,65679540592276E-11</text:p>
          </table:table-cell>
          <table:table-cell/>
          <table:table-cell table:formula="of:=[.B30]" office:value-type="float" office:value="-176" calcext:value-type="float">
            <text:p>-176</text:p>
          </table:table-cell>
          <table:table-cell table:formula="of:=[.E30]*10^12" office:value-type="float" office:value="76.5679540592276" calcext:value-type="float">
            <text:p>76,567954059227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-132" calcext:value-type="float">
            <text:p>-132</text:p>
          </table:table-cell>
          <table:table-cell table:number-columns-repeated="3"/>
          <table:table-cell table:formula="of:=[.J30]*10^-6" office:value-type="float" office:value="0.000047" calcext:value-type="float">
            <text:p>4,7E-05</text:p>
          </table:table-cell>
          <table:table-cell table:formula="of:=LN(ABS([.L30]*10^-3))" office:value-type="float" office:value="-2.02495335639577" calcext:value-type="float">
            <text:p>-2,02495335639577</text:p>
          </table:table-cell>
          <table:table-cell table:number-columns-repeated="3"/>
          <table:table-cell table:formula="of:=[.J30]" office:value-type="float" office:value="47" calcext:value-type="float">
            <text:p>47</text:p>
          </table:table-cell>
          <table:table-cell table:formula="of:=LOG([.L30]/[.$B$30])" office:value-type="float" office:value="-0.1249387366083" calcext:value-type="float">
            <text:p>-0,12493873660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52" calcext:value-type="float">
            <text:p>-352</text:p>
          </table:table-cell>
          <table:table-cell office:value-type="string" calcext:value-type="string">
            <text:p>100mV</text:p>
          </table:table-cell>
          <table:table-cell/>
          <table:table-cell table:formula="of:=[.$B$20]/[.$B$8]*10^-3*[.A31]*10^-6" office:value-type="float" office:value="0.000000000153135908118455" calcext:value-type="float">
            <text:p>1,53135908118455E-10</text:p>
          </table:table-cell>
          <table:table-cell/>
          <table:table-cell table:formula="of:=[.B31]" office:value-type="float" office:value="-352" calcext:value-type="float">
            <text:p>-352</text:p>
          </table:table-cell>
          <table:table-cell table:formula="of:=[.E31]*10^12" office:value-type="float" office:value="153.135908118455" calcext:value-type="float">
            <text:p>153,135908118455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-116" calcext:value-type="float">
            <text:p>-116</text:p>
          </table:table-cell>
          <table:table-cell table:number-columns-repeated="3"/>
          <table:table-cell table:formula="of:=[.J31]*10^-6" office:value-type="float" office:value="0.000072" calcext:value-type="float">
            <text:p>7,2E-05</text:p>
          </table:table-cell>
          <table:table-cell table:formula="of:=LN(ABS([.L31]*10^-3))" office:value-type="float" office:value="-2.15416508787577" calcext:value-type="float">
            <text:p>-2,15416508787577</text:p>
          </table:table-cell>
          <table:table-cell table:number-columns-repeated="3"/>
          <table:table-cell table:formula="of:=[.J31]" office:value-type="float" office:value="72" calcext:value-type="float">
            <text:p>72</text:p>
          </table:table-cell>
          <table:table-cell table:formula="of:=LOG([.L31]/[.$B$30])" office:value-type="float" office:value="-0.181054678587231" calcext:value-type="float">
            <text:p>-0,1810546785872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20" calcext:value-type="float">
            <text:p>-520</text:p>
          </table:table-cell>
          <table:table-cell office:value-type="string" calcext:value-type="string">
            <text:p>100mV</text:p>
          </table:table-cell>
          <table:table-cell/>
          <table:table-cell table:formula="of:=[.$B$20]/[.$B$8]*10^-3*[.A32]*10^-6" office:value-type="float" office:value="0.000000000229703862177683" calcext:value-type="float">
            <text:p>2,29703862177683E-10</text:p>
          </table:table-cell>
          <table:table-cell/>
          <table:table-cell table:formula="of:=[.B32]" office:value-type="float" office:value="-520" calcext:value-type="float">
            <text:p>-520</text:p>
          </table:table-cell>
          <table:table-cell table:formula="of:=[.E32]*10^12" office:value-type="float" office:value="229.703862177683" calcext:value-type="float">
            <text:p>229,703862177683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-100" calcext:value-type="float">
            <text:p>-100</text:p>
          </table:table-cell>
          <table:table-cell table:number-columns-repeated="3"/>
          <table:table-cell table:formula="of:=[.J32]*10^-6" office:value-type="float" office:value="0.000097" calcext:value-type="float">
            <text:p>9,7E-05</text:p>
          </table:table-cell>
          <table:table-cell table:formula="of:=LN(ABS([.L32]*10^-3))" office:value-type="float" office:value="-2.30258509299405" calcext:value-type="float">
            <text:p>-2,30258509299405</text:p>
          </table:table-cell>
          <table:table-cell table:number-columns-repeated="3"/>
          <table:table-cell table:formula="of:=[.J32]" office:value-type="float" office:value="97" calcext:value-type="float">
            <text:p>97</text:p>
          </table:table-cell>
          <table:table-cell table:formula="of:=LOG([.L32]/[.$B$30])" office:value-type="float" office:value="-0.24551266781415" calcext:value-type="float">
            <text:p>-0,245512667814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80" calcext:value-type="float">
            <text:p>-680</text:p>
          </table:table-cell>
          <table:table-cell office:value-type="string" calcext:value-type="string">
            <text:p>100mV</text:p>
          </table:table-cell>
          <table:table-cell/>
          <table:table-cell table:formula="of:=[.$B$20]/[.$B$8]*10^-3*[.A33]*10^-6" office:value-type="float" office:value="0.00000000030627181623691" calcext:value-type="float">
            <text:p>3,0627181623691E-10</text:p>
          </table:table-cell>
          <table:table-cell/>
          <table:table-cell table:formula="of:=[.B33]" office:value-type="float" office:value="-680" calcext:value-type="float">
            <text:p>-680</text:p>
          </table:table-cell>
          <table:table-cell table:formula="of:=[.E33]*10^12" office:value-type="float" office:value="306.27181623691" calcext:value-type="float">
            <text:p>306,27181623691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-87.2" calcext:value-type="float">
            <text:p>-87,2</text:p>
          </table:table-cell>
          <table:table-cell table:number-columns-repeated="3"/>
          <table:table-cell table:formula="of:=[.J33]*10^-6" office:value-type="float" office:value="0.000122" calcext:value-type="float">
            <text:p>0,000122</text:p>
          </table:table-cell>
          <table:table-cell table:formula="of:=LN(ABS([.L33]*10^-3))" office:value-type="float" office:value="-2.4395509480672" calcext:value-type="float">
            <text:p>-2,4395509480672</text:p>
          </table:table-cell>
          <table:table-cell table:number-columns-repeated="3"/>
          <table:table-cell table:formula="of:=[.J33]" office:value-type="float" office:value="122" calcext:value-type="float">
            <text:p>122</text:p>
          </table:table-cell>
          <table:table-cell table:formula="of:=LOG([.L33]/[.$B$30])" office:value-type="float" office:value="-0.304996182881582" calcext:value-type="float">
            <text:p>-0,3049961828815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48" calcext:value-type="float">
            <text:p>-848</text:p>
          </table:table-cell>
          <table:table-cell office:value-type="string" calcext:value-type="string">
            <text:p>200mV</text:p>
          </table:table-cell>
          <table:table-cell/>
          <table:table-cell table:formula="of:=[.$B$20]/[.$B$8]*10^-3*[.A34]*10^-6" office:value-type="float" office:value="0.000000000382839770296138" calcext:value-type="float">
            <text:p>3,82839770296138E-10</text:p>
          </table:table-cell>
          <table:table-cell/>
          <table:table-cell table:formula="of:=[.B34]" office:value-type="float" office:value="-848" calcext:value-type="float">
            <text:p>-848</text:p>
          </table:table-cell>
          <table:table-cell table:formula="of:=[.E34]*10^12" office:value-type="float" office:value="382.839770296138" calcext:value-type="float">
            <text:p>382,839770296138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-76" calcext:value-type="float">
            <text:p>-76</text:p>
          </table:table-cell>
          <table:table-cell table:number-columns-repeated="3"/>
          <table:table-cell table:formula="of:=[.J34]*10^-6" office:value-type="float" office:value="0.000147" calcext:value-type="float">
            <text:p>0,000147</text:p>
          </table:table-cell>
          <table:table-cell table:formula="of:=LN(ABS([.L34]*10^-3))" office:value-type="float" office:value="-2.57702193869581" calcext:value-type="float">
            <text:p>-2,57702193869581</text:p>
          </table:table-cell>
          <table:table-cell table:number-columns-repeated="3"/>
          <table:table-cell table:formula="of:=[.J34]" office:value-type="float" office:value="147" calcext:value-type="float">
            <text:p>147</text:p>
          </table:table-cell>
          <table:table-cell table:formula="of:=LOG([.L34]/[.$B$30])" office:value-type="float" office:value="-0.364699075533358" calcext:value-type="float">
            <text:p>-0,36469907553335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72" calcext:value-type="float">
            <text:p>172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3"/>
          <table:table-cell table:formula="of:=[.J35]*10^-6" office:value-type="float" office:value="0.000172" calcext:value-type="float">
            <text:p>0,000172</text:p>
          </table:table-cell>
          <table:table-cell table:formula="of:=LN(ABS([.L35]*10^-3))" office:value-type="float" office:value="-2.74887219562247" calcext:value-type="float">
            <text:p>-2,74887219562247</text:p>
          </table:table-cell>
          <table:table-cell table:number-columns-repeated="3"/>
          <table:table-cell table:formula="of:=[.J35]" office:value-type="float" office:value="172" calcext:value-type="float">
            <text:p>172</text:p>
          </table:table-cell>
          <table:table-cell table:formula="of:=LOG([.L35]/[.$B$30])" office:value-type="float" office:value="-0.439332693830263" calcext:value-type="float">
            <text:p>-0,439332693830263</text:p>
          </table:table-cell>
          <table:table-cell table:number-columns-repeated="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7"/>
          <table:table-cell office:value-type="string" calcext:value-type="string">
            <text:p>MISURA GIUSTA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empo s</text:p>
          </table:table-cell>
          <table:table-cell office:value-type="string" calcext:value-type="string">
            <text:p>Vpre max(V)</text:p>
          </table:table-cell>
          <table:table-cell table:number-columns-repeated="14"/>
        </table:table-row>
        <table:table-row table:style-name="ro1">
          <table:table-cell table:number-columns-repeated="9"/>
          <table:table-cell table:formula="of:=[.J29]*10^-6" office:value-type="float" office:value="0.000022" calcext:value-type="float">
            <text:p>2,2E-05</text:p>
          </table:table-cell>
          <table:table-cell table:formula="of:=[.L29]*10^-3" office:value-type="float" office:value="-0.148" calcext:value-type="float">
            <text:p>-0,148</text:p>
          </table:table-cell>
          <table:table-cell table:number-columns-repeated="6"/>
          <table:table-cell office:value-type="string" calcext:value-type="string">
            <text:p>t(us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V(mV)</text:p>
          </table:table-cell>
          <table:table-cell office:value-type="string" calcext:value-type="string">
            <text:p>div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J30]*10^-6" office:value-type="float" office:value="0.000047" calcext:value-type="float">
            <text:p>4,7E-05</text:p>
          </table:table-cell>
          <table:table-cell table:formula="of:=[.L30]*10^-3" office:value-type="float" office:value="-0.132" calcext:value-type="float">
            <text:p>-0,132</text:p>
          </table:table-cell>
          <table:table-cell table:number-columns-repeated="2"/>
          <table:table-cell table:formula="of:=1/2422.44" office:value-type="float" office:value="0.000412806921946467" calcext:value-type="float">
            <text:p>0,00041280692194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50us</text:p>
          </table:table-cell>
          <table:table-cell office:value-type="float" office:value="-144" calcext:value-type="float">
            <text:p>-144</text:p>
          </table:table-cell>
          <table:table-cell office:value-type="string" calcext:value-type="string">
            <text:p>50mV</text:p>
          </table:table-cell>
          <table:table-cell table:number-columns-repeated="2"/>
          <table:table-cell table:formula="of:=[.R42]*10^-6" office:value-type="float" office:value="0.000038" calcext:value-type="float">
            <text:p>3,8E-05</text:p>
          </table:table-cell>
          <table:table-cell table:formula="of:=LN(ABS([.T42]*10^-3))" office:value-type="float" office:value="-1.93794197940614" calcext:value-type="float">
            <text:p>-1,93794197940614</text:p>
          </table:table-cell>
        </table:table-row>
        <table:table-row table:style-name="ro1">
          <table:table-cell table:number-columns-repeated="9"/>
          <table:table-cell table:formula="of:=[.J31]*10^-6" office:value-type="float" office:value="0.000072" calcext:value-type="float">
            <text:p>7,2E-05</text:p>
          </table:table-cell>
          <table:table-cell table:formula="of:=[.L31]*10^-3" office:value-type="float" office:value="-0.116" calcext:value-type="float">
            <text:p>-0,116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/>
          <table:table-cell office:value-type="float" office:value="-120" calcext:value-type="float">
            <text:p>-120</text:p>
          </table:table-cell>
          <table:table-cell table:number-columns-repeated="3"/>
          <table:table-cell table:formula="of:=[.R43]*10^-6" office:value-type="float" office:value="0.000078" calcext:value-type="float">
            <text:p>7,8E-05</text:p>
          </table:table-cell>
          <table:table-cell table:formula="of:=LN(ABS([.T43]*10^-3))" office:value-type="float" office:value="-2.12026353620009" calcext:value-type="float">
            <text:p>-2,12026353620009</text:p>
          </table:table-cell>
        </table:table-row>
        <table:table-row table:style-name="ro1">
          <table:table-cell table:number-columns-repeated="9"/>
          <table:table-cell table:formula="of:=[.J32]*10^-6" office:value-type="float" office:value="0.000097" calcext:value-type="float">
            <text:p>9,7E-05</text:p>
          </table:table-cell>
          <table:table-cell table:formula="of:=[.L32]*10^-3" office:value-type="float" office:value="-0.1" calcext:value-type="float">
            <text:p>-0,1</text:p>
          </table:table-cell>
          <table:table-cell table:number-columns-repeated="6"/>
          <table:table-cell office:value-type="float" office:value="116" calcext:value-type="float">
            <text:p>116</text:p>
          </table:table-cell>
          <table:table-cell/>
          <table:table-cell office:value-type="float" office:value="-100" calcext:value-type="float">
            <text:p>-100</text:p>
          </table:table-cell>
          <table:table-cell table:number-columns-repeated="3"/>
          <table:table-cell table:formula="of:=[.R44]*10^-6" office:value-type="float" office:value="0.000116" calcext:value-type="float">
            <text:p>0,000116</text:p>
          </table:table-cell>
          <table:table-cell table:formula="of:=LN(ABS([.T44]*10^-3))" office:value-type="float" office:value="-2.30258509299405" calcext:value-type="float">
            <text:p>-2,30258509299405</text:p>
          </table:table-cell>
        </table:table-row>
        <table:table-row table:style-name="ro1">
          <table:table-cell table:number-columns-repeated="9"/>
          <table:table-cell table:formula="of:=[.J33]*10^-6" office:value-type="float" office:value="0.000122" calcext:value-type="float">
            <text:p>0,000122</text:p>
          </table:table-cell>
          <table:table-cell table:formula="of:=[.L33]*10^-3" office:value-type="float" office:value="-0.0872" calcext:value-type="float">
            <text:p>-0,087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3"/>
          <table:table-cell table:formula="of:=[.R45]*10^-6" office:value-type="float" office:value="0.000156" calcext:value-type="float">
            <text:p>0,000156</text:p>
          </table:table-cell>
          <table:table-cell table:formula="of:=LN(ABS([.T45]*10^-3))" office:value-type="float" office:value="-2.50103603171788" calcext:value-type="float">
            <text:p>-2,50103603171788</text:p>
          </table:table-cell>
        </table:table-row>
        <table:table-row table:style-name="ro1">
          <table:table-cell table:number-columns-repeated="9"/>
          <table:table-cell table:formula="of:=[.J34]*10^-6" office:value-type="float" office:value="0.000147" calcext:value-type="float">
            <text:p>0,000147</text:p>
          </table:table-cell>
          <table:table-cell table:formula="of:=[.L34]*10^-3" office:value-type="float" office:value="-0.076" calcext:value-type="float">
            <text:p>-0,076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3"/>
          <table:table-cell table:formula="of:=[.R46]*10^-6" office:value-type="float" office:value="0.000196" calcext:value-type="float">
            <text:p>0,000196</text:p>
          </table:table-cell>
          <table:table-cell table:formula="of:=LN(ABS([.T46]*10^-3))" office:value-type="float" office:value="-2.68824757380603" calcext:value-type="float">
            <text:p>-2,68824757380603</text:p>
          </table:table-cell>
        </table:table-row>
        <table:table-row table:style-name="ro1">
          <table:table-cell table:number-columns-repeated="9"/>
          <table:table-cell table:formula="of:=[.J35]*10^-6" office:value-type="float" office:value="0.000172" calcext:value-type="float">
            <text:p>0,000172</text:p>
          </table:table-cell>
          <table:table-cell table:formula="of:=[.L35]*10^-3" office:value-type="float" office:value="-0.064" calcext:value-type="float">
            <text:p>-0,064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/>
          <table:table-cell office:value-type="float" office:value="-56" calcext:value-type="float">
            <text:p>-56</text:p>
          </table:table-cell>
          <table:table-cell table:number-columns-repeated="3"/>
          <table:table-cell table:formula="of:=[.R47]*10^-6" office:value-type="float" office:value="0.000242" calcext:value-type="float">
            <text:p>0,000242</text:p>
          </table:table-cell>
          <table:table-cell table:formula="of:=LN(ABS([.T47]*10^-3))" office:value-type="float" office:value="-2.88240358824699" calcext:value-type="float">
            <text:p>-2,88240358824699</text:p>
          </table:table-cell>
        </table:table-row>
        <table:table-row table:style-name="ro1">
          <table:table-cell table:number-columns-repeated="17"/>
          <table:table-cell office:value-type="float" office:value="292" calcext:value-type="float">
            <text:p>292</text:p>
          </table:table-cell>
          <table:table-cell/>
          <table:table-cell office:value-type="float" office:value="-44" calcext:value-type="float">
            <text:p>-44</text:p>
          </table:table-cell>
          <table:table-cell table:number-columns-repeated="3"/>
          <table:table-cell table:formula="of:=[.R48]*10^-6" office:value-type="float" office:value="0.000292" calcext:value-type="float">
            <text:p>0,000292</text:p>
          </table:table-cell>
          <table:table-cell table:formula="of:=LN(ABS([.T48]*10^-3))" office:value-type="float" office:value="-3.12356564506388" calcext:value-type="float">
            <text:p>-3,12356564506388</text:p>
          </table:table-cell>
        </table:table-row>
        <table:table-row table:style-name="ro1">
          <table:table-cell table:number-columns-repeated="17"/>
          <table:table-cell office:value-type="float" office:value="404" calcext:value-type="float">
            <text:p>404</text:p>
          </table:table-cell>
          <table:table-cell/>
          <table:table-cell office:value-type="float" office:value="-26" calcext:value-type="float">
            <text:p>-26</text:p>
          </table:table-cell>
          <table:table-cell table:number-columns-repeated="3"/>
          <table:table-cell table:formula="of:=[.R49]*10^-6" office:value-type="float" office:value="0.000404" calcext:value-type="float">
            <text:p>0,000404</text:p>
          </table:table-cell>
          <table:table-cell table:formula="of:=LN(ABS([.T49]*10^-3))" office:value-type="float" office:value="-3.64965874096066" calcext:value-type="float">
            <text:p>-3,64965874096066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00000005002398" calcext:value-type="float">
            <text:p>-5,00E-14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51]" office:value-type="float" office:value="0" calcext:value-type="float">
            <text:p>0,00E+00</text:p>
          </table:table-cell>
          <table:table-cell table:formula="of:=LOG([.K51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1" office:value-type="float" office:value="0.000000001" calcext:value-type="float">
            <text:p>1,00E-09</text:p>
          </table:table-cell>
          <table:table-cell table:style-name="ce1" office:value-type="float" office:value="0.0002878505" calcext:value-type="float">
            <text:p>2,88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236607144240853" calcext:value-type="float">
            <text:p>2,37E-09</text:p>
          </table:table-cell>
          <table:table-cell table:style-name="ce1" office:value-type="float" office:value="0.0002558325" calcext:value-type="float">
            <text:p>2,56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373214288481706" calcext:value-type="float">
            <text:p>3,73E-09</text:p>
          </table:table-cell>
          <table:table-cell table:style-name="ce1" office:value-type="float" office:value="0.0002164068" calcext:value-type="float">
            <text:p>2,16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509821432722559" calcext:value-type="float">
            <text:p>5,10E-09</text:p>
          </table:table-cell>
          <table:table-cell table:style-name="ce1" office:value-type="float" office:value="0.0001695735" calcext:value-type="float">
            <text:p>1,70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646428576963411" calcext:value-type="float">
            <text:p>6,46E-09</text:p>
          </table:table-cell>
          <table:table-cell table:style-name="ce1" office:value-type="float" office:value="0.0001153325" calcext:value-type="float">
            <text:p>1,15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783035721204264" calcext:value-type="float">
            <text:p>7,83E-09</text:p>
          </table:table-cell>
          <table:table-cell table:style-name="ce1" office:value-type="float" office:value="0.00005368384" calcext:value-type="float">
            <text:p>5,37E-05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919642865445117" calcext:value-type="float">
            <text:p>9,20E-09</text:p>
          </table:table-cell>
          <table:table-cell table:style-name="ce1" office:value-type="float" office:value="-0.00001537251" calcext:value-type="float">
            <text:p>-1,54E-05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105625000968597" calcext:value-type="float">
            <text:p>1,06E-08</text:p>
          </table:table-cell>
          <table:table-cell table:style-name="ce1" office:value-type="float" office:value="-0.00009183653" calcext:value-type="float">
            <text:p>-9,18E-05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201625001940992" calcext:value-type="float">
            <text:p>2,02E-08</text:p>
          </table:table-cell>
          <table:table-cell table:style-name="ce1" office:value-type="float" office:value="-0.000696508" calcext:value-type="float">
            <text:p>-6,97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393625003885783" calcext:value-type="float">
            <text:p>3,94E-08</text:p>
          </table:table-cell>
          <table:table-cell table:style-name="ce1" office:value-type="float" office:value="-0.0021722" calcext:value-type="float">
            <text:p>-2,17E-03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de</text:p>
          </table:table-cell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00777625007775365" calcext:value-type="float">
            <text:p>7,78E-08</text:p>
          </table:table-cell>
          <table:table-cell table:style-name="ce1" office:value-type="float" office:value="-0.005449604" calcext:value-type="float">
            <text:p>-5,45E-03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0154562501555453" calcext:value-type="float">
            <text:p>1,55E-07</text:p>
          </table:table-cell>
          <table:table-cell table:style-name="ce1" office:value-type="float" office:value="-0.01221756" calcext:value-type="float">
            <text:p>-1,22E-02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2"/>
          <table:table-cell table:style-name="ce1"/>
          <table:table-cell table:number-columns-repeated="3"/>
          <table:table-cell table:formula="of:=[.O63]-0.000002" office:value-type="float" office:value="-0.000002" calcext:value-type="float">
            <text:p>-2E-06</text:p>
          </table:table-cell>
          <table:table-cell table:formula="of:=[.P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2001" calcext:value-type="float">
            <text:p>2,00E-06</text:p>
          </table:table-cell>
          <table:table-cell table:style-name="ce1" office:value-type="float" office:value="-0.1748039" calcext:value-type="float">
            <text:p>-1,75E-01</text:p>
          </table:table-cell>
          <table:table-cell table:style-name="ce1" office:value-type="float" office:value="1.06" calcext:value-type="float">
            <text:p>1,06E+00</text:p>
          </table:table-cell>
          <table:table-cell table:formula="of:=[.K64]/EXP(1)" office:value-type="float" office:value="-0.0643067610465887" calcext:value-type="float">
            <text:p>-0,064306761046589</text:p>
          </table:table-cell>
          <table:table-cell/>
          <table:table-cell table:style-name="ce1" table:formula="of:=[.J65]" office:value-type="float" office:value="0.000002002" calcext:value-type="float">
            <text:p>2,00E-06</text:p>
          </table:table-cell>
          <table:table-cell table:formula="of:=LN(ABS([.K65]))" office:value-type="float" office:value="-1.74194754152253" calcext:value-type="float">
            <text:p>-1,74194754152253</text:p>
          </table:table-cell>
          <table:table-cell table:number-columns-repeated="2"/>
          <table:table-cell table:formula="of:=[.O64]-0.000002" office:value-type="float" office:value="0.00000000200000000000015" calcext:value-type="float">
            <text:p>2,00000000000015E-09</text:p>
          </table:table-cell>
          <table:table-cell table:formula="of:=[.P64]" office:value-type="float" office:value="-1.74194754152253" calcext:value-type="float">
            <text:p>-1,741947541522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2002" calcext:value-type="float">
            <text:p>2,00E-06</text:p>
          </table:table-cell>
          <table:table-cell table:style-name="ce1" office:value-type="float" office:value="-0.1751789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66]" office:value-type="float" office:value="0.00000200345714285714" calcext:value-type="float">
            <text:p>2,00E-06</text:p>
          </table:table-cell>
          <table:table-cell table:formula="of:=LN(ABS([.K66]))" office:value-type="float" office:value="-1.74141622599622" calcext:value-type="float">
            <text:p>-1,74141622599622</text:p>
          </table:table-cell>
          <table:table-cell table:number-columns-repeated="2"/>
          <table:table-cell table:formula="of:=[.O65]-0.000002" office:value-type="float" office:value="0.00000000345714285713997" calcext:value-type="float">
            <text:p>3,45714285713997E-09</text:p>
          </table:table-cell>
          <table:table-cell table:formula="of:=[.P65]" office:value-type="float" office:value="-1.74141622599622" calcext:value-type="float">
            <text:p>-1,741416225996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200345714285714" calcext:value-type="float">
            <text:p>2,00E-06</text:p>
          </table:table-cell>
          <table:table-cell table:style-name="ce1" office:value-type="float" office:value="-0.175272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67]" office:value-type="float" office:value="0.00000200491428571429" calcext:value-type="float">
            <text:p>2,00E-06</text:p>
          </table:table-cell>
          <table:table-cell table:formula="of:=LN(ABS([.K67]))" office:value-type="float" office:value="-1.74093195329845" calcext:value-type="float">
            <text:p>-1,74093195329845</text:p>
          </table:table-cell>
          <table:table-cell table:number-columns-repeated="2"/>
          <table:table-cell table:formula="of:=[.O66]-0.000002" office:value-type="float" office:value="0.00000000491428571428996" calcext:value-type="float">
            <text:p>4,91428571428996E-09</text:p>
          </table:table-cell>
          <table:table-cell table:formula="of:=[.P66]" office:value-type="float" office:value="-1.74093195329845" calcext:value-type="float">
            <text:p>-1,7409319532984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7"/>
          <table:table-cell table:style-name="ce1" office:value-type="float" office:value="0.00000200491428571429" calcext:value-type="float">
            <text:p>2,00E-06</text:p>
          </table:table-cell>
          <table:table-cell table:style-name="ce1" office:value-type="float" office:value="-0.1753569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68]" office:value-type="float" office:value="0.00000200637142857143" calcext:value-type="float">
            <text:p>2,01E-06</text:p>
          </table:table-cell>
          <table:table-cell table:formula="of:=LN(ABS([.K68]))" office:value-type="float" office:value="-1.74049465524607" calcext:value-type="float">
            <text:p>-1,74049465524607</text:p>
          </table:table-cell>
          <table:table-cell table:number-columns-repeated="2"/>
          <table:table-cell table:formula="of:=[.O67]-0.000002" office:value-type="float" office:value="0.00000000637142857142978" calcext:value-type="float">
            <text:p>6,37142857142978E-09</text:p>
          </table:table-cell>
          <table:table-cell table:formula="of:=[.P67]" office:value-type="float" office:value="-1.74049465524607" calcext:value-type="float">
            <text:p>-1,7404946552460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0637142857143" calcext:value-type="float">
            <text:p>2,01E-06</text:p>
          </table:table-cell>
          <table:table-cell table:style-name="ce1" office:value-type="float" office:value="-0.1754336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69]" office:value-type="float" office:value="0.00000200782857142857" calcext:value-type="float">
            <text:p>2,01E-06</text:p>
          </table:table-cell>
          <table:table-cell table:formula="of:=LN(ABS([.K69]))" office:value-type="float" office:value="-1.74010427033584" calcext:value-type="float">
            <text:p>-1,74010427033584</text:p>
          </table:table-cell>
          <table:table-cell table:number-columns-repeated="2"/>
          <table:table-cell table:formula="of:=[.O68]-0.000002" office:value-type="float" office:value="0.00000000782857142857002" calcext:value-type="float">
            <text:p>7,82857142857002E-09</text:p>
          </table:table-cell>
          <table:table-cell table:formula="of:=[.P68]" office:value-type="float" office:value="-1.74010427033584" calcext:value-type="float">
            <text:p>-1,7401042703358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0782857142857" calcext:value-type="float">
            <text:p>2,01E-06</text:p>
          </table:table-cell>
          <table:table-cell table:style-name="ce1" office:value-type="float" office:value="-0.1755021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0]" office:value-type="float" office:value="0.00000200928571428571" calcext:value-type="float">
            <text:p>2,01E-06</text:p>
          </table:table-cell>
          <table:table-cell table:formula="of:=LN(ABS([.K70]))" office:value-type="float" office:value="-1.73976074371556" calcext:value-type="float">
            <text:p>-1,73976074371556</text:p>
          </table:table-cell>
          <table:table-cell table:number-columns-repeated="2"/>
          <table:table-cell table:formula="of:=[.O69]-0.000002" office:value-type="float" office:value="0.00000000928571428570984" calcext:value-type="float">
            <text:p>9,28571428570984E-09</text:p>
          </table:table-cell>
          <table:table-cell table:formula="of:=[.P69]" office:value-type="float" office:value="-1.73976074371556" calcext:value-type="float">
            <text:p>-1,7397607437155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0928571428571" calcext:value-type="float">
            <text:p>2,01E-06</text:p>
          </table:table-cell>
          <table:table-cell table:style-name="ce1" office:value-type="float" office:value="-0.1755624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1]" office:value-type="float" office:value="0.00000201074285714286" calcext:value-type="float">
            <text:p>2,01E-06</text:p>
          </table:table-cell>
          <table:table-cell table:formula="of:=LN(ABS([.K71]))" office:value-type="float" office:value="-1.73946402715828" calcext:value-type="float">
            <text:p>-1,73946402715828</text:p>
          </table:table-cell>
          <table:table-cell table:number-columns-repeated="2"/>
          <table:table-cell table:formula="of:=[.O70]-0.000002" office:value-type="float" office:value="0.0000000107428571428598" calcext:value-type="float">
            <text:p>1,07428571428598E-08</text:p>
          </table:table-cell>
          <table:table-cell table:formula="of:=[.P70]" office:value-type="float" office:value="-1.73946402715828" calcext:value-type="float">
            <text:p>-1,7394640271582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1074285714286" calcext:value-type="float">
            <text:p>2,01E-06</text:p>
          </table:table-cell>
          <table:table-cell table:style-name="ce1" office:value-type="float" office:value="-0.1756145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2]" office:value-type="float" office:value="0.0000020122" calcext:value-type="float">
            <text:p>2,01E-06</text:p>
          </table:table-cell>
          <table:table-cell table:formula="of:=LN(ABS([.K72]))" office:value-type="float" office:value="-1.73921407903972" calcext:value-type="float">
            <text:p>-1,73921407903972</text:p>
          </table:table-cell>
          <table:table-cell table:number-columns-repeated="2"/>
          <table:table-cell table:formula="of:=[.O71]-0.000002" office:value-type="float" office:value="0.0000000122000000000001" calcext:value-type="float">
            <text:p>1,22000000000001E-08</text:p>
          </table:table-cell>
          <table:table-cell table:formula="of:=[.P71]" office:value-type="float" office:value="-1.73921407903972" calcext:value-type="float">
            <text:p>-1,7392140790397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122" calcext:value-type="float">
            <text:p>2,01E-06</text:p>
          </table:table-cell>
          <table:table-cell table:style-name="ce1" office:value-type="float" office:value="-0.1756584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3]" office:value-type="float" office:value="0.00000202244" calcext:value-type="float">
            <text:p>2,02E-06</text:p>
          </table:table-cell>
          <table:table-cell table:formula="of:=LN(ABS([.K73]))" office:value-type="float" office:value="-1.73785838807407" calcext:value-type="float">
            <text:p>-1,73785838807407</text:p>
          </table:table-cell>
          <table:table-cell table:number-columns-repeated="2"/>
          <table:table-cell table:formula="of:=[.O72]-0.000002" office:value-type="float" office:value="0.0000000224399999999998" calcext:value-type="float">
            <text:p>2,24399999999998E-08</text:p>
          </table:table-cell>
          <table:table-cell table:formula="of:=[.P72]" office:value-type="float" office:value="-1.73785838807407" calcext:value-type="float">
            <text:p>-1,7378583880740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2244" calcext:value-type="float">
            <text:p>2,02E-06</text:p>
          </table:table-cell>
          <table:table-cell table:style-name="ce1" office:value-type="float" office:value="-0.1758967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4]" office:value-type="float" office:value="0.00000204292" calcext:value-type="float">
            <text:p>2,04E-06</text:p>
          </table:table-cell>
          <table:table-cell table:formula="of:=LN(ABS([.K74]))" office:value-type="float" office:value="-1.73672597810479" calcext:value-type="float">
            <text:p>-1,73672597810479</text:p>
          </table:table-cell>
          <table:table-cell table:number-columns-repeated="2"/>
          <table:table-cell table:formula="of:=[.O73]-0.000002" office:value-type="float" office:value="0.0000000429200000000002" calcext:value-type="float">
            <text:p>4,29200000000002E-08</text:p>
          </table:table-cell>
          <table:table-cell table:formula="of:=[.P73]" office:value-type="float" office:value="-1.73672597810479" calcext:value-type="float">
            <text:p>-1,7367259781047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4292" calcext:value-type="float">
            <text:p>2,04E-06</text:p>
          </table:table-cell>
          <table:table-cell table:style-name="ce1" office:value-type="float" office:value="-0.176096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5]" office:value-type="float" office:value="0.00000208388000000001" calcext:value-type="float">
            <text:p>2,08E-06</text:p>
          </table:table-cell>
          <table:table-cell table:formula="of:=LN(ABS([.K75]))" office:value-type="float" office:value="-1.73630073235432" calcext:value-type="float">
            <text:p>-1,73630073235432</text:p>
          </table:table-cell>
          <table:table-cell table:number-columns-repeated="2"/>
          <table:table-cell table:formula="of:=[.O74]-0.000002" office:value-type="float" office:value="0.0000000838800000000098" calcext:value-type="float">
            <text:p>8,38800000000098E-08</text:p>
          </table:table-cell>
          <table:table-cell table:formula="of:=[.P74]" office:value-type="float" office:value="-1.73630073235432" calcext:value-type="float">
            <text:p>-1,7363007323543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8388000000001" calcext:value-type="float">
            <text:p>2,08E-06</text:p>
          </table:table-cell>
          <table:table-cell table:style-name="ce1" office:value-type="float" office:value="-0.1761709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6]" office:value-type="float" office:value="0.00000216580000000001" calcext:value-type="float">
            <text:p>2,17E-06</text:p>
          </table:table-cell>
          <table:table-cell table:formula="of:=LN(ABS([.K76]))" office:value-type="float" office:value="-1.73657720668952" calcext:value-type="float">
            <text:p>-1,73657720668952</text:p>
          </table:table-cell>
          <table:table-cell table:number-columns-repeated="2"/>
          <table:table-cell table:formula="of:=[.O75]-0.000002" office:value-type="float" office:value="0.00000016580000000001" calcext:value-type="float">
            <text:p>1,6580000000001E-07</text:p>
          </table:table-cell>
          <table:table-cell table:formula="of:=[.P75]" office:value-type="float" office:value="-1.73657720668952" calcext:value-type="float">
            <text:p>-1,7365772066895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16580000000001" calcext:value-type="float">
            <text:p>2,17E-06</text:p>
          </table:table-cell>
          <table:table-cell table:style-name="ce1" office:value-type="float" office:value="-0.1761222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7]" office:value-type="float" office:value="0.00002186089" calcext:value-type="float">
            <text:p>2,19E-05</text:p>
          </table:table-cell>
          <table:table-cell table:formula="of:=LN(ABS([.K77]))" office:value-type="float" office:value="-1.82709218245809" calcext:value-type="float">
            <text:p>-1,82709218245809</text:p>
          </table:table-cell>
          <table:table-cell table:number-columns-repeated="2"/>
          <table:table-cell table:formula="of:=[.O76]-0.000002" office:value-type="float" office:value="0.00001986089" calcext:value-type="float">
            <text:p>1,986089E-05</text:p>
          </table:table-cell>
          <table:table-cell table:formula="of:=[.P76]" office:value-type="float" office:value="-1.82709218245809" calcext:value-type="float">
            <text:p>-1,8270921824580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2186089" calcext:value-type="float">
            <text:p>2,19E-05</text:p>
          </table:table-cell>
          <table:table-cell table:style-name="ce1" office:value-type="float" office:value="-0.1608807" calcext:value-type="float">
            <text:p>-1,61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8]" office:value-type="float" office:value="0.0000415559800000001" calcext:value-type="float">
            <text:p>4,16E-05</text:p>
          </table:table-cell>
          <table:table-cell table:formula="of:=LN(ABS([.K78]))" office:value-type="float" office:value="-1.91913930723617" calcext:value-type="float">
            <text:p>-1,91913930723617</text:p>
          </table:table-cell>
          <table:table-cell table:number-columns-repeated="2"/>
          <table:table-cell table:formula="of:=[.O77]-0.000002" office:value-type="float" office:value="0.0000395559800000001" calcext:value-type="float">
            <text:p>3,95559800000001E-05</text:p>
          </table:table-cell>
          <table:table-cell table:formula="of:=[.P77]" office:value-type="float" office:value="-1.91913930723617" calcext:value-type="float">
            <text:p>-1,9191393072361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415559800000001" calcext:value-type="float">
            <text:p>4,16E-05</text:p>
          </table:table-cell>
          <table:table-cell table:style-name="ce1" office:value-type="float" office:value="-0.1467332" calcext:value-type="float">
            <text:p>-1,47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9]" office:value-type="float" office:value="0.0000612510700000001" calcext:value-type="float">
            <text:p>6,13E-05</text:p>
          </table:table-cell>
          <table:table-cell table:formula="of:=LN(ABS([.K79]))" office:value-type="float" office:value="-2.01231013497728" calcext:value-type="float">
            <text:p>-2,01231013497728</text:p>
          </table:table-cell>
          <table:table-cell table:number-columns-repeated="2"/>
          <table:table-cell table:formula="of:=[.O78]-0.000002" office:value-type="float" office:value="0.0000592510700000001" calcext:value-type="float">
            <text:p>5,92510700000001E-05</text:p>
          </table:table-cell>
          <table:table-cell table:formula="of:=[.P78]" office:value-type="float" office:value="-2.01231013497728" calcext:value-type="float">
            <text:p>-2,0123101349772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612510700000001" calcext:value-type="float">
            <text:p>6,13E-05</text:p>
          </table:table-cell>
          <table:table-cell table:style-name="ce1" office:value-type="float" office:value="-0.1336795" calcext:value-type="float">
            <text:p>-1,34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0]" office:value-type="float" office:value="0.0000809461600000001" calcext:value-type="float">
            <text:p>8,09E-05</text:p>
          </table:table-cell>
          <table:table-cell table:formula="of:=LN(ABS([.K80]))" office:value-type="float" office:value="-2.10603359707006" calcext:value-type="float">
            <text:p>-2,10603359707006</text:p>
          </table:table-cell>
          <table:table-cell table:number-columns-repeated="2"/>
          <table:table-cell table:formula="of:=[.O79]-0.000002" office:value-type="float" office:value="0.0000789461600000001" calcext:value-type="float">
            <text:p>7,89461600000001E-05</text:p>
          </table:table-cell>
          <table:table-cell table:formula="of:=[.P79]" office:value-type="float" office:value="-2.10603359707006" calcext:value-type="float">
            <text:p>-2,1060335970700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809461600000001" calcext:value-type="float">
            <text:p>8,09E-05</text:p>
          </table:table-cell>
          <table:table-cell table:style-name="ce1" office:value-type="float" office:value="-0.1217198" calcext:value-type="float">
            <text:p>-1,22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1]" office:value-type="float" office:value="0.00010064125" calcext:value-type="float">
            <text:p>1,01E-04</text:p>
          </table:table-cell>
          <table:table-cell table:formula="of:=LN(ABS([.K81]))" office:value-type="float" office:value="-2.19954035668456" calcext:value-type="float">
            <text:p>-2,19954035668456</text:p>
          </table:table-cell>
          <table:table-cell table:number-columns-repeated="2"/>
          <table:table-cell table:formula="of:=[.O80]-0.000002" office:value-type="float" office:value="0.00009864125" calcext:value-type="float">
            <text:p>9,864125E-05</text:p>
          </table:table-cell>
          <table:table-cell table:formula="of:=[.P80]" office:value-type="float" office:value="-2.19954035668456" calcext:value-type="float">
            <text:p>-2,1995403566845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0064125" calcext:value-type="float">
            <text:p>1,01E-04</text:p>
          </table:table-cell>
          <table:table-cell table:style-name="ce1" office:value-type="float" office:value="-0.1108541" calcext:value-type="float">
            <text:p>-1,11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2]" office:value-type="float" office:value="0.00012033634" calcext:value-type="float">
            <text:p>1,20E-04</text:p>
          </table:table-cell>
          <table:table-cell table:formula="of:=LN(ABS([.K82]))" office:value-type="float" office:value="-2.29182123176033" calcext:value-type="float">
            <text:p>-2,29182123176033</text:p>
          </table:table-cell>
          <table:table-cell table:number-columns-repeated="2"/>
          <table:table-cell table:formula="of:=[.O81]-0.000002" office:value-type="float" office:value="0.00011833634" calcext:value-type="float">
            <text:p>0,00011833634</text:p>
          </table:table-cell>
          <table:table-cell table:formula="of:=[.P81]" office:value-type="float" office:value="-2.29182123176033" calcext:value-type="float">
            <text:p>-2,2918212317603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2033634" calcext:value-type="float">
            <text:p>1,20E-04</text:p>
          </table:table-cell>
          <table:table-cell table:style-name="ce1" office:value-type="float" office:value="-0.1010822" calcext:value-type="float">
            <text:p>-1,01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3]" office:value-type="float" office:value="0.00014003143" calcext:value-type="float">
            <text:p>1,40E-04</text:p>
          </table:table-cell>
          <table:table-cell table:formula="of:=LN(ABS([.K83]))" office:value-type="float" office:value="-2.38158122352055" calcext:value-type="float">
            <text:p>-2,38158122352055</text:p>
          </table:table-cell>
          <table:table-cell table:number-columns-repeated="2"/>
          <table:table-cell table:formula="of:=[.O82]-0.000002" office:value-type="float" office:value="0.00013803143" calcext:value-type="float">
            <text:p>0,00013803143</text:p>
          </table:table-cell>
          <table:table-cell table:formula="of:=[.P82]" office:value-type="float" office:value="-2.38158122352055" calcext:value-type="float">
            <text:p>-2,3815812235205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4003143" calcext:value-type="float">
            <text:p>1,40E-04</text:p>
          </table:table-cell>
          <table:table-cell table:style-name="ce1" office:value-type="float" office:value="-0.09240435" calcext:value-type="float">
            <text:p>-9,2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4]" office:value-type="float" office:value="0.000159981206785715" calcext:value-type="float">
            <text:p>1,60E-04</text:p>
          </table:table-cell>
          <table:table-cell table:formula="of:=LN(ABS([.K84]))" office:value-type="float" office:value="-2.47322656829168" calcext:value-type="float">
            <text:p>-2,47322656829168</text:p>
          </table:table-cell>
          <table:table-cell table:number-columns-repeated="2"/>
          <table:table-cell table:formula="of:=[.O83]-0.000002" office:value-type="float" office:value="0.000157981206785715" calcext:value-type="float">
            <text:p>0,000157981206786</text:p>
          </table:table-cell>
          <table:table-cell table:formula="of:=[.P83]" office:value-type="float" office:value="-2.47322656829168" calcext:value-type="float">
            <text:p>-2,4732265682916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59981206785715" calcext:value-type="float">
            <text:p>1,60E-04</text:p>
          </table:table-cell>
          <table:table-cell table:style-name="ce1" office:value-type="float" office:value="-0.08431238" calcext:value-type="float">
            <text:p>-8,43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5]" office:value-type="float" office:value="0.000179930983571429" calcext:value-type="float">
            <text:p>1,80E-04</text:p>
          </table:table-cell>
          <table:table-cell table:formula="of:=LN(ABS([.K85]))" office:value-type="float" office:value="-2.56645988773818" calcext:value-type="float">
            <text:p>-2,56645988773818</text:p>
          </table:table-cell>
          <table:table-cell table:number-columns-repeated="2"/>
          <table:table-cell table:formula="of:=[.O84]-0.000002" office:value-type="float" office:value="0.000177930983571429" calcext:value-type="float">
            <text:p>0,000177930983571</text:p>
          </table:table-cell>
          <table:table-cell table:formula="of:=[.P84]" office:value-type="float" office:value="-2.56645988773818" calcext:value-type="float">
            <text:p>-2,5664598877381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79930983571429" calcext:value-type="float">
            <text:p>1,80E-04</text:p>
          </table:table-cell>
          <table:table-cell table:style-name="ce1" office:value-type="float" office:value="-0.07680697" calcext:value-type="float">
            <text:p>-7,6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6]" office:value-type="float" office:value="0.000199880760357143" calcext:value-type="float">
            <text:p>2,00E-04</text:p>
          </table:table-cell>
          <table:table-cell table:formula="of:=LN(ABS([.K86]))" office:value-type="float" office:value="-2.66085945818243" calcext:value-type="float">
            <text:p>-2,66085945818243</text:p>
          </table:table-cell>
          <table:table-cell table:number-columns-repeated="2"/>
          <table:table-cell table:formula="of:=[.O85]-0.000002" office:value-type="float" office:value="0.000197880760357143" calcext:value-type="float">
            <text:p>0,000197880760357</text:p>
          </table:table-cell>
          <table:table-cell table:formula="of:=[.P85]" office:value-type="float" office:value="-2.66085945818243" calcext:value-type="float">
            <text:p>-2,6608594581824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99880760357143" calcext:value-type="float">
            <text:p>2,00E-04</text:p>
          </table:table-cell>
          <table:table-cell table:style-name="ce1" office:value-type="float" office:value="-0.06988813" calcext:value-type="float">
            <text:p>-6,99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7]" office:value-type="float" office:value="0.000219830537142857" calcext:value-type="float">
            <text:p>2,20E-04</text:p>
          </table:table-cell>
          <table:table-cell table:formula="of:=LN(ABS([.K87]))" office:value-type="float" office:value="-2.75583623208216" calcext:value-type="float">
            <text:p>-2,75583623208216</text:p>
          </table:table-cell>
          <table:table-cell table:number-columns-repeated="2"/>
          <table:table-cell table:formula="of:=[.O86]-0.000002" office:value-type="float" office:value="0.000217830537142857" calcext:value-type="float">
            <text:p>0,000217830537143</text:p>
          </table:table-cell>
          <table:table-cell table:formula="of:=[.P86]" office:value-type="float" office:value="-2.75583623208216" calcext:value-type="float">
            <text:p>-2,7558362320821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19830537142857" calcext:value-type="float">
            <text:p>2,20E-04</text:p>
          </table:table-cell>
          <table:table-cell table:style-name="ce1" office:value-type="float" office:value="-0.06355585" calcext:value-type="float">
            <text:p>-6,36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8]" office:value-type="float" office:value="0.000239780313928572" calcext:value-type="float">
            <text:p>2,40E-04</text:p>
          </table:table-cell>
          <table:table-cell table:formula="of:=LN(ABS([.K88]))" office:value-type="float" office:value="-2.85059125914439" calcext:value-type="float">
            <text:p>-2,85059125914439</text:p>
          </table:table-cell>
          <table:table-cell table:number-columns-repeated="2"/>
          <table:table-cell table:formula="of:=[.O87]-0.000002" office:value-type="float" office:value="0.000237780313928572" calcext:value-type="float">
            <text:p>0,000237780313929</text:p>
          </table:table-cell>
          <table:table-cell table:formula="of:=[.P87]" office:value-type="float" office:value="-2.85059125914439" calcext:value-type="float">
            <text:p>-2,8505912591443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39780313928572" calcext:value-type="float">
            <text:p>2,40E-04</text:p>
          </table:table-cell>
          <table:table-cell table:style-name="ce1" office:value-type="float" office:value="-0.05781013" calcext:value-type="float">
            <text:p>-5,7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9]" office:value-type="float" office:value="0.000259730090714286" calcext:value-type="float">
            <text:p>2,60E-04</text:p>
          </table:table-cell>
          <table:table-cell table:formula="of:=LN(ABS([.K89]))" office:value-type="float" office:value="-2.9440704270901" calcext:value-type="float">
            <text:p>-2,9440704270901</text:p>
          </table:table-cell>
          <table:table-cell table:number-columns-repeated="2"/>
          <table:table-cell table:formula="of:=[.O88]-0.000002" office:value-type="float" office:value="0.000257730090714286" calcext:value-type="float">
            <text:p>0,000257730090714</text:p>
          </table:table-cell>
          <table:table-cell table:formula="of:=[.P88]" office:value-type="float" office:value="-2.9440704270901" calcext:value-type="float">
            <text:p>-2,94407042709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59730090714286" calcext:value-type="float">
            <text:p>2,60E-04</text:p>
          </table:table-cell>
          <table:table-cell table:style-name="ce1" office:value-type="float" office:value="-0.05265098" calcext:value-type="float">
            <text:p>-5,27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0]" office:value-type="float" office:value="0.0002796798675" calcext:value-type="float">
            <text:p>2,80E-04</text:p>
          </table:table-cell>
          <table:table-cell table:formula="of:=LN(ABS([.K90]))" office:value-type="float" office:value="-3.03492226717912" calcext:value-type="float">
            <text:p>-3,03492226717912</text:p>
          </table:table-cell>
          <table:table-cell table:number-columns-repeated="2"/>
          <table:table-cell table:formula="of:=[.O89]-0.000002" office:value-type="float" office:value="0.0002776798675" calcext:value-type="float">
            <text:p>0,0002776798675</text:p>
          </table:table-cell>
          <table:table-cell table:formula="of:=[.P89]" office:value-type="float" office:value="-3.03492226717912" calcext:value-type="float">
            <text:p>-3,0349222671791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796798675" calcext:value-type="float">
            <text:p>2,80E-04</text:p>
          </table:table-cell>
          <table:table-cell table:style-name="ce1" office:value-type="float" office:value="-0.0480784" calcext:value-type="float">
            <text:p>-4,81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1]" office:value-type="float" office:value="0.000300048171071429" calcext:value-type="float">
            <text:p>3,00E-04</text:p>
          </table:table-cell>
          <table:table-cell table:formula="of:=LN(ABS([.K91]))" office:value-type="float" office:value="-3.12842356202199" calcext:value-type="float">
            <text:p>-3,12842356202199</text:p>
          </table:table-cell>
          <table:table-cell table:number-columns-repeated="2"/>
          <table:table-cell table:formula="of:=[.O90]-0.000002" office:value-type="float" office:value="0.000298048171071429" calcext:value-type="float">
            <text:p>0,000298048171071</text:p>
          </table:table-cell>
          <table:table-cell table:formula="of:=[.P90]" office:value-type="float" office:value="-3.12842356202199" calcext:value-type="float">
            <text:p>-3,1284235620219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00048171071429" calcext:value-type="float">
            <text:p>3,00E-04</text:p>
          </table:table-cell>
          <table:table-cell table:style-name="ce1" office:value-type="float" office:value="-0.04378677" calcext:value-type="float">
            <text:p>-4,3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2]" office:value-type="float" office:value="0.000320416474642857" calcext:value-type="float">
            <text:p>3,20E-04</text:p>
          </table:table-cell>
          <table:table-cell table:formula="of:=LN(ABS([.K92]))" office:value-type="float" office:value="-3.2236062456876" calcext:value-type="float">
            <text:p>-3,2236062456876</text:p>
          </table:table-cell>
          <table:table-cell table:number-columns-repeated="2"/>
          <table:table-cell table:formula="of:=[.O91]-0.000002" office:value-type="float" office:value="0.000318416474642857" calcext:value-type="float">
            <text:p>0,000318416474643</text:p>
          </table:table-cell>
          <table:table-cell table:formula="of:=[.P91]" office:value-type="float" office:value="-3.2236062456876" calcext:value-type="float">
            <text:p>-3,223606245687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20416474642857" calcext:value-type="float">
            <text:p>3,20E-04</text:p>
          </table:table-cell>
          <table:table-cell table:style-name="ce1" office:value-type="float" office:value="-0.03981123" calcext:value-type="float">
            <text:p>-3,9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3]" office:value-type="float" office:value="0.000340784778214286" calcext:value-type="float">
            <text:p>3,41E-04</text:p>
          </table:table-cell>
          <table:table-cell table:formula="of:=LN(ABS([.K93]))" office:value-type="float" office:value="-3.32002881569729" calcext:value-type="float">
            <text:p>-3,32002881569729</text:p>
          </table:table-cell>
          <table:table-cell table:number-columns-repeated="2"/>
          <table:table-cell table:formula="of:=[.O92]-0.000002" office:value-type="float" office:value="0.000338784778214286" calcext:value-type="float">
            <text:p>0,000338784778214</text:p>
          </table:table-cell>
          <table:table-cell table:formula="of:=[.P92]" office:value-type="float" office:value="-3.32002881569729" calcext:value-type="float">
            <text:p>-3,3200288156972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40784778214286" calcext:value-type="float">
            <text:p>3,41E-04</text:p>
          </table:table-cell>
          <table:table-cell table:style-name="ce1" office:value-type="float" office:value="-0.03615179" calcext:value-type="float">
            <text:p>-3,62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4]" office:value-type="float" office:value="0.000361153081785715" calcext:value-type="float">
            <text:p>3,61E-04</text:p>
          </table:table-cell>
          <table:table-cell table:formula="of:=LN(ABS([.K94]))" office:value-type="float" office:value="-3.41706947961923" calcext:value-type="float">
            <text:p>-3,41706947961923</text:p>
          </table:table-cell>
          <table:table-cell table:number-columns-repeated="2"/>
          <table:table-cell table:formula="of:=[.O93]-0.000002" office:value-type="float" office:value="0.000359153081785715" calcext:value-type="float">
            <text:p>0,000359153081786</text:p>
          </table:table-cell>
          <table:table-cell table:formula="of:=[.P93]" office:value-type="float" office:value="-3.41706947961923" calcext:value-type="float">
            <text:p>-3,4170694796192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61153081785715" calcext:value-type="float">
            <text:p>3,61E-04</text:p>
          </table:table-cell>
          <table:table-cell table:style-name="ce1" office:value-type="float" office:value="-0.03280844" calcext:value-type="float">
            <text:p>-3,2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5]" office:value-type="float" office:value="0.000381521385357143" calcext:value-type="float">
            <text:p>3,82E-04</text:p>
          </table:table-cell>
          <table:table-cell table:formula="of:=LN(ABS([.K95]))" office:value-type="float" office:value="-3.51387829282014" calcext:value-type="float">
            <text:p>-3,51387829282014</text:p>
          </table:table-cell>
          <table:table-cell table:number-columns-repeated="2"/>
          <table:table-cell table:formula="of:=[.O94]-0.000002" office:value-type="float" office:value="0.000379521385357143" calcext:value-type="float">
            <text:p>0,000379521385357</text:p>
          </table:table-cell>
          <table:table-cell table:formula="of:=[.P94]" office:value-type="float" office:value="-3.51387829282014" calcext:value-type="float">
            <text:p>-3,5138782928201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81521385357143" calcext:value-type="float">
            <text:p>3,82E-04</text:p>
          </table:table-cell>
          <table:table-cell table:style-name="ce1" office:value-type="float" office:value="-0.02978119" calcext:value-type="float">
            <text:p>-2,9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6]" office:value-type="float" office:value="0.000401889688928572" calcext:value-type="float">
            <text:p>4,02E-04</text:p>
          </table:table-cell>
          <table:table-cell table:formula="of:=LN(ABS([.K96]))" office:value-type="float" office:value="-3.60932806711864" calcext:value-type="float">
            <text:p>-3,60932806711864</text:p>
          </table:table-cell>
          <table:table-cell table:number-columns-repeated="2"/>
          <table:table-cell table:formula="of:=[.O95]-0.000002" office:value-type="float" office:value="0.000399889688928572" calcext:value-type="float">
            <text:p>0,000399889688929</text:p>
          </table:table-cell>
          <table:table-cell table:formula="of:=[.P95]" office:value-type="float" office:value="-3.60932806711864" calcext:value-type="float">
            <text:p>-3,6093280671186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01889688928572" calcext:value-type="float">
            <text:p>4,02E-04</text:p>
          </table:table-cell>
          <table:table-cell table:style-name="ce1" office:value-type="float" office:value="-0.02707003" calcext:value-type="float">
            <text:p>-2,71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7]" office:value-type="float" office:value="0.0004222579925" calcext:value-type="float">
            <text:p>4,22E-04</text:p>
          </table:table-cell>
          <table:table-cell table:formula="of:=LN(ABS([.K97]))" office:value-type="float" office:value="-3.70196631473787" calcext:value-type="float">
            <text:p>-3,70196631473787</text:p>
          </table:table-cell>
          <table:table-cell table:number-columns-repeated="2"/>
          <table:table-cell table:formula="of:=[.O96]-0.000002" office:value-type="float" office:value="0.0004202579925" calcext:value-type="float">
            <text:p>0,0004202579925</text:p>
          </table:table-cell>
          <table:table-cell table:formula="of:=[.P96]" office:value-type="float" office:value="-3.70196631473787" calcext:value-type="float">
            <text:p>-3,7019663147378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222579925" calcext:value-type="float">
            <text:p>4,22E-04</text:p>
          </table:table-cell>
          <table:table-cell table:style-name="ce1" office:value-type="float" office:value="-0.02467496" calcext:value-type="float">
            <text:p>-2,47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8]" office:value-type="float" office:value="0.000443323840714286" calcext:value-type="float">
            <text:p>4,43E-04</text:p>
          </table:table-cell>
          <table:table-cell table:formula="of:=LN(ABS([.K98]))" office:value-type="float" office:value="-3.7985523659114" calcext:value-type="float">
            <text:p>-3,7985523659114</text:p>
          </table:table-cell>
          <table:table-cell table:number-columns-repeated="2"/>
          <table:table-cell table:formula="of:=[.O97]-0.000002" office:value-type="float" office:value="0.000441323840714286" calcext:value-type="float">
            <text:p>0,000441323840714</text:p>
          </table:table-cell>
          <table:table-cell table:formula="of:=[.P97]" office:value-type="float" office:value="-3.7985523659114" calcext:value-type="float">
            <text:p>-3,798552365911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43323840714286" calcext:value-type="float">
            <text:p>4,43E-04</text:p>
          </table:table-cell>
          <table:table-cell table:style-name="ce1" office:value-type="float" office:value="-0.02240318" calcext:value-type="float">
            <text:p>-2,2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9]" office:value-type="float" office:value="0.000464389688928572" calcext:value-type="float">
            <text:p>4,64E-04</text:p>
          </table:table-cell>
          <table:table-cell table:formula="of:=LN(ABS([.K99]))" office:value-type="float" office:value="-3.89698218776942" calcext:value-type="float">
            <text:p>-3,89698218776942</text:p>
          </table:table-cell>
          <table:table-cell table:number-columns-repeated="2"/>
          <table:table-cell table:formula="of:=[.O98]-0.000002" office:value-type="float" office:value="0.000462389688928572" calcext:value-type="float">
            <text:p>0,000462389688929</text:p>
          </table:table-cell>
          <table:table-cell table:formula="of:=[.P98]" office:value-type="float" office:value="-3.89698218776942" calcext:value-type="float">
            <text:p>-3,8969821877694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64389688928572" calcext:value-type="float">
            <text:p>4,64E-04</text:p>
          </table:table-cell>
          <table:table-cell table:style-name="ce1" office:value-type="float" office:value="-0.02030309" calcext:value-type="float">
            <text:p>-2,03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0]" office:value-type="float" office:value="0.000485455537142858" calcext:value-type="float">
            <text:p>4,85E-04</text:p>
          </table:table-cell>
          <table:table-cell table:formula="of:=LN(ABS([.K100]))" office:value-type="float" office:value="-3.99678219322818" calcext:value-type="float">
            <text:p>-3,99678219322818</text:p>
          </table:table-cell>
          <table:table-cell table:number-columns-repeated="2"/>
          <table:table-cell table:formula="of:=[.O99]-0.000002" office:value-type="float" office:value="0.000483455537142858" calcext:value-type="float">
            <text:p>0,000483455537143</text:p>
          </table:table-cell>
          <table:table-cell table:formula="of:=[.P99]" office:value-type="float" office:value="-3.99678219322818" calcext:value-type="float">
            <text:p>-3,9967821932281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85455537142858" calcext:value-type="float">
            <text:p>4,85E-04</text:p>
          </table:table-cell>
          <table:table-cell table:style-name="ce1" office:value-type="float" office:value="-0.01837467" calcext:value-type="float">
            <text:p>-1,8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1]" office:value-type="float" office:value="0.000506521385357143" calcext:value-type="float">
            <text:p>5,07E-04</text:p>
          </table:table-cell>
          <table:table-cell table:formula="of:=LN(ABS([.K101]))" office:value-type="float" office:value="-4.09727244428865" calcext:value-type="float">
            <text:p>-4,09727244428865</text:p>
          </table:table-cell>
          <table:table-cell table:number-columns-repeated="2"/>
          <table:table-cell table:formula="of:=[.O100]-0.000002" office:value-type="float" office:value="0.000504521385357143" calcext:value-type="float">
            <text:p>0,000504521385357</text:p>
          </table:table-cell>
          <table:table-cell table:formula="of:=[.P100]" office:value-type="float" office:value="-4.09727244428865" calcext:value-type="float">
            <text:p>-4,0972724442886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06521385357143" calcext:value-type="float">
            <text:p>5,07E-04</text:p>
          </table:table-cell>
          <table:table-cell table:style-name="ce1" office:value-type="float" office:value="-0.01661794" calcext:value-type="float">
            <text:p>-1,66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2]" office:value-type="float" office:value="0.000527587233571429" calcext:value-type="float">
            <text:p>5,28E-04</text:p>
          </table:table-cell>
          <table:table-cell table:formula="of:=LN(ABS([.K102]))" office:value-type="float" office:value="-4.19751481159863" calcext:value-type="float">
            <text:p>-4,19751481159863</text:p>
          </table:table-cell>
          <table:table-cell table:number-columns-repeated="2"/>
          <table:table-cell table:formula="of:=[.O101]-0.000002" office:value-type="float" office:value="0.000525587233571429" calcext:value-type="float">
            <text:p>0,000525587233571</text:p>
          </table:table-cell>
          <table:table-cell table:formula="of:=[.P101]" office:value-type="float" office:value="-4.19751481159863" calcext:value-type="float">
            <text:p>-4,1975148115986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27587233571429" calcext:value-type="float">
            <text:p>5,28E-04</text:p>
          </table:table-cell>
          <table:table-cell table:style-name="ce1" office:value-type="float" office:value="-0.01503289" calcext:value-type="float">
            <text:p>-1,50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3]" office:value-type="float" office:value="0.000548653081785715" calcext:value-type="float">
            <text:p>5,49E-04</text:p>
          </table:table-cell>
          <table:table-cell table:formula="of:=LN(ABS([.K103]))" office:value-type="float" office:value="-4.29625048693255" calcext:value-type="float">
            <text:p>-4,29625048693255</text:p>
          </table:table-cell>
          <table:table-cell table:number-columns-repeated="2"/>
          <table:table-cell table:formula="of:=[.O102]-0.000002" office:value-type="float" office:value="0.000546653081785715" calcext:value-type="float">
            <text:p>0,000546653081786</text:p>
          </table:table-cell>
          <table:table-cell table:formula="of:=[.P102]" office:value-type="float" office:value="-4.29625048693255" calcext:value-type="float">
            <text:p>-4,2962504869325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48653081785715" calcext:value-type="float">
            <text:p>5,49E-04</text:p>
          </table:table-cell>
          <table:table-cell table:style-name="ce1" office:value-type="float" office:value="-0.01361953" calcext:value-type="float">
            <text:p>-1,36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4]" office:value-type="float" office:value="0.00056971893" calcext:value-type="float">
            <text:p>5,70E-04</text:p>
          </table:table-cell>
          <table:table-cell table:formula="of:=LN(ABS([.K104]))" office:value-type="float" office:value="-4.39184669401275" calcext:value-type="float">
            <text:p>-4,39184669401275</text:p>
          </table:table-cell>
          <table:table-cell table:number-columns-repeated="2"/>
          <table:table-cell table:formula="of:=[.O103]-0.000002" office:value-type="float" office:value="0.00056771893" calcext:value-type="float">
            <text:p>0,00056771893</text:p>
          </table:table-cell>
          <table:table-cell table:formula="of:=[.P103]" office:value-type="float" office:value="-4.39184669401275" calcext:value-type="float">
            <text:p>-4,3918466940127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6971893" calcext:value-type="float">
            <text:p>5,70E-04</text:p>
          </table:table-cell>
          <table:table-cell table:style-name="ce1" office:value-type="float" office:value="-0.01237785" calcext:value-type="float">
            <text:p>-1,2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5]" office:value-type="float" office:value="0.000592319376428572" calcext:value-type="float">
            <text:p>5,92E-04</text:p>
          </table:table-cell>
          <table:table-cell table:formula="of:=LN(ABS([.K105]))" office:value-type="float" office:value="-4.49518189501986" calcext:value-type="float">
            <text:p>-4,49518189501986</text:p>
          </table:table-cell>
          <table:table-cell table:number-columns-repeated="2"/>
          <table:table-cell table:formula="of:=[.O104]-0.000002" office:value-type="float" office:value="0.000590319376428572" calcext:value-type="float">
            <text:p>0,000590319376429</text:p>
          </table:table-cell>
          <table:table-cell table:formula="of:=[.P104]" office:value-type="float" office:value="-4.49518189501986" calcext:value-type="float">
            <text:p>-4,4951818950198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92319376428572" calcext:value-type="float">
            <text:p>5,92E-04</text:p>
          </table:table-cell>
          <table:table-cell table:style-name="ce1" office:value-type="float" office:value="-0.01116265" calcext:value-type="float">
            <text:p>-1,12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6]" office:value-type="float" office:value="0.000614919822857143" calcext:value-type="float">
            <text:p>6,15E-04</text:p>
          </table:table-cell>
          <table:table-cell table:formula="of:=LN(ABS([.K106]))" office:value-type="float" office:value="-4.60075096514463" calcext:value-type="float">
            <text:p>-4,60075096514463</text:p>
          </table:table-cell>
          <table:table-cell table:number-columns-repeated="2"/>
          <table:table-cell table:formula="of:=[.O105]-0.000002" office:value-type="float" office:value="0.000612919822857143" calcext:value-type="float">
            <text:p>0,000612919822857</text:p>
          </table:table-cell>
          <table:table-cell table:formula="of:=[.P105]" office:value-type="float" office:value="-4.60075096514463" calcext:value-type="float">
            <text:p>-4,6007509651446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14919822857143" calcext:value-type="float">
            <text:p>6,15E-04</text:p>
          </table:table-cell>
          <table:table-cell table:style-name="ce1" office:value-type="float" office:value="-0.01004429" calcext:value-type="float">
            <text:p>-1,00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7]" office:value-type="float" office:value="0.000637520269285715" calcext:value-type="float">
            <text:p>6,38E-04</text:p>
          </table:table-cell>
          <table:table-cell table:formula="of:=LN(ABS([.K107]))" office:value-type="float" office:value="-4.70800533750831" calcext:value-type="float">
            <text:p>-4,70800533750831</text:p>
          </table:table-cell>
          <table:table-cell table:number-columns-repeated="2"/>
          <table:table-cell table:formula="of:=[.O106]-0.000002" office:value-type="float" office:value="0.000635520269285715" calcext:value-type="float">
            <text:p>0,000635520269286</text:p>
          </table:table-cell>
          <table:table-cell table:formula="of:=[.P106]" office:value-type="float" office:value="-4.70800533750831" calcext:value-type="float">
            <text:p>-4,7080053375083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37520269285715" calcext:value-type="float">
            <text:p>6,38E-04</text:p>
          </table:table-cell>
          <table:table-cell table:style-name="ce1" office:value-type="float" office:value="-0.009022757" calcext:value-type="float">
            <text:p>-9,02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8]" office:value-type="float" office:value="0.000660120715714286" calcext:value-type="float">
            <text:p>6,60E-04</text:p>
          </table:table-cell>
          <table:table-cell table:formula="of:=LN(ABS([.K108]))" office:value-type="float" office:value="-4.81613136959479" calcext:value-type="float">
            <text:p>-4,81613136959479</text:p>
          </table:table-cell>
          <table:table-cell table:number-columns-repeated="2"/>
          <table:table-cell table:formula="of:=[.O107]-0.000002" office:value-type="float" office:value="0.000658120715714286" calcext:value-type="float">
            <text:p>0,000658120715714</text:p>
          </table:table-cell>
          <table:table-cell table:formula="of:=[.P107]" office:value-type="float" office:value="-4.81613136959479" calcext:value-type="float">
            <text:p>-4,8161313695947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60120715714286" calcext:value-type="float">
            <text:p>6,60E-04</text:p>
          </table:table-cell>
          <table:table-cell table:style-name="ce1" office:value-type="float" office:value="-0.008098055" calcext:value-type="float">
            <text:p>-8,10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9]" office:value-type="float" office:value="0.000682721162142858" calcext:value-type="float">
            <text:p>6,83E-04</text:p>
          </table:table-cell>
          <table:table-cell table:formula="of:=LN(ABS([.K109]))" office:value-type="float" office:value="-4.92397367826593" calcext:value-type="float">
            <text:p>-4,92397367826593</text:p>
          </table:table-cell>
          <table:table-cell table:number-columns-repeated="2"/>
          <table:table-cell table:formula="of:=[.O108]-0.000002" office:value-type="float" office:value="0.000680721162142858" calcext:value-type="float">
            <text:p>0,000680721162143</text:p>
          </table:table-cell>
          <table:table-cell table:formula="of:=[.P108]" office:value-type="float" office:value="-4.92397367826593" calcext:value-type="float">
            <text:p>-4,9239736782659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82721162142858" calcext:value-type="float">
            <text:p>6,83E-04</text:p>
          </table:table-cell>
          <table:table-cell table:style-name="ce1" office:value-type="float" office:value="-0.007270184" calcext:value-type="float">
            <text:p>-7,2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0]" office:value-type="float" office:value="0.000705321608571429" calcext:value-type="float">
            <text:p>7,05E-04</text:p>
          </table:table-cell>
          <table:table-cell table:formula="of:=LN(ABS([.K110]))" office:value-type="float" office:value="-5.02994916185484" calcext:value-type="float">
            <text:p>-5,02994916185484</text:p>
          </table:table-cell>
          <table:table-cell table:number-columns-repeated="2"/>
          <table:table-cell table:formula="of:=[.O109]-0.000002" office:value-type="float" office:value="0.000703321608571429" calcext:value-type="float">
            <text:p>0,000703321608571</text:p>
          </table:table-cell>
          <table:table-cell table:formula="of:=[.P109]" office:value-type="float" office:value="-5.02994916185484" calcext:value-type="float">
            <text:p>-5,0299491618548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05321608571429" calcext:value-type="float">
            <text:p>7,05E-04</text:p>
          </table:table-cell>
          <table:table-cell table:style-name="ce1" office:value-type="float" office:value="-0.006539143" calcext:value-type="float">
            <text:p>-6,5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1]" office:value-type="float" office:value="0.000727922055000001" calcext:value-type="float">
            <text:p>7,28E-04</text:p>
          </table:table-cell>
          <table:table-cell table:formula="of:=LN(ABS([.K111]))" office:value-type="float" office:value="-5.13196734506381" calcext:value-type="float">
            <text:p>-5,13196734506381</text:p>
          </table:table-cell>
          <table:table-cell table:number-columns-repeated="2"/>
          <table:table-cell table:formula="of:=[.O110]-0.000002" office:value-type="float" office:value="0.000725922055000001" calcext:value-type="float">
            <text:p>0,000725922055</text:p>
          </table:table-cell>
          <table:table-cell table:formula="of:=[.P110]" office:value-type="float" office:value="-5.13196734506381" calcext:value-type="float">
            <text:p>-5,1319673450638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27922055000001" calcext:value-type="float">
            <text:p>7,28E-04</text:p>
          </table:table-cell>
          <table:table-cell table:style-name="ce1" office:value-type="float" office:value="-0.005904932" calcext:value-type="float">
            <text:p>-5,90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2]" office:value-type="float" office:value="0.000753312680000001" calcext:value-type="float">
            <text:p>7,53E-04</text:p>
          </table:table-cell>
          <table:table-cell table:formula="of:=LN(ABS([.K112]))" office:value-type="float" office:value="-5.24743244553354" calcext:value-type="float">
            <text:p>-5,24743244553354</text:p>
          </table:table-cell>
          <table:table-cell table:number-columns-repeated="2"/>
          <table:table-cell table:formula="of:=[.O111]-0.000002" office:value-type="float" office:value="0.000751312680000001" calcext:value-type="float">
            <text:p>0,00075131268</text:p>
          </table:table-cell>
          <table:table-cell table:formula="of:=[.P111]" office:value-type="float" office:value="-5.24743244553354" calcext:value-type="float">
            <text:p>-5,2474324455335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53312680000001" calcext:value-type="float">
            <text:p>7,53E-04</text:p>
          </table:table-cell>
          <table:table-cell table:style-name="ce1" office:value-type="float" office:value="-0.005261009" calcext:value-type="float">
            <text:p>-5,26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3]" office:value-type="float" office:value="0.000778703305000001" calcext:value-type="float">
            <text:p>7,79E-04</text:p>
          </table:table-cell>
          <table:table-cell table:formula="of:=LN(ABS([.K113]))" office:value-type="float" office:value="-5.36595957915692" calcext:value-type="float">
            <text:p>-5,36595957915692</text:p>
          </table:table-cell>
          <table:table-cell table:number-columns-repeated="2"/>
          <table:table-cell table:formula="of:=[.O112]-0.000002" office:value-type="float" office:value="0.000776703305000001" calcext:value-type="float">
            <text:p>0,000776703305</text:p>
          </table:table-cell>
          <table:table-cell table:formula="of:=[.P112]" office:value-type="float" office:value="-5.36595957915692" calcext:value-type="float">
            <text:p>-5,3659595791569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78703305000001" calcext:value-type="float">
            <text:p>7,79E-04</text:p>
          </table:table-cell>
          <table:table-cell table:style-name="ce1" office:value-type="float" office:value="-0.004672974" calcext:value-type="float">
            <text:p>-4,6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4]" office:value-type="float" office:value="0.000804093930000001" calcext:value-type="float">
            <text:p>8,04E-04</text:p>
          </table:table-cell>
          <table:table-cell table:formula="of:=LN(ABS([.K114]))" office:value-type="float" office:value="-5.48685975263987" calcext:value-type="float">
            <text:p>-5,48685975263987</text:p>
          </table:table-cell>
          <table:table-cell table:number-columns-repeated="2"/>
          <table:table-cell table:formula="of:=[.O113]-0.000002" office:value-type="float" office:value="0.000802093930000001" calcext:value-type="float">
            <text:p>0,00080209393</text:p>
          </table:table-cell>
          <table:table-cell table:formula="of:=[.P113]" office:value-type="float" office:value="-5.48685975263987" calcext:value-type="float">
            <text:p>-5,4868597526398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04093930000001" calcext:value-type="float">
            <text:p>8,04E-04</text:p>
          </table:table-cell>
          <table:table-cell table:style-name="ce1" office:value-type="float" office:value="-0.004140827" calcext:value-type="float">
            <text:p>-4,1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5]" office:value-type="float" office:value="0.000829484555000001" calcext:value-type="float">
            <text:p>8,29E-04</text:p>
          </table:table-cell>
          <table:table-cell table:formula="of:=LN(ABS([.K115]))" office:value-type="float" office:value="-5.60904509523433" calcext:value-type="float">
            <text:p>-5,60904509523433</text:p>
          </table:table-cell>
          <table:table-cell table:number-columns-repeated="2"/>
          <table:table-cell table:formula="of:=[.O114]-0.000002" office:value-type="float" office:value="0.000827484555000001" calcext:value-type="float">
            <text:p>0,000827484555</text:p>
          </table:table-cell>
          <table:table-cell table:formula="of:=[.P114]" office:value-type="float" office:value="-5.60904509523433" calcext:value-type="float">
            <text:p>-5,6090450952343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29484555000001" calcext:value-type="float">
            <text:p>8,29E-04</text:p>
          </table:table-cell>
          <table:table-cell table:style-name="ce1" office:value-type="float" office:value="-0.003664567" calcext:value-type="float">
            <text:p>-3,66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6]" office:value-type="float" office:value="0.000854875180000001" calcext:value-type="float">
            <text:p>8,55E-04</text:p>
          </table:table-cell>
          <table:table-cell table:formula="of:=LN(ABS([.K116]))" office:value-type="float" office:value="-5.73088803356146" calcext:value-type="float">
            <text:p>-5,73088803356146</text:p>
          </table:table-cell>
          <table:table-cell table:number-columns-repeated="2"/>
          <table:table-cell table:formula="of:=[.O115]-0.000002" office:value-type="float" office:value="0.000852875180000001" calcext:value-type="float">
            <text:p>0,00085287518</text:p>
          </table:table-cell>
          <table:table-cell table:formula="of:=[.P115]" office:value-type="float" office:value="-5.73088803356146" calcext:value-type="float">
            <text:p>-5,7308880335614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54875180000001" calcext:value-type="float">
            <text:p>8,55E-04</text:p>
          </table:table-cell>
          <table:table-cell table:style-name="ce1" office:value-type="float" office:value="-0.003244195" calcext:value-type="float">
            <text:p>-3,2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7]" office:value-type="float" office:value="0.000880265805000001" calcext:value-type="float">
            <text:p>8,80E-04</text:p>
          </table:table-cell>
          <table:table-cell table:formula="of:=LN(ABS([.K117]))" office:value-type="float" office:value="-5.85006533709162" calcext:value-type="float">
            <text:p>-5,85006533709162</text:p>
          </table:table-cell>
          <table:table-cell table:number-columns-repeated="2"/>
          <table:table-cell table:formula="of:=[.O116]-0.000002" office:value-type="float" office:value="0.000878265805000001" calcext:value-type="float">
            <text:p>0,000878265805</text:p>
          </table:table-cell>
          <table:table-cell table:formula="of:=[.P116]" office:value-type="float" office:value="-5.85006533709162" calcext:value-type="float">
            <text:p>-5,8500653370916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80265805000001" calcext:value-type="float">
            <text:p>8,80E-04</text:p>
          </table:table-cell>
          <table:table-cell table:style-name="ce1" office:value-type="float" office:value="-0.002879711" calcext:value-type="float">
            <text:p>-2,88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8]" office:value-type="float" office:value="0.000905656430000001" calcext:value-type="float">
            <text:p>9,06E-04</text:p>
          </table:table-cell>
          <table:table-cell table:formula="of:=LN(ABS([.K118]))" office:value-type="float" office:value="-5.96341601095795" calcext:value-type="float">
            <text:p>-5,96341601095795</text:p>
          </table:table-cell>
          <table:table-cell table:number-columns-repeated="2"/>
          <table:table-cell table:formula="of:=[.O117]-0.000002" office:value-type="float" office:value="0.000903656430000001" calcext:value-type="float">
            <text:p>0,00090365643</text:p>
          </table:table-cell>
          <table:table-cell table:formula="of:=[.P117]" office:value-type="float" office:value="-5.96341601095795" calcext:value-type="float">
            <text:p>-5,9634160109579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05656430000001" calcext:value-type="float">
            <text:p>9,06E-04</text:p>
          </table:table-cell>
          <table:table-cell table:style-name="ce1" office:value-type="float" office:value="-0.002571114" calcext:value-type="float">
            <text:p>-2,5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9]" office:value-type="float" office:value="0.000926164242500001" calcext:value-type="float">
            <text:p>9,26E-04</text:p>
          </table:table-cell>
          <table:table-cell table:formula="of:=LN(ABS([.K119]))" office:value-type="float" office:value="-6.05934732069595" calcext:value-type="float">
            <text:p>-6,05934732069595</text:p>
          </table:table-cell>
          <table:table-cell table:number-columns-repeated="2"/>
          <table:table-cell table:formula="of:=[.O118]-0.000002" office:value-type="float" office:value="0.000924164242500001" calcext:value-type="float">
            <text:p>0,0009241642425</text:p>
          </table:table-cell>
          <table:table-cell table:formula="of:=[.P118]" office:value-type="float" office:value="-6.05934732069595" calcext:value-type="float">
            <text:p>-6,0593473206959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26164242500001" calcext:value-type="float">
            <text:p>9,26E-04</text:p>
          </table:table-cell>
          <table:table-cell table:style-name="ce1" office:value-type="float" office:value="-0.002335925" calcext:value-type="float">
            <text:p>-2,3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0]" office:value-type="float" office:value="0.000936487903214286" calcext:value-type="float">
            <text:p>9,36E-04</text:p>
          </table:table-cell>
          <table:table-cell table:formula="of:=LN(ABS([.K120]))" office:value-type="float" office:value="-6.10738327167274" calcext:value-type="float">
            <text:p>-6,10738327167274</text:p>
          </table:table-cell>
          <table:table-cell table:number-columns-repeated="2"/>
          <table:table-cell table:formula="of:=[.O119]-0.000002" office:value-type="float" office:value="0.000934487903214286" calcext:value-type="float">
            <text:p>0,000934487903214</text:p>
          </table:table-cell>
          <table:table-cell table:formula="of:=[.P119]" office:value-type="float" office:value="-6.10738327167274" calcext:value-type="float">
            <text:p>-6,1073832716727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36487903214286" calcext:value-type="float">
            <text:p>9,36E-04</text:p>
          </table:table-cell>
          <table:table-cell table:style-name="ce1" office:value-type="float" office:value="-0.002226369" calcext:value-type="float">
            <text:p>-2,23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1]" office:value-type="float" office:value="0.000946811563928572" calcext:value-type="float">
            <text:p>9,47E-04</text:p>
          </table:table-cell>
          <table:table-cell table:formula="of:=LN(ABS([.K121]))" office:value-type="float" office:value="-6.15566630352976" calcext:value-type="float">
            <text:p>-6,15566630352976</text:p>
          </table:table-cell>
          <table:table-cell table:number-columns-repeated="2"/>
          <table:table-cell table:formula="of:=[.O120]-0.000002" office:value-type="float" office:value="0.000944811563928572" calcext:value-type="float">
            <text:p>0,000944811563929</text:p>
          </table:table-cell>
          <table:table-cell table:formula="of:=[.P120]" office:value-type="float" office:value="-6.15566630352976" calcext:value-type="float">
            <text:p>-6,1556663035297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46811563928572" calcext:value-type="float">
            <text:p>9,47E-04</text:p>
          </table:table-cell>
          <table:table-cell table:style-name="ce1" office:value-type="float" office:value="-0.002121427" calcext:value-type="float">
            <text:p>-2,12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2]" office:value-type="float" office:value="0.000957135224642857" calcext:value-type="float">
            <text:p>9,57E-04</text:p>
          </table:table-cell>
          <table:table-cell table:formula="of:=LN(ABS([.K122]))" office:value-type="float" office:value="-6.20411435089018" calcext:value-type="float">
            <text:p>-6,20411435089018</text:p>
          </table:table-cell>
          <table:table-cell table:number-columns-repeated="2"/>
          <table:table-cell table:formula="of:=[.O121]-0.000002" office:value-type="float" office:value="0.000955135224642857" calcext:value-type="float">
            <text:p>0,000955135224643</text:p>
          </table:table-cell>
          <table:table-cell table:formula="of:=[.P121]" office:value-type="float" office:value="-6.20411435089018" calcext:value-type="float">
            <text:p>-6,2041143508901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57135224642857" calcext:value-type="float">
            <text:p>9,57E-04</text:p>
          </table:table-cell>
          <table:table-cell table:style-name="ce1" office:value-type="float" office:value="-0.002021098" calcext:value-type="float">
            <text:p>-2,02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3]" office:value-type="float" office:value="0.000967458885357142" calcext:value-type="float">
            <text:p>9,67E-04</text:p>
          </table:table-cell>
          <table:table-cell table:formula="of:=LN(ABS([.K123]))" office:value-type="float" office:value="-6.25263036999355" calcext:value-type="float">
            <text:p>-6,25263036999355</text:p>
          </table:table-cell>
          <table:table-cell table:number-columns-repeated="2"/>
          <table:table-cell table:formula="of:=[.O122]-0.000002" office:value-type="float" office:value="0.000965458885357142" calcext:value-type="float">
            <text:p>0,000965458885357</text:p>
          </table:table-cell>
          <table:table-cell table:formula="of:=[.P122]" office:value-type="float" office:value="-6.25263036999355" calcext:value-type="float">
            <text:p>-6,2526303699935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67458885357142" calcext:value-type="float">
            <text:p>9,67E-04</text:p>
          </table:table-cell>
          <table:table-cell table:style-name="ce1" office:value-type="float" office:value="-0.001925383" calcext:value-type="float">
            <text:p>-1,93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4]" office:value-type="float" office:value="0.000977782546071428" calcext:value-type="float">
            <text:p>9,78E-04</text:p>
          </table:table-cell>
          <table:table-cell table:formula="of:=LN(ABS([.K124]))" office:value-type="float" office:value="-6.3011021546998" calcext:value-type="float">
            <text:p>-6,3011021546998</text:p>
          </table:table-cell>
          <table:table-cell table:number-columns-repeated="2"/>
          <table:table-cell table:formula="of:=[.O123]-0.000002" office:value-type="float" office:value="0.000975782546071428" calcext:value-type="float">
            <text:p>0,000975782546071</text:p>
          </table:table-cell>
          <table:table-cell table:formula="of:=[.P123]" office:value-type="float" office:value="-6.3011021546998" calcext:value-type="float">
            <text:p>-6,301102154699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77782546071428" calcext:value-type="float">
            <text:p>9,78E-04</text:p>
          </table:table-cell>
          <table:table-cell table:style-name="ce1" office:value-type="float" office:value="-0.001834282" calcext:value-type="float">
            <text:p>-1,83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5]" office:value-type="float" office:value="0.000988106206785713" calcext:value-type="float">
            <text:p>9,88E-04</text:p>
          </table:table-cell>
          <table:table-cell table:formula="of:=LN(ABS([.K125]))" office:value-type="float" office:value="-6.34940085766378" calcext:value-type="float">
            <text:p>-6,34940085766378</text:p>
          </table:table-cell>
          <table:table-cell table:number-columns-repeated="2"/>
          <table:table-cell table:formula="of:=[.O124]-0.000002" office:value-type="float" office:value="0.000986106206785713" calcext:value-type="float">
            <text:p>0,000986106206786</text:p>
          </table:table-cell>
          <table:table-cell table:formula="of:=[.P124]" office:value-type="float" office:value="-6.34940085766378" calcext:value-type="float">
            <text:p>-6,3494008576637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88106206785713" calcext:value-type="float">
            <text:p>9,88E-04</text:p>
          </table:table-cell>
          <table:table-cell table:style-name="ce1" office:value-type="float" office:value="-0.001747794" calcext:value-type="float">
            <text:p>-1,75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6]" office:value-type="float" office:value="0.000998429867499998" calcext:value-type="float">
            <text:p>9,98E-04</text:p>
          </table:table-cell>
          <table:table-cell table:formula="of:=LN(ABS([.K126]))" office:value-type="float" office:value="-6.39737835586723" calcext:value-type="float">
            <text:p>-6,39737835586723</text:p>
          </table:table-cell>
          <table:table-cell table:number-columns-repeated="2"/>
          <table:table-cell table:formula="of:=[.O125]-0.000002" office:value-type="float" office:value="0.000996429867499998" calcext:value-type="float">
            <text:p>0,0009964298675</text:p>
          </table:table-cell>
          <table:table-cell table:formula="of:=[.P125]" office:value-type="float" office:value="-6.39737835586723" calcext:value-type="float">
            <text:p>-6,3973783558672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98429867499998" calcext:value-type="float">
            <text:p>9,98E-04</text:p>
          </table:table-cell>
          <table:table-cell table:style-name="ce1" office:value-type="float" office:value="-0.001665919" calcext:value-type="float">
            <text:p>-1,6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7]" office:value-type="float" office:value="0.000999406429999998" calcext:value-type="float">
            <text:p>9,99E-04</text:p>
          </table:table-cell>
          <table:table-cell table:formula="of:=LN(ABS([.K127]))" office:value-type="float" office:value="-6.40194782519623" calcext:value-type="float">
            <text:p>-6,40194782519623</text:p>
          </table:table-cell>
          <table:table-cell table:number-columns-repeated="2"/>
          <table:table-cell table:formula="of:=[.O126]-0.000002" office:value-type="float" office:value="0.000997406429999998" calcext:value-type="float">
            <text:p>0,00099740643</text:p>
          </table:table-cell>
          <table:table-cell table:formula="of:=[.P126]" office:value-type="float" office:value="-6.40194782519623" calcext:value-type="float">
            <text:p>-6,4019478251962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99406429999998" calcext:value-type="float">
            <text:p>9,99E-04</text:p>
          </table:table-cell>
          <table:table-cell table:style-name="ce1" office:value-type="float" office:value="-0.001658324" calcext:value-type="float">
            <text:p>-1,66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8]" office:value-type="float" office:value="0.001" calcext:value-type="float">
            <text:p>1,00E-03</text:p>
          </table:table-cell>
          <table:table-cell table:formula="of:=LN(ABS([.K128]))" office:value-type="float" office:value="-6.40456714674536" calcext:value-type="float">
            <text:p>-6,40456714674536</text:p>
          </table:table-cell>
          <table:table-cell table:number-columns-repeated="2"/>
          <table:table-cell table:formula="of:=[.O127]-0.000002" office:value-type="float" office:value="0.000998" calcext:value-type="float">
            <text:p>0,000998</text:p>
          </table:table-cell>
          <table:table-cell table:formula="of:=[.P127]" office:value-type="float" office:value="-6.40456714674536" calcext:value-type="float">
            <text:p>-6,4045671467453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1" calcext:value-type="float">
            <text:p>1,00E-03</text:p>
          </table:table-cell>
          <table:table-cell table:style-name="ce1" office:value-type="float" office:value="-0.001653986" calcext:value-type="float">
            <text:p>-1,65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2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(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Vout (V)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string" calcext:value-type="string">
            <text:p>5V</text:p>
          </table:table-cell>
          <table:table-cell table:formula="of:=[.D144]/[.B144]" office:value-type="float" office:value="18.1132075471698" calcext:value-type="float">
            <text:p>18,1132075471698</text:p>
          </table:table-cell>
          <table:table-cell table:number-columns-repeated="18"/>
        </table:table-row>
        <table:table-row table:style-name="ro1">
          <table:table-cell table:style-name="ce2" table:formula="of:=[.A144]*3.1" office:value-type="float" office:value="31" calcext:value-type="float">
            <text:p>31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string" calcext:value-type="string">
            <text:p>5V</text:p>
          </table:table-cell>
          <table:table-cell table:formula="of:=[.D145]/[.B145]" office:value-type="float" office:value="18.1132075471698" calcext:value-type="float">
            <text:p>18,1132075471698</text:p>
          </table:table-cell>
          <table:table-cell table:number-columns-repeated="18"/>
        </table:table-row>
        <table:table-row table:style-name="ro1">
          <table:table-cell table:style-name="ce2" table:formula="of:=[.A145]*3.1" office:value-type="float" office:value="96.1" calcext:value-type="float">
            <text:p>96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5V</text:p>
          </table:table-cell>
          <table:table-cell table:formula="of:=[.D146]/[.B146]" office:value-type="float" office:value="17.9245283018868" calcext:value-type="float">
            <text:p>17,9245283018868</text:p>
          </table:table-cell>
          <table:table-cell table:number-columns-repeated="18"/>
        </table:table-row>
        <table:table-row table:style-name="ro1">
          <table:table-cell table:style-name="ce2" table:formula="of:=[.A146]*3.1" office:value-type="float" office:value="297.91" calcext:value-type="float">
            <text:p>298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string" calcext:value-type="string">
            <text:p>5V</text:p>
          </table:table-cell>
          <table:table-cell table:formula="of:=[.D147]/[.B147]" office:value-type="float" office:value="16.6037735849057" calcext:value-type="float">
            <text:p>16,6037735849057</text:p>
          </table:table-cell>
          <table:table-cell table:number-columns-repeated="18"/>
        </table:table-row>
        <table:table-row table:style-name="ro1">
          <table:table-cell table:style-name="ce2" table:formula="of:=[.A147]*3.1" office:value-type="float" office:value="923.521" calcext:value-type="float">
            <text:p>924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string" calcext:value-type="string">
            <text:p>2V</text:p>
          </table:table-cell>
          <table:table-cell table:formula="of:=[.D148]/[.B148]" office:value-type="float" office:value="10.6603773584906" calcext:value-type="float">
            <text:p>10,6603773584906</text:p>
          </table:table-cell>
          <table:table-cell table:number-columns-repeated="18"/>
        </table:table-row>
        <table:table-row table:style-name="ro1">
          <table:table-cell table:style-name="ce2" table:formula="of:=[.A148]*3.1" office:value-type="float" office:value="2862.9151" calcext:value-type="float">
            <text:p>2863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4.64" calcext:value-type="float">
            <text:p>4,64</text:p>
          </table:table-cell>
          <table:table-cell/>
          <table:table-cell office:value-type="string" calcext:value-type="string">
            <text:p>1V</text:p>
          </table:table-cell>
          <table:table-cell table:formula="of:=[.D149]/[.B149]" office:value-type="float" office:value="4.37735849056604" calcext:value-type="float">
            <text:p>4,37735849056604</text:p>
          </table:table-cell>
          <table:table-cell table:number-columns-repeated="18"/>
        </table:table-row>
        <table:table-row table:style-name="ro1">
          <table:table-cell table:style-name="ce2" table:formula="of:=[.A149]*3.1" office:value-type="float" office:value="8875.03681" calcext:value-type="float">
            <text:p>8875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.56" calcext:value-type="float">
            <text:p>1,56</text:p>
          </table:table-cell>
          <table:table-cell/>
          <table:table-cell office:value-type="string" calcext:value-type="string">
            <text:p>500mV</text:p>
          </table:table-cell>
          <table:table-cell table:formula="of:=[.D150]/[.B150]" office:value-type="float" office:value="1.47169811320755" calcext:value-type="float">
            <text:p>1,47169811320755</text:p>
          </table:table-cell>
          <table:table-cell table:number-columns-repeated="18"/>
        </table:table-row>
        <table:table-row table:style-name="ro1">
          <table:table-cell table:style-name="ce2" table:formula="of:=[.A150]*3.1" office:value-type="float" office:value="27512.614111" calcext:value-type="float">
            <text:p>27513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200mV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100mV</text:p>
          </table:table-cell>
          <table:table-cell table:formula="of:=[.D151]/[.B151]*10^-3" office:value-type="float" office:value="0.491428571428571" calcext:value-type="float">
            <text:p>0,491428571428571</text:p>
          </table:table-cell>
          <table:table-cell table:number-columns-repeated="18"/>
        </table:table-row>
        <table:table-row table:style-name="ro1">
          <table:table-cell table:style-name="ce2" table:formula="of:=[.A151]*3.1" office:value-type="float" office:value="85289.1037441" calcext:value-type="float">
            <text:p>85289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200mV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0mV</text:p>
          </table:table-cell>
          <table:table-cell table:formula="of:=[.D152]/[.B152]*10^-3" office:value-type="float" office:value="0.161904761904762" calcext:value-type="float">
            <text:p>0,161904761904762</text:p>
          </table:table-cell>
          <table:table-cell table:number-columns-repeated="18"/>
        </table:table-row>
        <table:table-row table:style-name="ro1">
          <table:table-cell table:style-name="ce2" table:formula="of:=[.A152]*3.1" office:value-type="float" office:value="264396.22160671" calcext:value-type="float">
            <text:p>264396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200mV</text:p>
          </table:table-cell>
          <table:table-cell office:value-type="float" office:value="57.6" calcext:value-type="float">
            <text:p>57,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formula="of:=[.D153]/[.B153]*10^-3" office:value-type="float" office:value="0.0548571428571429" calcext:value-type="float">
            <text:p>0,054857142857143</text:p>
          </table:table-cell>
          <table:table-cell table:number-columns-repeated="18"/>
        </table:table-row>
        <table:table-row table:style-name="ro1">
          <table:table-cell table:style-name="ce2" table:formula="of:=[.A153]*3.1" office:value-type="float" office:value="819628.286980801" calcext:value-type="float">
            <text:p>819628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200mV</text:p>
          </table:table-cell>
          <table:table-cell office:value-type="float" office:value="21.6" calcext:value-type="float">
            <text:p>21,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formula="of:=[.D154]/[.B154]*10^-3" office:value-type="float" office:value="0.0205714285714286" calcext:value-type="float">
            <text:p>0,020571428571429</text:p>
          </table:table-cell>
          <table:table-cell table:number-columns-repeated="1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2" table:formula="of:=[.A144]" office:value-type="float" office:value="10" calcext:value-type="float">
            <text:p>10</text:p>
          </table:table-cell>
          <table:table-cell table:formula="of:=20*LOG10([.G144])" office:value-type="float" office:value="25.1599072687756" calcext:value-type="float">
            <text:p>25,1599072687756</text:p>
          </table:table-cell>
          <table:table-cell table:number-columns-repeated="23"/>
        </table:table-row>
        <table:table-row table:style-name="ro1">
          <table:table-cell table:style-name="ce2" table:formula="of:=[.A145]" office:value-type="float" office:value="31" calcext:value-type="float">
            <text:p>31</text:p>
          </table:table-cell>
          <table:table-cell table:formula="of:=20*LOG10([.G145])" office:value-type="float" office:value="25.1599072687756" calcext:value-type="float">
            <text:p>25,1599072687756</text:p>
          </table:table-cell>
          <table:table-cell table:number-columns-repeated="23"/>
        </table:table-row>
        <table:table-row table:style-name="ro1">
          <table:table-cell table:style-name="ce2" table:formula="of:=[.A146]" office:value-type="float" office:value="96.1" calcext:value-type="float">
            <text:p>96</text:p>
          </table:table-cell>
          <table:table-cell table:formula="of:=20*LOG10([.G146])" office:value-type="float" office:value="25.0689547137612" calcext:value-type="float">
            <text:p>25,0689547137612</text:p>
          </table:table-cell>
          <table:table-cell table:number-columns-repeated="23"/>
        </table:table-row>
        <table:table-row table:style-name="ro1">
          <table:table-cell table:style-name="ce2" table:formula="of:=[.A147]" office:value-type="float" office:value="297.91" calcext:value-type="float">
            <text:p>298</text:p>
          </table:table-cell>
          <table:table-cell table:formula="of:=20*LOG10([.G147])" office:value-type="float" office:value="24.4041360509876" calcext:value-type="float">
            <text:p>24,4041360509876</text:p>
          </table:table-cell>
          <table:table-cell table:number-columns-repeated="23"/>
        </table:table-row>
        <table:table-row table:style-name="ro1">
          <table:table-cell table:style-name="ce2" table:formula="of:=[.A148]" office:value-type="float" office:value="923.521" calcext:value-type="float">
            <text:p>924</text:p>
          </table:table-cell>
          <table:table-cell table:formula="of:=20*LOG10([.G148])" office:value-type="float" office:value="20.555451564373" calcext:value-type="float">
            <text:p>20,555451564373</text:p>
          </table:table-cell>
          <table:table-cell table:number-columns-repeated="23"/>
        </table:table-row>
        <table:table-row table:style-name="ro1">
          <table:table-cell table:style-name="ce2" table:formula="of:=[.A149]" office:value-type="float" office:value="2862.9151" calcext:value-type="float">
            <text:p>2863</text:p>
          </table:table-cell>
          <table:table-cell table:formula="of:=20*LOG10([.G149])" office:value-type="float" office:value="12.8242423058022" calcext:value-type="float">
            <text:p>12,8242423058022</text:p>
          </table:table-cell>
          <table:table-cell table:number-columns-repeated="23"/>
        </table:table-row>
        <table:table-row table:style-name="ro1">
          <table:table-cell table:style-name="ce2" table:formula="of:=[.A150]" office:value-type="float" office:value="8875.03681" calcext:value-type="float">
            <text:p>8875</text:p>
          </table:table-cell>
          <table:table-cell table:formula="of:=20*LOG10([.G150])" office:value-type="float" office:value="3.35637466179383" calcext:value-type="float">
            <text:p>3,35637466179383</text:p>
          </table:table-cell>
          <table:table-cell table:number-columns-repeated="23"/>
        </table:table-row>
        <table:table-row table:style-name="ro1">
          <table:table-cell table:style-name="ce2" table:formula="of:=[.A151]" office:value-type="float" office:value="27512.614111" calcext:value-type="float">
            <text:p>27513</text:p>
          </table:table-cell>
          <table:table-cell table:formula="of:=20*LOG10([.G151])" office:value-type="float" office:value="-6.17079194885454" calcext:value-type="float">
            <text:p>-6,17079194885454</text:p>
          </table:table-cell>
          <table:table-cell table:number-columns-repeated="23"/>
        </table:table-row>
        <table:table-row table:style-name="ro1">
          <table:table-cell table:style-name="ce2" table:formula="of:=[.A152]" office:value-type="float" office:value="85289.1037441" calcext:value-type="float">
            <text:p>85289</text:p>
          </table:table-cell>
          <table:table-cell table:formula="of:=20*LOG10([.G152])" office:value-type="float" office:value="-15.8148075538333" calcext:value-type="float">
            <text:p>-15,8148075538333</text:p>
          </table:table-cell>
          <table:table-cell table:number-columns-repeated="23"/>
        </table:table-row>
        <table:table-row table:style-name="ro1">
          <table:table-cell table:style-name="ce2" table:formula="of:=[.A153]" office:value-type="float" office:value="264396.22160671" calcext:value-type="float">
            <text:p>264396</text:p>
          </table:table-cell>
          <table:table-cell table:formula="of:=20*LOG10([.G153])" office:value-type="float" office:value="-25.2153363129345" calcext:value-type="float">
            <text:p>-25,2153363129345</text:p>
          </table:table-cell>
          <table:table-cell table:number-columns-repeated="23"/>
        </table:table-row>
        <table:table-row table:style-name="ro1">
          <table:table-cell table:style-name="ce2" table:formula="of:=[.A154]" office:value-type="float" office:value="819628.286980801" calcext:value-type="float">
            <text:p>819628</text:p>
          </table:table-cell>
          <table:table-cell table:formula="of:=20*LOG10([.G154])" office:value-type="float" office:value="-33.7347109583801" calcext:value-type="float">
            <text:p>-33,7347109583801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4"/>
        </table:table-row>
      </table:table>
      <table:table table:name="2" table:style-name="ta1">
        <table:shapes>
          <draw:frame draw:z-index="0" draw:style-name="gr1" draw:text-style-name="P1" svg:width="160.03mm" svg:height="90.06mm" svg:x="57.06mm" svg:y="353.22mm">
            <draw:object draw:notify-on-update-of-ranges="'2'.A46:'2'.A56 '2'.G46:'2'.G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0.03mm" svg:height="90.06mm" svg:x="236.69mm" svg:y="269.43mm">
            <draw:object draw:notify-on-update-of-ranges="'2'.P46:'2'.P56 '2'.Q46:'2'.Q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eorico</text:p>
          </table:table-cell>
          <table:table-cell/>
          <table:table-cell office:value-type="string" calcext:value-type="string">
            <text:p>sperimentale</text:p>
          </table:table-cell>
          <table:table-cell table:number-columns-repeated="3"/>
          <table:table-cell office:value-type="string" calcext:value-type="string">
            <text:p>di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F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F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1000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u 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Rsh</text:p>
          </table:table-cell>
          <table:table-cell table:formula="of:=[.B4]*10^-6/([.B3]*10^-12)" office:value-type="float" office:value="68181.8181818182" calcext:value-type="float">
            <text:p>68181,8181818182</text:p>
          </table:table-cell>
          <table:table-cell/>
          <table:table-cell office:value-type="float" office:value="68.305" calcext:value-type="float">
            <text:p>68,305</text:p>
          </table:table-cell>
          <table:table-cell office:value-type="string" calcext:value-type="string">
            <text:p>k</text:p>
          </table:table-cell>
          <table:table-cell office:value-type="float" office:value="68.075" calcext:value-type="float">
            <text:p>68,07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k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di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pre ideal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table:number-columns-repeated="2"/>
          <table:table-cell table:formula="of:=[.B10]/EXP(1)" office:value-type="float" office:value="364.936405642071" calcext:value-type="float">
            <text:p>364,93640564207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simul</text:p>
          </table:table-cell>
          <table:table-cell office:value-type="string" calcext:value-type="string">
            <text:p>sperimental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h max</text:p>
          </table:table-cell>
          <table:table-cell table:style-name="ce1" office:value-type="float" office:value="0.3674896" calcext:value-type="float">
            <text:p>3,67E-0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0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h max</text:p>
          </table:table-cell>
          <table:table-cell table:style-name="ce1" office:value-type="float" office:value="0.0000150836498023816" calcext:value-type="float">
            <text:p>1,51E-05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25us</text:p>
          </table:table-cell>
          <table:table-cell office:value-type="string" calcext:value-type="string">
            <text:p>fondo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Vsn (t = 10tau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V</text:p>
          </table:table-cell>
          <table:table-cell table:number-columns-repeated="5"/>
          <table:table-cell office:value-type="string" calcext:value-type="string">
            <text:p>Vundershoot</text:p>
          </table:table-cell>
          <table:table-cell office:value-type="float" office:value="7.2" calcext:value-type="float">
            <text:p>7,2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1</text:p>
          </table:table-cell>
          <table:table-cell office:value-type="float" office:value="4.6369" calcext:value-type="float">
            <text:p>4,63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float" office:value="99.18" calcext:value-type="float">
            <text:p>99,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0k</text:p>
          </table:table-cell>
          <table:table-cell/>
          <table:table-cell office:value-type="string" calcext:value-type="string">
            <text:p>Vshmax</text:p>
          </table:table-cell>
          <table:table-cell office:value-type="float" office:value="-58.4" calcext:value-type="float">
            <text:p>-58,4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4.13" calcext:value-type="float">
            <text:p>564,1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m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z</text:p>
          </table:table-cell>
          <table:table-cell table:formula="of:=([$'1'.B2]-[$'1'.G11])*10^-12*[$'1'.B10]*10^3/([.B3]*10^-12)" office:value-type="float" office:value="665588" calcext:value-type="float">
            <text:p>665588</text:p>
          </table:table-cell>
          <table:table-cell table:number-columns-repeated="6"/>
          <table:table-cell office:value-type="string" calcext:value-type="string">
            <text:p>div</text:p>
          </table:table-cell>
          <table:table-cell office:value-type="string" calcext:value-type="string">
            <text:p>20mV</text:p>
          </table:table-cell>
          <table:table-cell office:value-type="string" calcext:value-type="string">
            <text:p>5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r</text:p>
          </table:table-cell>
          <table:table-cell office:value-type="float" office:value="667.96" calcext:value-type="float">
            <text:p>667,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0k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fondo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um</text:p>
          </table:table-cell>
          <table:table-cell table:number-columns-repeated="12"/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0mV</text:p>
          </table:table-cell>
          <table:table-cell table:number-columns-repeated="11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mV</text:p>
          </table:table-cell>
          <table:table-cell table:number-columns-repeated="12"/>
        </table:table-row>
        <table:table-row table:style-name="ro1">
          <table:table-cell office:value-type="float" office:value="11.6" calcext:value-type="float">
            <text:p>11,6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string" calcext:value-type="string">
            <text:p>mV</text:p>
          </table:table-cell>
          <table:table-cell table:number-columns-repeated="12"/>
        </table:table-row>
        <table:table-row table:style-name="ro1">
          <table:table-cell office:value-type="float" office:value="15.6" calcext:value-type="float">
            <text:p>15,6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3"/>
        </table:table-row>
        <table:table-row table:style-name="ro1">
          <table:table-cell office:value-type="float" office:value="19.2" calcext:value-type="float">
            <text:p>19,2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3"/>
        </table:table-row>
        <table:table-row table:style-name="ro1">
          <table:table-cell office:value-type="float" office:value="27.2" calcext:value-type="float">
            <text:p>27,2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string" calcext:value-type="string">
            <text:p>mV</text:p>
          </table:table-cell>
          <table:table-cell table:number-columns-repeated="3"/>
          <table:table-cell office:value-type="string" calcext:value-type="string">
            <text:p>dopo 10tau</text:p>
          </table:table-cell>
          <table:table-cell office:value-type="float" office:value="-3.2" calcext:value-type="float">
            <text:p>-3,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number-columns-repeated="5"/>
        </table:table-row>
        <table:table-row table:style-name="ro1">
          <table:table-cell office:value-type="float" office:value="32.8" calcext:value-type="float">
            <text:p>32,8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13"/>
        </table:table-row>
        <table:table-row table:style-name="ro1">
          <table:table-cell office:value-type="float" office:value="41.2" calcext:value-type="float">
            <text:p>41,2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0us</text:p>
          </table:table-cell>
          <table:table-cell office:value-type="float" office:value="152" calcext:value-type="float">
            <text:p>152</text:p>
          </table:table-cell>
          <table:table-cell table:number-columns-repeated="13"/>
        </table:table-row>
        <table:table-row table:style-name="ro1">
          <table:table-cell office:value-type="float" office:value="54.4" calcext:value-type="float">
            <text:p>54,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office:value-type="float" office:value="64.4" calcext:value-type="float">
            <text:p>64,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 office:value-type="float" office:value="77.2" calcext:value-type="float">
            <text:p>77,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85.2" calcext:value-type="float">
            <text:p>85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tempo segnale</text:p>
          </table:table-cell>
          <table:table-cell office:value-type="string" calcext:value-type="string">
            <text:p>Vmax sh(m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Qin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mV</text:p>
          </table:table-cell>
          <table:table-cell office:value-type="float" office:value="0.0000000000765679540592276" calcext:value-type="float">
            <text:p>7,65679540592276E-11</text:p>
          </table:table-cell>
          <table:table-cell table:number-columns-repeated="2"/>
          <table:table-cell table:formula="of:=[.J39]" office:value-type="float" office:value="-60" calcext:value-type="float">
            <text:p>-60</text:p>
          </table:table-cell>
          <table:table-cell table:formula="of:=[.L39]*10^12" office:value-type="float" office:value="76.5679540592276" calcext:value-type="float">
            <text:p>76,5679540592276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20mV</text:p>
          </table:table-cell>
          <table:table-cell office:value-type="float" office:value="0.000000000153135908118455" calcext:value-type="float">
            <text:p>1,53135908118455E-10</text:p>
          </table:table-cell>
          <table:table-cell table:number-columns-repeated="2"/>
          <table:table-cell table:formula="of:=[.J40]" office:value-type="float" office:value="-119" calcext:value-type="float">
            <text:p>-119</text:p>
          </table:table-cell>
          <table:table-cell table:formula="of:=[.L40]*10^12" office:value-type="float" office:value="153.135908118455" calcext:value-type="float">
            <text:p>153,135908118455</text:p>
          </table:table-cell>
          <table:table-cell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-174" calcext:value-type="float">
            <text:p>-174</text:p>
          </table:table-cell>
          <table:table-cell office:value-type="string" calcext:value-type="string">
            <text:p>50mV</text:p>
          </table:table-cell>
          <table:table-cell office:value-type="float" office:value="0.000000000229703862177683" calcext:value-type="float">
            <text:p>2,29703862177683E-10</text:p>
          </table:table-cell>
          <table:table-cell table:number-columns-repeated="2"/>
          <table:table-cell table:formula="of:=[.J41]" office:value-type="float" office:value="-174" calcext:value-type="float">
            <text:p>-174</text:p>
          </table:table-cell>
          <table:table-cell table:formula="of:=[.L41]*10^12" office:value-type="float" office:value="229.703862177683" calcext:value-type="float">
            <text:p>229,703862177683</text:p>
          </table:table-cell>
          <table:table-cell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-234" calcext:value-type="float">
            <text:p>-234</text:p>
          </table:table-cell>
          <table:table-cell office:value-type="string" calcext:value-type="string">
            <text:p>50mV</text:p>
          </table:table-cell>
          <table:table-cell office:value-type="float" office:value="0.00000000030627181623691" calcext:value-type="float">
            <text:p>3,0627181623691E-10</text:p>
          </table:table-cell>
          <table:table-cell table:number-columns-repeated="2"/>
          <table:table-cell table:formula="of:=[.J42]" office:value-type="float" office:value="-234" calcext:value-type="float">
            <text:p>-234</text:p>
          </table:table-cell>
          <table:table-cell table:formula="of:=[.L42]*10^12" office:value-type="float" office:value="306.27181623691" calcext:value-type="float">
            <text:p>306,27181623691</text:p>
          </table:table-cell>
          <table:table-cell/>
        </table:table-row>
        <table:table-row table:style-name="ro1">
          <table:table-cell office:value-type="string" calcext:value-type="string">
            <text:p>Bo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-292" calcext:value-type="float">
            <text:p>-292</text:p>
          </table:table-cell>
          <table:table-cell office:value-type="string" calcext:value-type="string">
            <text:p>50mV</text:p>
          </table:table-cell>
          <table:table-cell office:value-type="float" office:value="0.000000000382839770296138" calcext:value-type="float">
            <text:p>3,82839770296138E-10</text:p>
          </table:table-cell>
          <table:table-cell table:number-columns-repeated="2"/>
          <table:table-cell table:formula="of:=[.J43]" office:value-type="float" office:value="-292" calcext:value-type="float">
            <text:p>-292</text:p>
          </table:table-cell>
          <table:table-cell table:formula="of:=[.L43]*10^12" office:value-type="float" office:value="382.839770296138" calcext:value-type="float">
            <text:p>382,83977029613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 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Vout (m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20mV</text:p>
          </table:table-cell>
          <table:table-cell table:formula="of:=[.E46]/[.B46]*10^-3" office:value-type="float" office:value="0.0102970297029703" calcext:value-type="float">
            <text:p>0,01029702970297</text:p>
          </table:table-cell>
          <table:table-cell table:number-columns-repeated="4"/>
          <table:table-cell table:style-name="ce2" table:formula="of:=[.A46]" office:value-type="float" office:value="100" calcext:value-type="float">
            <text:p>100</text:p>
          </table:table-cell>
          <table:table-cell table:formula="of:=20*LOG10([.G46])" office:value-type="float" office:value="-39.7457606896772" calcext:value-type="float">
            <text:p>-39,7457606896772</text:p>
          </table:table-cell>
          <table:table-cell table:number-columns-repeated="2"/>
          <table:table-cell table:formula="of:=LOG10([.L46])" office:value-type="float" office:value="2" calcext:value-type="float">
            <text:p>2</text:p>
          </table:table-cell>
          <table:table-cell table:formula="of:=[.M46]" office:value-type="float" office:value="-39.7457606896772" calcext:value-type="float">
            <text:p>-39,7457606896772</text:p>
          </table:table-cell>
        </table:table-row>
        <table:table-row table:style-name="ro1">
          <table:table-cell table:style-name="ce2" table:formula="of:=[.A46]*2.5" office:value-type="float" office:value="250" calcext:value-type="float">
            <text:p>250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mV</text:p>
          </table:table-cell>
          <table:table-cell table:formula="of:=[.E47]/[.B47]*10^-3" office:value-type="float" office:value="0.0237623762376238" calcext:value-type="float">
            <text:p>0,023762376237624</text:p>
          </table:table-cell>
          <table:table-cell table:number-columns-repeated="4"/>
          <table:table-cell table:style-name="ce2" table:formula="of:=[.A47]" office:value-type="float" office:value="250" calcext:value-type="float">
            <text:p>250</text:p>
          </table:table-cell>
          <table:table-cell table:formula="of:=20*LOG10([.G47])" office:value-type="float" office:value="-32.4822026414207" calcext:value-type="float">
            <text:p>-32,4822026414207</text:p>
          </table:table-cell>
          <table:table-cell table:number-columns-repeated="2"/>
          <table:table-cell table:formula="of:=LOG10([.L47])" office:value-type="float" office:value="2.39794000867204" calcext:value-type="float">
            <text:p>2,39794000867204</text:p>
          </table:table-cell>
          <table:table-cell table:formula="of:=[.M47]" office:value-type="float" office:value="-32.4822026414207" calcext:value-type="float">
            <text:p>-32,4822026414207</text:p>
          </table:table-cell>
        </table:table-row>
        <table:table-row table:style-name="ro1">
          <table:table-cell table:style-name="ce2" table:formula="of:=[.A47]*2.5" office:value-type="float" office:value="625" calcext:value-type="float">
            <text:p>625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mV</text:p>
          </table:table-cell>
          <table:table-cell table:formula="of:=[.E48]/[.B48]*10^-3" office:value-type="float" office:value="0.0594059405940594" calcext:value-type="float">
            <text:p>0,059405940594059</text:p>
          </table:table-cell>
          <table:table-cell table:number-columns-repeated="4"/>
          <table:table-cell table:style-name="ce2" table:formula="of:=[.A48]" office:value-type="float" office:value="625" calcext:value-type="float">
            <text:p>625</text:p>
          </table:table-cell>
          <table:table-cell table:formula="of:=20*LOG10([.G48])" office:value-type="float" office:value="-24.52340246798" calcext:value-type="float">
            <text:p>-24,52340246798</text:p>
          </table:table-cell>
          <table:table-cell table:number-columns-repeated="2"/>
          <table:table-cell table:formula="of:=LOG10([.L48])" office:value-type="float" office:value="2.79588001734408" calcext:value-type="float">
            <text:p>2,79588001734408</text:p>
          </table:table-cell>
          <table:table-cell table:formula="of:=[.M48]" office:value-type="float" office:value="-24.52340246798" calcext:value-type="float">
            <text:p>-24,52340246798</text:p>
          </table:table-cell>
        </table:table-row>
        <table:table-row table:style-name="ro1">
          <table:table-cell table:style-name="ce2" table:formula="of:=[.A48]*2.5" office:value-type="float" office:value="1562.5" calcext:value-type="float">
            <text:p>1563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mV</text:p>
          </table:table-cell>
          <table:table-cell table:formula="of:=[.E49]/[.B49]" office:value-type="float" office:value="0.145161290322581" calcext:value-type="float">
            <text:p>0,145161290322581</text:p>
          </table:table-cell>
          <table:table-cell table:number-columns-repeated="4"/>
          <table:table-cell table:style-name="ce2" table:formula="of:=[.A49]" office:value-type="float" office:value="1562.5" calcext:value-type="float">
            <text:p>1563</text:p>
          </table:table-cell>
          <table:table-cell table:formula="of:=20*LOG10([.G49])" office:value-type="float" office:value="-16.7629836011786" calcext:value-type="float">
            <text:p>-16,7629836011786</text:p>
          </table:table-cell>
          <table:table-cell table:number-columns-repeated="2"/>
          <table:table-cell table:formula="of:=LOG10([.L49])" office:value-type="float" office:value="3.19382002601611" calcext:value-type="float">
            <text:p>3,19382002601611</text:p>
          </table:table-cell>
          <table:table-cell table:formula="of:=[.M49]" office:value-type="float" office:value="-16.7629836011786" calcext:value-type="float">
            <text:p>-16,7629836011786</text:p>
          </table:table-cell>
        </table:table-row>
        <table:table-row table:style-name="ro1">
          <table:table-cell table:style-name="ce2" table:formula="of:=[.A49]*2.5" office:value-type="float" office:value="3906.25" calcext:value-type="float">
            <text:p>3906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50mV</text:p>
          </table:table-cell>
          <table:table-cell table:formula="of:=[.E50]/[.B50]" office:value-type="float" office:value="0.324596774193548" calcext:value-type="float">
            <text:p>0,324596774193548</text:p>
          </table:table-cell>
          <table:table-cell table:number-columns-repeated="4"/>
          <table:table-cell table:style-name="ce2" table:formula="of:=[.A50]" office:value-type="float" office:value="3906.25" calcext:value-type="float">
            <text:p>3906</text:p>
          </table:table-cell>
          <table:table-cell table:formula="of:=20*LOG10([.G50])" office:value-type="float" office:value="-9.77311600916696" calcext:value-type="float">
            <text:p>-9,77311600916696</text:p>
          </table:table-cell>
          <table:table-cell table:number-columns-repeated="2"/>
          <table:table-cell table:formula="of:=LOG10([.L50])" office:value-type="float" office:value="3.59176003468815" calcext:value-type="float">
            <text:p>3,59176003468815</text:p>
          </table:table-cell>
          <table:table-cell table:formula="of:=[.M50]" office:value-type="float" office:value="-9.77311600916696" calcext:value-type="float">
            <text:p>-9,77311600916696</text:p>
          </table:table-cell>
        </table:table-row>
        <table:table-row table:style-name="ro1">
          <table:table-cell table:style-name="ce2" table:formula="of:=[.A50]*2.5" office:value-type="float" office:value="9765.625" calcext:value-type="float">
            <text:p>9766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00mV</text:p>
          </table:table-cell>
          <table:table-cell table:formula="of:=[.E51]/[.B51]" office:value-type="float" office:value="0.479838709677419" calcext:value-type="float">
            <text:p>0,479838709677419</text:p>
          </table:table-cell>
          <table:table-cell table:number-columns-repeated="4"/>
          <table:table-cell table:style-name="ce2" table:formula="of:=[.A51]" office:value-type="float" office:value="9765.625" calcext:value-type="float">
            <text:p>9766</text:p>
          </table:table-cell>
          <table:table-cell table:formula="of:=20*LOG10([.G51])" office:value-type="float" office:value="-6.37809438867371" calcext:value-type="float">
            <text:p>-6,37809438867371</text:p>
          </table:table-cell>
          <table:table-cell table:number-columns-repeated="2"/>
          <table:table-cell table:formula="of:=LOG10([.L51])" office:value-type="float" office:value="3.98970004336019" calcext:value-type="float">
            <text:p>3,98970004336019</text:p>
          </table:table-cell>
          <table:table-cell table:formula="of:=[.M51]" office:value-type="float" office:value="-6.37809438867371" calcext:value-type="float">
            <text:p>-6,37809438867371</text:p>
          </table:table-cell>
        </table:table-row>
        <table:table-row table:style-name="ro1">
          <table:table-cell table:style-name="ce2" table:formula="of:=[.A51]*2.5" office:value-type="float" office:value="24414.0625" calcext:value-type="float">
            <text:p>2441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100mV</text:p>
          </table:table-cell>
          <table:table-cell table:formula="of:=[.E52]/[.B52]" office:value-type="float" office:value="0.334677419354839" calcext:value-type="float">
            <text:p>0,334677419354839</text:p>
          </table:table-cell>
          <table:table-cell table:number-columns-repeated="4"/>
          <table:table-cell table:style-name="ce2" table:formula="of:=[.A52]" office:value-type="float" office:value="24414.0625" calcext:value-type="float">
            <text:p>24414</text:p>
          </table:table-cell>
          <table:table-cell table:formula="of:=20*LOG10([.G52])" office:value-type="float" office:value="-9.50747176900285" calcext:value-type="float">
            <text:p>-9,50747176900285</text:p>
          </table:table-cell>
          <table:table-cell table:number-columns-repeated="2"/>
          <table:table-cell table:formula="of:=LOG10([.L52])" office:value-type="float" office:value="4.38764005203223" calcext:value-type="float">
            <text:p>4,38764005203223</text:p>
          </table:table-cell>
          <table:table-cell table:formula="of:=[.M52]" office:value-type="float" office:value="-9.50747176900285" calcext:value-type="float">
            <text:p>-9,50747176900285</text:p>
          </table:table-cell>
        </table:table-row>
        <table:table-row table:style-name="ro1">
          <table:table-cell table:style-name="ce2" table:formula="of:=[.A52]*2.5" office:value-type="float" office:value="61035.15625" calcext:value-type="float">
            <text:p>61035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mV</text:p>
          </table:table-cell>
          <table:table-cell table:formula="of:=[.E53]/[.B53]" office:value-type="float" office:value="0.153455284552846" calcext:value-type="float">
            <text:p>0,153455284552846</text:p>
          </table:table-cell>
          <table:table-cell table:number-columns-repeated="4"/>
          <table:table-cell table:style-name="ce2" table:formula="of:=[.A53]" office:value-type="float" office:value="61035.15625" calcext:value-type="float">
            <text:p>61035</text:p>
          </table:table-cell>
          <table:table-cell table:formula="of:=20*LOG10([.G53])" office:value-type="float" office:value="-16.2803630227634" calcext:value-type="float">
            <text:p>-16,2803630227634</text:p>
          </table:table-cell>
          <table:table-cell table:number-columns-repeated="2"/>
          <table:table-cell table:formula="of:=LOG10([.L53])" office:value-type="float" office:value="4.78558006070426" calcext:value-type="float">
            <text:p>4,78558006070426</text:p>
          </table:table-cell>
          <table:table-cell table:formula="of:=[.M53]" office:value-type="float" office:value="-16.2803630227634" calcext:value-type="float">
            <text:p>-16,2803630227634</text:p>
          </table:table-cell>
        </table:table-row>
        <table:table-row table:style-name="ro1">
          <table:table-cell table:style-name="ce2" table:formula="of:=[.A53]*2.5" office:value-type="float" office:value="152587.890625" calcext:value-type="float">
            <text:p>152588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61.6" calcext:value-type="float">
            <text:p>61,6</text:p>
          </table:table-cell>
          <table:table-cell office:value-type="string" calcext:value-type="string">
            <text:p>20mV</text:p>
          </table:table-cell>
          <table:table-cell table:formula="of:=[.E54]/[.B54]" office:value-type="float" office:value="0.0626016260162602" calcext:value-type="float">
            <text:p>0,06260162601626</text:p>
          </table:table-cell>
          <table:table-cell table:number-columns-repeated="4"/>
          <table:table-cell table:style-name="ce2" table:formula="of:=[.A54]" office:value-type="float" office:value="152587.890625" calcext:value-type="float">
            <text:p>152588</text:p>
          </table:table-cell>
          <table:table-cell table:formula="of:=20*LOG10([.G54])" office:value-type="float" office:value="-24.0682877253383" calcext:value-type="float">
            <text:p>-24,0682877253383</text:p>
          </table:table-cell>
          <table:table-cell table:number-columns-repeated="2"/>
          <table:table-cell table:formula="of:=LOG10([.L54])" office:value-type="float" office:value="5.1835200693763" calcext:value-type="float">
            <text:p>5,1835200693763</text:p>
          </table:table-cell>
          <table:table-cell table:formula="of:=[.M54]" office:value-type="float" office:value="-24.0682877253383" calcext:value-type="float">
            <text:p>-24,0682877253383</text:p>
          </table:table-cell>
        </table:table-row>
        <table:table-row table:style-name="ro1">
          <table:table-cell table:style-name="ce2" table:formula="of:=[.A54]*2.5" office:value-type="float" office:value="381469.7265625" calcext:value-type="float">
            <text:p>38147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24.8" calcext:value-type="float">
            <text:p>24,8</text:p>
          </table:table-cell>
          <table:table-cell office:value-type="string" calcext:value-type="string">
            <text:p>20mV</text:p>
          </table:table-cell>
          <table:table-cell table:formula="of:=[.E55]/[.B55]" office:value-type="float" office:value="0.0252032520325203" calcext:value-type="float">
            <text:p>0,02520325203252</text:p>
          </table:table-cell>
          <table:table-cell table:number-columns-repeated="4"/>
          <table:table-cell table:style-name="ce2" table:formula="of:=[.A55]" office:value-type="float" office:value="381469.7265625" calcext:value-type="float">
            <text:p>381470</text:p>
          </table:table-cell>
          <table:table-cell table:formula="of:=20*LOG10([.G55])" office:value-type="float" office:value="-31.9708683521025" calcext:value-type="float">
            <text:p>-31,9708683521025</text:p>
          </table:table-cell>
          <table:table-cell table:number-columns-repeated="2"/>
          <table:table-cell table:formula="of:=LOG10([.L55])" office:value-type="float" office:value="5.58146007804834" calcext:value-type="float">
            <text:p>5,58146007804834</text:p>
          </table:table-cell>
          <table:table-cell table:formula="of:=[.M55]" office:value-type="float" office:value="-31.9708683521025" calcext:value-type="float">
            <text:p>-31,9708683521025</text:p>
          </table:table-cell>
        </table:table-row>
        <table:table-row table:style-name="ro1">
          <table:table-cell table:style-name="ce2" table:formula="of:=[.A55]*2.5" office:value-type="float" office:value="953674.31640625" calcext:value-type="float">
            <text:p>95367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20mV</text:p>
          </table:table-cell>
          <table:table-cell table:formula="of:=[.E56]/[.B56]" office:value-type="float" office:value="0.0112903225806452" calcext:value-type="float">
            <text:p>0,011290322580645</text:p>
          </table:table-cell>
          <table:table-cell table:number-columns-repeated="4"/>
          <table:table-cell table:style-name="ce2" table:formula="of:=[.A56]" office:value-type="float" office:value="953674.31640625" calcext:value-type="float">
            <text:p>953674</text:p>
          </table:table-cell>
          <table:table-cell table:formula="of:=20*LOG10([.G56])" office:value-type="float" office:value="-38.9458729896799" calcext:value-type="float">
            <text:p>-38,9458729896799</text:p>
          </table:table-cell>
          <table:table-cell table:number-columns-repeated="2"/>
          <table:table-cell table:formula="of:=LOG10([.L56])" office:value-type="float" office:value="5.97940008672038" calcext:value-type="float">
            <text:p>5,97940008672038</text:p>
          </table:table-cell>
          <table:table-cell table:formula="of:=[.M56]" office:value-type="float" office:value="-38.9458729896799" calcext:value-type="float">
            <text:p>-38,9458729896799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V under max</text:p>
          </table:table-cell>
          <table:table-cell office:value-type="float" office:value="-59.2" calcext:value-type="float">
            <text:p>-59,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 mV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Rsh1</text:p>
          </table:table-cell>
          <table:table-cell office:value-type="float" office:value="6.5796" calcext:value-type="float">
            <text:p>6,57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string" calcext:value-type="string">
            <text:p>V max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 m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1b</text:p>
          </table:table-cell>
          <table:table-cell office:value-type="float" office:value="6.5743" calcext:value-type="float">
            <text:p>6,574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k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sh2a</text:p>
          </table:table-cell>
          <table:table-cell office:value-type="float" office:value="674.85" calcext:value-type="float">
            <text:p>674,85</text:p>
          </table:table-cell>
          <table:table-cell/>
          <table:table-cell office:value-type="string" calcext:value-type="string">
            <text:p>1000Ohm</text:p>
          </table:table-cell>
          <table:table-cell table:number-columns-repeated="2"/>
          <table:table-cell office:value-type="string" calcext:value-type="string">
            <text:p>V max</text:p>
          </table:table-cell>
          <table:table-cell office:value-type="float" office:value="-11.2" calcext:value-type="float">
            <text:p>-11,2</text:p>
          </table:table-cell>
          <table:table-cell table:number-columns-repeated="2" office:value-type="string" calcext:value-type="string">
            <text:p>m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h2b</text:p>
          </table:table-cell>
          <table:table-cell office:value-type="float" office:value="673.86" calcext:value-type="float">
            <text:p>673,86</text:p>
          </table:table-cell>
          <table:table-cell/>
          <table:table-cell office:value-type="string" calcext:value-type="string">
            <text:p>1000 Ohm</text:p>
          </table:table-cell>
          <table:table-cell table:number-columns-repeated="13"/>
        </table:table-row>
      </table:table>
      <table:table table:name="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 = 10 us</text:p>
          </table:table-cell>
          <table:table-cell table:number-columns-repeated="2"/>
          <table:table-cell office:value-type="string" calcext:value-type="string">
            <text:p>simul </text:p>
          </table:table-cell>
          <table:table-cell/>
          <table:table-cell office:value-type="string" calcext:value-type="string">
            <text:p>s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ura Vsh max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-310" calcext:value-type="float">
            <text:p>-310</text:p>
          </table:table-cell>
          <table:table-cell office:value-type="string" calcext:value-type="string">
            <text:p>mV</text:p>
          </table:table-cell>
          <table:table-cell office:value-type="float" office:value="-282" calcext:value-type="float">
            <text:p>-282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2/[.B2]" office:value-type="string" office:string-value="" calcext:value-type="error">
            <text:p>#DIV/0!</text:p>
          </table:table-cell>
          <table:table-cell/>
          <table:table-cell table:formula="of:=2/([.D2]*10^-3)" office:value-type="float" office:value="-6.45161290322581" calcext:value-type="float">
            <text:p>-6,45161290322581</text:p>
          </table:table-cell>
          <table:table-cell/>
          <table:table-cell table:formula="of:=2/([.F2]*10^-3)" office:value-type="float" office:value="-7.09219858156028" calcext:value-type="float">
            <text:p>-7,0921985815602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imulato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sper</text:p>
          </table:table-cell>
          <table:table-cell office:value-type="string" calcext:value-type="string">
            <text:p>fon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a</text:p>
          </table:table-cell>
          <table:table-cell office:value-type="float" office:value="15" calcext:value-type="float">
            <text:p>15</text:p>
          </table:table-cell>
          <table:table-cell office:value-type="float" office:value="15.033" calcext:value-type="float">
            <text:p>15,033</text:p>
          </table:table-cell>
          <table:table-cell office:value-type="string" calcext:value-type="string">
            <text:p>100k</text:p>
          </table:table-cell>
          <table:table-cell/>
          <table:table-cell table:formula="of:=-[.B10]/[.B9]*(1+[.B12]/[.B11])" office:value-type="float" office:value="-7.04" calcext:value-type="float">
            <text:p>-7,04</text:p>
          </table:table-cell>
          <table:table-cell table:formula="of:=-[.C10]/[.C9]*(1+[.C12]/[.C11])" office:value-type="float" office:value="-6.87535285119143" calcext:value-type="float">
            <text:p>-6,87535285119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a</text:p>
          </table:table-cell>
          <table:table-cell office:value-type="float" office:value="33" calcext:value-type="float">
            <text:p>33</text:p>
          </table:table-cell>
          <table:table-cell office:value-type="float" office:value="32.567" calcext:value-type="float">
            <text:p>32,567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a</text:p>
          </table:table-cell>
          <table:table-cell office:value-type="float" office:value="15" calcext:value-type="float">
            <text:p>15</text:p>
          </table:table-cell>
          <table:table-cell office:value-type="float" office:value="14.999" calcext:value-type="float">
            <text:p>14,999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a</text:p>
          </table:table-cell>
          <table:table-cell office:value-type="float" office:value="33" calcext:value-type="float">
            <text:p>33</text:p>
          </table:table-cell>
          <table:table-cell office:value-type="float" office:value="32.603" calcext:value-type="float">
            <text:p>32,603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Vmax amp</text:p>
          </table:table-cell>
          <table:table-cell office:value-type="float" office:value="2.28" calcext:value-type="float">
            <text:p>2,2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Vpre max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Qi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100mV</text:p>
          </table:table-cell>
          <table:table-cell/>
          <table:table-cell office:value-type="float" office:value="0.0000000000765679540592276" calcext:value-type="float">
            <text:p>7,65679540592276E-11</text:p>
          </table:table-cell>
          <table:table-cell table:number-columns-repeated="2"/>
          <table:table-cell table:formula="of:=[.B19]/1000" office:value-type="float" office:value="0.476" calcext:value-type="float">
            <text:p>0,476</text:p>
          </table:table-cell>
          <table:table-cell table:formula="of:=[.F19]*10^12" office:value-type="float" office:value="76.5679540592276" calcext:value-type="float">
            <text:p>76,56795405922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/>
          <table:table-cell office:value-type="float" office:value="0.000000000153135908118455" calcext:value-type="float">
            <text:p>1,53135908118455E-10</text:p>
          </table:table-cell>
          <table:table-cell table:number-columns-repeated="2"/>
          <table:table-cell table:formula="of:=[.B20]/1000" office:value-type="float" office:value="0.944" calcext:value-type="float">
            <text:p>0,944</text:p>
          </table:table-cell>
          <table:table-cell table:formula="of:=[.F20]*10^12" office:value-type="float" office:value="153.135908118455" calcext:value-type="float">
            <text:p>153,135908118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/>
          <table:table-cell office:value-type="float" office:value="0.000000000229703862177683" calcext:value-type="float">
            <text:p>2,29703862177683E-10</text:p>
          </table:table-cell>
          <table:table-cell table:number-columns-repeated="2"/>
          <table:table-cell table:formula="of:=[.B21]" office:value-type="float" office:value="1.39" calcext:value-type="float">
            <text:p>1,39</text:p>
          </table:table-cell>
          <table:table-cell table:formula="of:=[.F21]*10^12" office:value-type="float" office:value="229.703862177683" calcext:value-type="float">
            <text:p>229,703862177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500mV</text:p>
          </table:table-cell>
          <table:table-cell/>
          <table:table-cell office:value-type="float" office:value="0.00000000030627181623691" calcext:value-type="float">
            <text:p>3,0627181623691E-10</text:p>
          </table:table-cell>
          <table:table-cell table:number-columns-repeated="2"/>
          <table:table-cell table:formula="of:=[.B22]" office:value-type="float" office:value="1.86" calcext:value-type="float">
            <text:p>1,86</text:p>
          </table:table-cell>
          <table:table-cell table:formula="of:=[.F22]*10^12" office:value-type="float" office:value="306.27181623691" calcext:value-type="float">
            <text:p>306,27181623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500mV</text:p>
          </table:table-cell>
          <table:table-cell/>
          <table:table-cell office:value-type="float" office:value="0.000000000382839770296138" calcext:value-type="float">
            <text:p>3,82839770296138E-10</text:p>
          </table:table-cell>
          <table:table-cell table:number-columns-repeated="2"/>
          <table:table-cell table:formula="of:=[.B23]" office:value-type="float" office:value="2.3" calcext:value-type="float">
            <text:p>2,3</text:p>
          </table:table-cell>
          <table:table-cell table:formula="of:=[.F23]*10^12" office:value-type="float" office:value="382.839770296138" calcext:value-type="float">
            <text:p>382,839770296138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(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Vout (V)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0]/[.B30]" office:value-type="float" office:value="11.3207547169811" calcext:value-type="float">
            <text:p>11,3207547169811</text:p>
          </table:table-cell>
          <table:table-cell table:number-columns-repeated="3"/>
        </table:table-row>
        <table:table-row table:style-name="ro1">
          <table:table-cell table:style-name="ce2" table:formula="of:=[.A30]*3.1" office:value-type="float" office:value="31" calcext:value-type="float">
            <text:p>31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1]/[.B31]" office:value-type="float" office:value="11.3207547169811" calcext:value-type="float">
            <text:p>11,3207547169811</text:p>
          </table:table-cell>
          <table:table-cell table:number-columns-repeated="3"/>
        </table:table-row>
        <table:table-row table:style-name="ro1">
          <table:table-cell table:style-name="ce2" table:formula="of:=[.A31]*3.1" office:value-type="float" office:value="96.1" calcext:value-type="float">
            <text:p>96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200m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2]/[.B32]" office:value-type="float" office:value="11.214953271028" calcext:value-type="float">
            <text:p>11,214953271028</text:p>
          </table:table-cell>
          <table:table-cell table:number-columns-repeated="3"/>
        </table:table-row>
        <table:table-row table:style-name="ro1">
          <table:table-cell table:style-name="ce2" table:formula="of:=[.A32]*3.1" office:value-type="float" office:value="297.91" calcext:value-type="float">
            <text:p>298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200mV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3]/[.B33]" office:value-type="float" office:value="10.7476635514019" calcext:value-type="float">
            <text:p>10,7476635514019</text:p>
          </table:table-cell>
          <table:table-cell table:number-columns-repeated="3"/>
        </table:table-row>
        <table:table-row table:style-name="ro1">
          <table:table-cell table:style-name="ce2" table:formula="of:=[.A33]*3.1" office:value-type="float" office:value="923.521" calcext:value-type="float">
            <text:p>924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200mV</text:p>
          </table:table-cell>
          <table:table-cell office:value-type="float" office:value="9.52" calcext:value-type="float">
            <text:p>9,5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4]/[.B34]" office:value-type="float" office:value="8.89719626168224" calcext:value-type="float">
            <text:p>8,89719626168224</text:p>
          </table:table-cell>
          <table:table-cell table:number-columns-repeated="3"/>
        </table:table-row>
        <table:table-row table:style-name="ro1">
          <table:table-cell table:style-name="ce2" table:formula="of:=[.A34]*3.1" office:value-type="float" office:value="2862.9151" calcext:value-type="float">
            <text:p>2863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7.84" calcext:value-type="float">
            <text:p>7,8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5]/[.B35]" office:value-type="float" office:value="7.39622641509434" calcext:value-type="float">
            <text:p>7,39622641509434</text:p>
          </table:table-cell>
          <table:table-cell table:number-columns-repeated="3"/>
        </table:table-row>
        <table:table-row table:style-name="ro1">
          <table:table-cell table:style-name="ce2" table:formula="of:=[.A35]*3.1" office:value-type="float" office:value="8875.03681" calcext:value-type="float">
            <text:p>8875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5.52" calcext:value-type="float">
            <text:p>5,5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6]/[.B36]" office:value-type="float" office:value="5.20754716981132" calcext:value-type="float">
            <text:p>5,20754716981132</text:p>
          </table:table-cell>
          <table:table-cell table:number-columns-repeated="3"/>
        </table:table-row>
        <table:table-row table:style-name="ro1">
          <table:table-cell table:style-name="ce2" table:formula="of:=[.A36]*3.1" office:value-type="float" office:value="27512.614111" calcext:value-type="float">
            <text:p>27513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table:formula="of:=[.D37]/[.B37]" office:value-type="float" office:value="1.26415094339623" calcext:value-type="float">
            <text:p>1,26415094339623</text:p>
          </table:table-cell>
          <table:table-cell table:number-columns-repeated="3"/>
        </table:table-row>
        <table:table-row table:style-name="ro1">
          <table:table-cell table:style-name="ce2" table:formula="of:=[.A37]*3.1" office:value-type="float" office:value="85289.1037441" calcext:value-type="float">
            <text:p>85289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0mV</text:p>
          </table:table-cell>
          <table:table-cell table:formula="of:=[.D38]/[.B38]*10^-3" office:value-type="float" office:value="0.154716981132075" calcext:value-type="float">
            <text:p>0,154716981132075</text:p>
          </table:table-cell>
          <table:table-cell table:number-columns-repeated="3"/>
        </table:table-row>
        <table:table-row table:style-name="ro1">
          <table:table-cell table:style-name="ce2" table:formula="of:=[.A38]*3.1" office:value-type="float" office:value="264396.22160671" calcext:value-type="float">
            <text:p>264396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200mV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formula="of:=[.D39]/[.B39]*10^-3" office:value-type="float" office:value="0.0184615384615385" calcext:value-type="float">
            <text:p>0,018461538461539</text:p>
          </table:table-cell>
          <table:table-cell table:number-columns-repeated="3"/>
        </table:table-row>
        <table:table-row table:style-name="ro1">
          <table:table-cell table:style-name="ce2" table:formula="of:=[.A39]*3.1" office:value-type="float" office:value="819628.286980801" calcext:value-type="float">
            <text:p>819628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200mV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formula="of:=[.D40]/[.B40]*10^-3" office:value-type="float" office:value="0.00304761904761905" calcext:value-type="float">
            <text:p>0,003047619047619</text:p>
          </table:table-cell>
          <table:table-cell office:value-type="string" calcext:value-type="string">
            <text:p>NULLO ormai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2" table:formula="of:=[.A30]" office:value-type="float" office:value="10" calcext:value-type="float">
            <text:p>10</text:p>
          </table:table-cell>
          <table:table-cell table:formula="of:=20*LOG10([.G30])" office:value-type="float" office:value="21.0775076156571" calcext:value-type="float">
            <text:p>21,0775076156571</text:p>
          </table:table-cell>
          <table:table-cell table:number-columns-repeated="8"/>
        </table:table-row>
        <table:table-row table:style-name="ro1">
          <table:table-cell table:style-name="ce2" table:formula="of:=[.A31]" office:value-type="float" office:value="31" calcext:value-type="float">
            <text:p>31</text:p>
          </table:table-cell>
          <table:table-cell table:formula="of:=20*LOG10([.G31])" office:value-type="float" office:value="21.0775076156571" calcext:value-type="float">
            <text:p>21,0775076156571</text:p>
          </table:table-cell>
          <table:table-cell table:number-columns-repeated="8"/>
        </table:table-row>
        <table:table-row table:style-name="ro1">
          <table:table-cell table:style-name="ce2" table:formula="of:=[.A32]" office:value-type="float" office:value="96.1" calcext:value-type="float">
            <text:p>96</text:p>
          </table:table-cell>
          <table:table-cell table:formula="of:=20*LOG10([.G32])" office:value-type="float" office:value="20.9959493672483" calcext:value-type="float">
            <text:p>20,9959493672483</text:p>
          </table:table-cell>
          <table:table-cell table:number-columns-repeated="8"/>
        </table:table-row>
        <table:table-row table:style-name="ro1">
          <table:table-cell table:style-name="ce2" table:formula="of:=[.A33]" office:value-type="float" office:value="297.91" calcext:value-type="float">
            <text:p>298</text:p>
          </table:table-cell>
          <table:table-cell table:formula="of:=20*LOG10([.G33])" office:value-type="float" office:value="20.626281253368" calcext:value-type="float">
            <text:p>20,626281253368</text:p>
          </table:table-cell>
          <table:table-cell table:number-columns-repeated="8"/>
        </table:table-row>
        <table:table-row table:style-name="ro1">
          <table:table-cell table:style-name="ce2" table:formula="of:=[.A34]" office:value-type="float" office:value="923.521" calcext:value-type="float">
            <text:p>924</text:p>
          </table:table-cell>
          <table:table-cell table:formula="of:=20*LOG10([.G34])" office:value-type="float" office:value="18.9850634139853" calcext:value-type="float">
            <text:p>18,9850634139853</text:p>
          </table:table-cell>
          <table:table-cell table:number-columns-repeated="8"/>
        </table:table-row>
        <table:table-row table:style-name="ro1">
          <table:table-cell table:style-name="ce2" table:formula="of:=[.A35]" office:value-type="float" office:value="2862.9151" calcext:value-type="float">
            <text:p>2863</text:p>
          </table:table-cell>
          <table:table-cell table:formula="of:=20*LOG10([.G35])" office:value-type="float" office:value="17.3802039483934" calcext:value-type="float">
            <text:p>17,3802039483934</text:p>
          </table:table-cell>
          <table:table-cell table:number-columns-repeated="8"/>
        </table:table-row>
        <table:table-row table:style-name="ro1">
          <table:table-cell table:style-name="ce2" table:formula="of:=[.A36]" office:value-type="float" office:value="8875.03681" calcext:value-type="float">
            <text:p>8875</text:p>
          </table:table-cell>
          <table:table-cell table:formula="of:=20*LOG10([.G36])" office:value-type="float" office:value="14.3326642492886" calcext:value-type="float">
            <text:p>14,3326642492886</text:p>
          </table:table-cell>
          <table:table-cell table:number-columns-repeated="8"/>
        </table:table-row>
        <table:table-row table:style-name="ro1">
          <table:table-cell table:style-name="ce2" table:formula="of:=[.A37]" office:value-type="float" office:value="27512.614111" calcext:value-type="float">
            <text:p>27513</text:p>
          </table:table-cell>
          <table:table-cell table:formula="of:=20*LOG10([.G37])" office:value-type="float" office:value="2.03597866200075" calcext:value-type="float">
            <text:p>2,03597866200075</text:p>
          </table:table-cell>
          <table:table-cell table:number-columns-repeated="8"/>
        </table:table-row>
        <table:table-row table:style-name="ro1">
          <table:table-cell table:style-name="ce2" table:formula="of:=[.A38]" office:value-type="float" office:value="85289.1037441" calcext:value-type="float">
            <text:p>85289</text:p>
          </table:table-cell>
          <table:table-cell table:formula="of:=20*LOG10([.G38])" office:value-type="float" office:value="-16.2092403443414" calcext:value-type="float">
            <text:p>-16,2092403443414</text:p>
          </table:table-cell>
          <table:table-cell table:number-columns-repeated="8"/>
        </table:table-row>
        <table:table-row table:style-name="ro1">
          <table:table-cell table:style-name="ce2" table:formula="of:=[.A39]" office:value-type="float" office:value="264396.22160671" calcext:value-type="float">
            <text:p>264396</text:p>
          </table:table-cell>
          <table:table-cell table:formula="of:=20*LOG10([.G39])" office:value-type="float" office:value="-34.6746422119046" calcext:value-type="float">
            <text:p>-34,6746422119046</text:p>
          </table:table-cell>
          <table:table-cell table:number-columns-repeated="8"/>
        </table:table-row>
        <table:table-row table:style-name="ro1">
          <table:table-cell table:style-name="ce2" table:formula="of:=[.A40]" office:value-type="float" office:value="819628.286980801" calcext:value-type="float">
            <text:p>819628</text:p>
          </table:table-cell>
          <table:table-cell table:formula="of:=20*LOG10([.G40])" office:value-type="float" office:value="-50.3207864150006" calcext:value-type="float">
            <text:p>-50,3207864150006</text:p>
          </table:table-cell>
          <table:table-cell table:number-columns-repeated="8"/>
        </table:table-row>
        <table:table-row table:style-name="ro1" table:number-rows-repeated="3">
          <table:table-cell table:style-name="ce2"/>
          <table:table-cell table:number-columns-repeated="9"/>
        </table:table-row>
        <table:table-row table:style-name="ro1">
          <table:table-cell table:style-name="ce2"/>
          <table:table-cell table:number-columns-repeated="9"/>
        </table:table-row>
      </table:table>
      <table:table table:name="4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GENERATOR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ulso </text:p>
          </table:table-cell>
          <table:table-cell office:value-type="string" calcext:value-type="string">
            <text:p>quadrato</text:p>
          </table:table-cell>
          <table:table-cell office:value-type="string" calcext:value-type="string">
            <text:p>10us</text:p>
          </table:table-cell>
          <table:table-cell/>
          <table:table-cell office:value-type="string" calcext:value-type="string">
            <text:p>f=</text:p>
          </table:table-cell>
          <table:table-cell office:value-type="string" calcext:value-type="string">
            <text:p>1kHz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ulso </text:p>
          </table:table-cell>
          <table:table-cell office:value-type="string" calcext:value-type="string">
            <text:p>high=</text:p>
          </table:table-cell>
          <table:table-cell office:value-type="string" calcext:value-type="string">
            <text:p>2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w= </text:p>
          </table:table-cell>
          <table:table-cell office:value-type="string" calcext:value-type="string">
            <text:p>0V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ifica sull’oscilloscopio la forma del segnale di trigger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H1 GENERATORE</text:p>
          </table:table-cell>
          <table:table-cell/>
          <table:table-cell office:value-type="string" calcext:value-type="string">
            <text:p>1kHz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nda sinusoid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 =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endere ardu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ga GND con mas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 49 con trigger (CH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 A0 con segnale (CH1)</text:p>
          </table:table-cell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phas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rad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lo <text:s/>canale 2</text:p>
          </table:table-cell>
          <table:table-cell table:number-columns-repeated="4"/>
        </table:table-row>
      </table:table>
      <table:table table:name="PREAMP" table:style-name="ta1">
        <table:shapes>
          <draw:frame draw:z-index="0" draw:style-name="gr1" draw:text-style-name="P1" svg:width="159.97mm" svg:height="90.04mm" svg:x="349.13mm" svg:y="12.75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Q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f p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F</text:p>
          </table:table-cell>
          <table:table-cell table:number-columns-repeated="3"/>
          <table:table-cell table:formula="of:=[.B1]/[.B2]" office:value-type="float" office:value="0.242424242424242" calcext:value-type="float">
            <text:p>0,2424242424242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u pr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u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au 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formula="of:=+485/26" office:value-type="float" office:value="18.6538461538462" calcext:value-type="float">
            <text:p>18,65384615384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div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err%</text:p>
          </table:table-cell>
          <table:table-cell office:value-type="string" calcext:value-type="string">
            <text:p>err digit</text:p>
          </table:table-cell>
          <table:table-cell office:value-type="string" calcext:value-type="string">
            <text:p>err tot</text:p>
          </table:table-cell>
          <table:table-cell office:value-type="string" calcext:value-type="string">
            <text:p>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</text:p>
          </table:table-cell>
          <table:table-cell table:style-name="ce5" office:value-type="float" office:value="26.643" calcext:value-type="float">
            <text:p>26,643</text:p>
          </table:table-cell>
          <table:table-cell office:value-type="string" calcext:value-type="string">
            <text:p>k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0.07/100*[.B8]/SQRT(3)" office:value-type="float" office:value="0.0107676402554134" calcext:value-type="float">
            <text:p>0,010767640255414</text:p>
          </table:table-cell>
          <table:table-cell table:formula="of:=8*0.001/SQRT(3)" office:value-type="float" office:value="0.00461880215351701" calcext:value-type="float">
            <text:p>0,004618802153517</text:p>
          </table:table-cell>
          <table:table-cell table:style-name="ce5" table:formula="of:=SQRT([.G8]^2+[.F8]^2)" office:value-type="float" office:value="0.011716458936186" calcext:value-type="float">
            <text:p>0,011716458936186</text:p>
          </table:table-cell>
          <table:table-cell table:style-name="ce8" table:formula="of:=[.H8]/[.B8]" office:value-type="percentage" office:value="0.000439757494883685" calcext:value-type="percentage">
            <text:p>0,04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pre teor</text:p>
          </table:table-cell>
          <table:table-cell table:style-name="ce5" table:formula="of:=[.B5]*10^-6/([.B11]*10^-12)" office:value-type="float" office:value="46709.1295116773" calcext:value-type="float">
            <text:p>46709,1295116773</text:p>
          </table:table-cell>
          <table:table-cell office:value-type="string" calcext:value-type="string">
            <text:p>Ohm</text:p>
          </table:table-cell>
          <table:table-cell table:number-columns-repeated="4"/>
          <table:table-cell table:style-name="ce5"/>
          <table:table-cell table:style-name="ce8"/>
          <table:table-cell table:number-columns-repeated="16"/>
        </table:table-row>
        <table:table-row table:style-name="ro1">
          <table:table-cell office:value-type="string" calcext:value-type="string">
            <text:p>Rpre</text:p>
          </table:table-cell>
          <table:table-cell table:style-name="ce5" office:value-type="float" office:value="475.42" calcext:value-type="float">
            <text:p>475,42</text:p>
          </table:table-cell>
          <table:table-cell office:value-type="string" calcext:value-type="string">
            <text:p>kOh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0.07/100*[.B10]/SQRT(3)" office:value-type="float" office:value="0.192138705484692" calcext:value-type="float">
            <text:p>0,192138705484692</text:p>
          </table:table-cell>
          <table:table-cell table:formula="of:=8*0.001/SQRT(3)" office:value-type="float" office:value="0.00461880215351701" calcext:value-type="float">
            <text:p>0,004618802153517</text:p>
          </table:table-cell>
          <table:table-cell table:style-name="ce5" table:formula="of:=SQRT([.G10]^2+[.F10]^2)" office:value-type="float" office:value="0.192194212916692" calcext:value-type="float">
            <text:p>0,192194212916692</text:p>
          </table:table-cell>
          <table:table-cell table:style-name="ce8" table:formula="of:=[.H10]/[.B10]" office:value-type="percentage" office:value="0.000404261942948744" calcext:value-type="percentage">
            <text:p>0,04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f pre</text:p>
          </table:table-cell>
          <table:table-cell table:style-name="ce5" office:value-type="float" office:value="471" calcext:value-type="float">
            <text:p>471</text:p>
          </table:table-cell>
          <table:table-cell office:value-type="string" calcext:value-type="string">
            <text:p>p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F</text:p>
          </table:table-cell>
          <table:table-cell table:formula="of:=2.5/100*[.B11]/SQRT(3)" office:value-type="float" office:value="6.79829941970784" calcext:value-type="float">
            <text:p>6,79829941970784</text:p>
          </table:table-cell>
          <table:table-cell table:formula="of:=15*1/SQRT(3)" office:value-type="float" office:value="8.66025403784439" calcext:value-type="float">
            <text:p>8,66025403784439</text:p>
          </table:table-cell>
          <table:table-cell table:style-name="ce5" table:formula="of:=SQRT([.F11]^2+[.G11]^2)" office:value-type="float" office:value="11.0098535412602" calcext:value-type="float">
            <text:p>11,0098535412602</text:p>
          </table:table-cell>
          <table:table-cell table:style-name="ce8" table:formula="of:=[.H11]/[.B11]" office:value-type="percentage" office:value="0.0233754852256055" calcext:value-type="percentage">
            <text:p>2,34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 fondo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table:number-columns-repeated="2"/>
          <table:table-cell table:formula="of:=2.5/100*[.B12]/SQRT(3)" office:value-type="float" office:value="0.317542648054294" calcext:value-type="float">
            <text:p>0,317542648054294</text:p>
          </table:table-cell>
          <table:table-cell table:formula="of:=15*1/SQRT(3)" office:value-type="float" office:value="8.66025403784439" calcext:value-type="float">
            <text:p>8,66025403784439</text:p>
          </table:table-cell>
          <table:table-cell table:style-name="ce5" table:formula="of:=SQRT([.F12]^2+[.G12]^2)" office:value-type="float" office:value="8.6660736976634" calcext:value-type="float">
            <text:p>8,6660736976634</text:p>
          </table:table-cell>
          <table:table-cell table:style-name="ce8" table:formula="of:=[.H12]/[.B12]" office:value-type="percentage" office:value="0.393912440802882" calcext:value-type="percentage">
            <text:p>39,39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 tot</text:p>
          </table:table-cell>
          <table:table-cell table:style-name="ce5" table:formula="of:=[.B11]-[.B12]" office:value-type="float" office:value="449" calcext:value-type="float">
            <text:p>449</text:p>
          </table:table-cell>
          <table:table-cell office:value-type="string" calcext:value-type="string">
            <text:p>pF</text:p>
          </table:table-cell>
          <table:table-cell table:number-columns-repeated="4"/>
          <table:table-cell table:style-name="ce5" table:formula="of:=SQRT([.H11]^2+[.H12]^2)" office:value-type="float" office:value="14.0113421317636" calcext:value-type="float">
            <text:p>14,0113421317636</text:p>
          </table:table-cell>
          <table:table-cell table:style-name="ce8" table:formula="of:=[.H13]/[.B13]" office:value-type="percentage" office:value="0.0312056617633933" calcext:value-type="percentage">
            <text:p>3,1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mpiezza</text:p>
          </table:table-cell>
          <table:table-cell table:style-name="ce5" office:value-type="float" office:value="1.07" calcext:value-type="float">
            <text:p>1,07</text:p>
          </table:table-cell>
          <table:table-cell office:value-type="string" calcext:value-type="string">
            <text:p>V</text:p>
          </table:table-cell>
          <table:table-cell table:number-columns-repeated="4"/>
          <table:table-cell table:style-name="ce5"/>
          <table:table-cell table:style-name="ce8"/>
          <table:table-cell table:number-columns-repeated="16"/>
        </table:table-row>
        <table:table-row table:style-name="ro1">
          <table:table-cell office:value-type="string" calcext:value-type="string">
            <text:p>R3</text:p>
          </table:table-cell>
          <table:table-cell table:style-name="ce5" office:value-type="float" office:value="46.89" calcext:value-type="float">
            <text:p>46,89</text:p>
          </table:table-cell>
          <table:table-cell office:value-type="string" calcext:value-type="string">
            <text:p>Oh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table:formula="of:=0.07/100*[.B15]/SQRT(3)" office:value-type="float" office:value="0.0189503678856111" calcext:value-type="float">
            <text:p>0,018950367885611</text:p>
          </table:table-cell>
          <table:table-cell table:formula="of:=8*0.001/SQRT(3)" office:value-type="float" office:value="0.00461880215351701" calcext:value-type="float">
            <text:p>0,004618802153517</text:p>
          </table:table-cell>
          <table:table-cell table:style-name="ce5" table:formula="of:=SQRT([.G15]^2+[.F15]^2)" office:value-type="float" office:value="0.0195051217974493" calcext:value-type="float">
            <text:p>0,019505121797449</text:p>
          </table:table-cell>
          <table:table-cell table:style-name="ce8" table:formula="of:=[.H15]/[.B15]" office:value-type="percentage" office:value="0.000415976152643407" calcext:value-type="percentage">
            <text:p>0,04%</text:p>
          </table:table-cell>
          <table:table-cell table:number-columns-repeated="16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5"/>
          <table:table-cell table:formula="of:=+80/([.B11]-22)" office:value-type="float" office:value="0.178173719376392" calcext:value-type="float">
            <text:p>0,178173719376392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in impostata</text:p>
          </table:table-cell>
          <table:table-cell table:formula="of:=[.B1]*[.B8]/[.B6]*10^-3" office:value-type="float" office:value="1.06572" calcext:value-type="float">
            <text:p>1,06572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div</text:p>
          </table:table-cell>
          <table:table-cell table:number-columns-repeated="7"/>
          <table:table-cell table:formula="of:=+1/2422.44" office:value-type="float" office:value="0.000412806921946467" calcext:value-type="float">
            <text:p>0,0004128069219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pre max</text:p>
          </table:table-cell>
          <table:table-cell table:formula="of:=-2*10^-6/([.B8]*([.B11]-20)*10^-9)*[.B25]" office:value-type="float" office:value="-0.177383592017738" calcext:value-type="float">
            <text:p>-0,177383592017738</text:p>
          </table:table-cell>
          <table:table-cell office:value-type="string" calcext:value-type="string">
            <text:p>Teor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pre max Sper </text:p>
          </table:table-cell>
          <table:table-cell office:value-type="float" office:value="-176" calcext:value-type="float">
            <text:p>-176</text:p>
          </table:table-cell>
          <table:table-cell office:value-type="string" calcext:value-type="string">
            <text:p>m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V</text:p>
          </table:table-cell>
          <table:table-cell table:formula="of:=ABS(3/100*[.B28])/SQRT(3)" office:value-type="float" office:value="3.04840942132122" calcext:value-type="float">
            <text:p>3,04840942132122</text:p>
          </table:table-cell>
          <table:table-cell table:formula="of:=2/10*[.D28]/SQRT(24)" office:value-type="float" office:value="2.04124145231932" calcext:value-type="float">
            <text:p>2,04124145231932</text:p>
          </table:table-cell>
          <table:table-cell table:style-name="ce5" table:formula="of:=SQRT([.G28]^2+[.F28]^2)" office:value-type="float" office:value="3.66871457961323" calcext:value-type="float">
            <text:p>3,66871457961323</text:p>
          </table:table-cell>
          <table:table-cell table:style-name="ce8" table:formula="of:=[.H28]/[.B28]" office:value-type="percentage" office:value="-0.0208449692023479" calcext:value-type="percentage">
            <text:p>-2,08%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8"/>
          <table:table-cell table:number-columns-repeated="16"/>
        </table:table-row>
        <table:table-row table:style-name="ro1">
          <table:table-cell office:value-type="string" calcext:value-type="string">
            <text:p>V pulse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V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30])/SQRT(3)" office:value-type="float" office:value="0.0176669182372025" calcext:value-type="float">
            <text:p>0,017666918237203</text:p>
          </table:table-cell>
          <table:table-cell table:formula="of:=2/10*[.D30]/SQRT(24)/1000" office:value-type="float" office:value="0.00816496580927726" calcext:value-type="float">
            <text:p>0,008164965809277</text:p>
          </table:table-cell>
          <table:table-cell table:style-name="ce5" table:formula="of:=SQRT([.G30]^2+[.F30]^2)" office:value-type="float" office:value="0.0194624424640554" calcext:value-type="float">
            <text:p>0,019462442464055</text:p>
          </table:table-cell>
          <table:table-cell table:style-name="ce8" table:formula="of:=[.H30]/[.B30]" office:value-type="percentage" office:value="0.0190808259451524" calcext:value-type="percentage">
            <text:p>1,91%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8"/>
          <table:table-cell table:number-columns-repeated="16"/>
        </table:table-row>
        <table:table-row table:style-name="ro1">
          <table:table-cell office:value-type="string" calcext:value-type="string">
            <text:p>T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s</text:p>
          </table:table-cell>
          <table:table-cell table:formula="of:=ABS(0.01/100*[.B32])/SQRT(3)" office:value-type="float" office:value="0.000115470053837925" calcext:value-type="float">
            <text:p>0,000115470053838</text:p>
          </table:table-cell>
          <table:table-cell table:formula="of:=2/10*[.D32]/SQRT(24)/1000" office:value-type="float" office:value="0.0204124145231932" calcext:value-type="float">
            <text:p>0,020412414523193</text:p>
          </table:table-cell>
          <table:table-cell table:style-name="ce5" table:formula="of:=SQRT([.G32]^2+[.F32]^2)" office:value-type="float" office:value="0.0204127411192128" calcext:value-type="float">
            <text:p>0,020412741119213</text:p>
          </table:table-cell>
          <table:table-cell table:style-name="ce8" table:formula="of:=[.H32]/[.B32]" office:value-type="percentage" office:value="0.0102063705596064" calcext:value-type="percentage">
            <text:p>1,02%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Qin</text:p>
          </table:table-cell>
          <table:table-cell table:formula="of:=+[.B30]/([.B8]*10^3)*[.B32]*10^-6" office:value-type="float" office:value="0.0000000000765679540592276" calcext:value-type="float">
            <text:p>7,65679540592276E-11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formula="of:=[.B40]/EXP(1)" office:value-type="float" office:value="-64.7467816461739" calcext:value-type="float">
            <text:p>-64,746781646173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1"/>
          <table:table-cell office:value-type="string" calcext:value-type="string">
            <text:p>t(us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V(mV)</text:p>
          </table:table-cell>
          <table:table-cell office:value-type="string" calcext:value-type="string">
            <text:p>di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Vpre max(mV</text:p>
          </table:table-cell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Qin</text:p>
          </table:table-cell>
          <table:table-cell office:value-type="string" calcext:value-type="string">
            <text:p>err</text:p>
          </table:table-cell>
          <table:table-cell table:number-columns-repeated="2"/>
          <table:table-cell office:value-type="string" calcext:value-type="string">
            <text:p>Vpre max (V)</text:p>
          </table:table-cell>
          <table:table-cell office:value-type="string" calcext:value-type="string">
            <text:p>Qin ©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-148" calcext:value-type="float">
            <text:p>-148</text:p>
          </table:table-cell>
          <table:table-cell office:value-type="string" calcext:value-type="string">
            <text:p>2V</text:p>
          </table:table-cell>
          <table:table-cell table:number-columns-repeated="2"/>
          <table:table-cell table:formula="of:=[.L39]*10^-6" office:value-type="float" office:value="0.000022" calcext:value-type="float">
            <text:p>2,2E-05</text:p>
          </table:table-cell>
          <table:table-cell table:formula="of:=LN(ABS([.N39]*10^-3))" office:value-type="float" office:value="-1.91054300521802" calcext:value-type="float">
            <text:p>-1,91054300521802</text:p>
          </table:table-cell>
          <table:table-cell/>
          <table:table-cell table:formula="of:=[.L39]" office:value-type="float" office:value="22" calcext:value-type="float">
            <text:p>22</text:p>
          </table:table-cell>
          <table:table-cell table:formula="of:=LOG([.N39]/[.$B$40])" office:value-type="float" office:value="-0.0752509524191924" calcext:value-type="float">
            <text:p>-0,0752509524191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" office:value-type="float" office:value="-176" calcext:value-type="float">
            <text:p>-176</text:p>
          </table:table-cell>
          <table:table-cell office:value-type="string" calcext:value-type="string">
            <text:p>50mV</text:p>
          </table:table-cell>
          <table:table-cell/>
          <table:table-cell table:formula="of:=[.$B$30]/[.$B$8]*10^-3*[.A40]*10^-6" office:value-type="float" office:value="0.0000000000765679540592276" calcext:value-type="float">
            <text:p>7,65679540592276E-11</text:p>
          </table:table-cell>
          <table:table-cell table:formula="of:=[.E40]*SQRT(([.$H$8]/[.$B$8])^2+([.$H$30]/[.$B$30])^2)" office:value-type="float" office:value="0.00000000000146136776595898" calcext:value-type="float">
            <text:p>1,46136776595898E-12</text:p>
          </table:table-cell>
          <table:table-cell table:style-name="ce8" table:formula="of:=[.F40]/[.E40]" office:value-type="percentage" office:value="0.0190858928374731" calcext:value-type="percentage">
            <text:p>1,91%</text:p>
          </table:table-cell>
          <table:table-cell/>
          <table:table-cell table:formula="of:=[.B40]" office:value-type="float" office:value="-176" calcext:value-type="float">
            <text:p>-176</text:p>
          </table:table-cell>
          <table:table-cell table:formula="of:=[.E40]*10^12" office:value-type="float" office:value="76.5679540592276" calcext:value-type="float">
            <text:p>76,567954059227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-132" calcext:value-type="float">
            <text:p>-132</text:p>
          </table:table-cell>
          <table:table-cell table:number-columns-repeated="3"/>
          <table:table-cell table:formula="of:=[.L40]*10^-6" office:value-type="float" office:value="0.000047" calcext:value-type="float">
            <text:p>4,7E-05</text:p>
          </table:table-cell>
          <table:table-cell table:formula="of:=LN(ABS([.N40]*10^-3))" office:value-type="float" office:value="-2.02495335639577" calcext:value-type="float">
            <text:p>-2,02495335639577</text:p>
          </table:table-cell>
          <table:table-cell/>
          <table:table-cell table:formula="of:=[.L40]" office:value-type="float" office:value="47" calcext:value-type="float">
            <text:p>47</text:p>
          </table:table-cell>
          <table:table-cell table:formula="of:=LOG([.N40]/[.$B$40])" office:value-type="float" office:value="-0.1249387366083" calcext:value-type="float">
            <text:p>-0,12493873660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52" calcext:value-type="float">
            <text:p>-352</text:p>
          </table:table-cell>
          <table:table-cell office:value-type="string" calcext:value-type="string">
            <text:p>100mV</text:p>
          </table:table-cell>
          <table:table-cell/>
          <table:table-cell table:formula="of:=[.$B$30]/[.$B$8]*10^-3*[.A41]*10^-6" office:value-type="float" office:value="0.000000000153135908118455" calcext:value-type="float">
            <text:p>1,53135908118455E-10</text:p>
          </table:table-cell>
          <table:table-cell table:formula="of:=[.E41]*SQRT(([.$H$8]/[.$B$8])^2+([.$H$30]/[.$B$30])^2)" office:value-type="float" office:value="0.00000000000292273553191796" calcext:value-type="float">
            <text:p>2,92273553191796E-12</text:p>
          </table:table-cell>
          <table:table-cell table:style-name="ce8" table:formula="of:=[.F41]/[.E41]" office:value-type="percentage" office:value="0.0190858928374731" calcext:value-type="percentage">
            <text:p>1,91%</text:p>
          </table:table-cell>
          <table:table-cell/>
          <table:table-cell table:formula="of:=[.B41]" office:value-type="float" office:value="-352" calcext:value-type="float">
            <text:p>-352</text:p>
          </table:table-cell>
          <table:table-cell table:formula="of:=[.E41]*10^12" office:value-type="float" office:value="153.135908118455" calcext:value-type="float">
            <text:p>153,135908118455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-116" calcext:value-type="float">
            <text:p>-116</text:p>
          </table:table-cell>
          <table:table-cell table:number-columns-repeated="3"/>
          <table:table-cell table:formula="of:=[.L41]*10^-6" office:value-type="float" office:value="0.000072" calcext:value-type="float">
            <text:p>7,2E-05</text:p>
          </table:table-cell>
          <table:table-cell table:formula="of:=LN(ABS([.N41]*10^-3))" office:value-type="float" office:value="-2.15416508787577" calcext:value-type="float">
            <text:p>-2,15416508787577</text:p>
          </table:table-cell>
          <table:table-cell/>
          <table:table-cell table:formula="of:=[.L41]" office:value-type="float" office:value="72" calcext:value-type="float">
            <text:p>72</text:p>
          </table:table-cell>
          <table:table-cell table:formula="of:=LOG([.N41]/[.$B$40])" office:value-type="float" office:value="-0.181054678587231" calcext:value-type="float">
            <text:p>-0,1810546785872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20" calcext:value-type="float">
            <text:p>-520</text:p>
          </table:table-cell>
          <table:table-cell office:value-type="string" calcext:value-type="string">
            <text:p>100mV</text:p>
          </table:table-cell>
          <table:table-cell/>
          <table:table-cell table:formula="of:=[.$B$30]/[.$B$8]*10^-3*[.A42]*10^-6" office:value-type="float" office:value="0.000000000229703862177683" calcext:value-type="float">
            <text:p>2,29703862177683E-10</text:p>
          </table:table-cell>
          <table:table-cell table:formula="of:=[.E42]*SQRT(([.$H$8]/[.$B$8])^2+([.$H$30]/[.$B$30])^2)" office:value-type="float" office:value="0.00000000000438410329787693" calcext:value-type="float">
            <text:p>4,38410329787693E-12</text:p>
          </table:table-cell>
          <table:table-cell table:style-name="ce8" table:formula="of:=[.F42]/[.E42]" office:value-type="percentage" office:value="0.0190858928374731" calcext:value-type="percentage">
            <text:p>1,91%</text:p>
          </table:table-cell>
          <table:table-cell/>
          <table:table-cell table:formula="of:=[.B42]" office:value-type="float" office:value="-520" calcext:value-type="float">
            <text:p>-520</text:p>
          </table:table-cell>
          <table:table-cell table:formula="of:=[.E42]*10^12" office:value-type="float" office:value="229.703862177683" calcext:value-type="float">
            <text:p>229,703862177683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-100" calcext:value-type="float">
            <text:p>-100</text:p>
          </table:table-cell>
          <table:table-cell table:number-columns-repeated="3"/>
          <table:table-cell table:formula="of:=[.L42]*10^-6" office:value-type="float" office:value="0.000097" calcext:value-type="float">
            <text:p>9,7E-05</text:p>
          </table:table-cell>
          <table:table-cell table:formula="of:=LN(ABS([.N42]*10^-3))" office:value-type="float" office:value="-2.30258509299405" calcext:value-type="float">
            <text:p>-2,30258509299405</text:p>
          </table:table-cell>
          <table:table-cell/>
          <table:table-cell table:formula="of:=[.L42]" office:value-type="float" office:value="97" calcext:value-type="float">
            <text:p>97</text:p>
          </table:table-cell>
          <table:table-cell table:formula="of:=LOG([.N42]/[.$B$40])" office:value-type="float" office:value="-0.24551266781415" calcext:value-type="float">
            <text:p>-0,245512667814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80" calcext:value-type="float">
            <text:p>-680</text:p>
          </table:table-cell>
          <table:table-cell office:value-type="string" calcext:value-type="string">
            <text:p>100mV</text:p>
          </table:table-cell>
          <table:table-cell/>
          <table:table-cell table:formula="of:=[.$B$30]/[.$B$8]*10^-3*[.A43]*10^-6" office:value-type="float" office:value="0.00000000030627181623691" calcext:value-type="float">
            <text:p>3,0627181623691E-10</text:p>
          </table:table-cell>
          <table:table-cell table:formula="of:=[.E43]*SQRT(([.$H$8]/[.$B$8])^2+([.$H$30]/[.$B$30])^2)" office:value-type="float" office:value="0.00000000000584547106383591" calcext:value-type="float">
            <text:p>5,84547106383591E-12</text:p>
          </table:table-cell>
          <table:table-cell table:style-name="ce8" table:formula="of:=[.F43]/[.E43]" office:value-type="percentage" office:value="0.0190858928374731" calcext:value-type="percentage">
            <text:p>1,91%</text:p>
          </table:table-cell>
          <table:table-cell/>
          <table:table-cell table:formula="of:=[.B43]" office:value-type="float" office:value="-680" calcext:value-type="float">
            <text:p>-680</text:p>
          </table:table-cell>
          <table:table-cell table:formula="of:=[.E43]*10^12" office:value-type="float" office:value="306.27181623691" calcext:value-type="float">
            <text:p>306,27181623691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-87.2" calcext:value-type="float">
            <text:p>-87,2</text:p>
          </table:table-cell>
          <table:table-cell table:number-columns-repeated="3"/>
          <table:table-cell table:formula="of:=[.L43]*10^-6" office:value-type="float" office:value="0.000122" calcext:value-type="float">
            <text:p>0,000122</text:p>
          </table:table-cell>
          <table:table-cell table:formula="of:=LN(ABS([.N43]*10^-3))" office:value-type="float" office:value="-2.4395509480672" calcext:value-type="float">
            <text:p>-2,4395509480672</text:p>
          </table:table-cell>
          <table:table-cell/>
          <table:table-cell table:formula="of:=[.L43]" office:value-type="float" office:value="122" calcext:value-type="float">
            <text:p>122</text:p>
          </table:table-cell>
          <table:table-cell table:formula="of:=LOG([.N43]/[.$B$40])" office:value-type="float" office:value="-0.304996182881582" calcext:value-type="float">
            <text:p>-0,3049961828815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48" calcext:value-type="float">
            <text:p>-848</text:p>
          </table:table-cell>
          <table:table-cell office:value-type="string" calcext:value-type="string">
            <text:p>200mV</text:p>
          </table:table-cell>
          <table:table-cell/>
          <table:table-cell table:formula="of:=[.$B$30]/[.$B$8]*10^-3*[.A44]*10^-6" office:value-type="float" office:value="0.000000000382839770296138" calcext:value-type="float">
            <text:p>3,82839770296138E-10</text:p>
          </table:table-cell>
          <table:table-cell table:formula="of:=[.E44]*SQRT(([.$H$8]/[.$B$8])^2+([.$H$30]/[.$B$30])^2)" office:value-type="float" office:value="0.00000000000730683882979489" calcext:value-type="float">
            <text:p>7,30683882979489E-12</text:p>
          </table:table-cell>
          <table:table-cell table:style-name="ce8" table:formula="of:=[.F44]/[.E44]" office:value-type="percentage" office:value="0.0190858928374731" calcext:value-type="percentage">
            <text:p>1,91%</text:p>
          </table:table-cell>
          <table:table-cell/>
          <table:table-cell table:formula="of:=[.B44]" office:value-type="float" office:value="-848" calcext:value-type="float">
            <text:p>-848</text:p>
          </table:table-cell>
          <table:table-cell table:formula="of:=[.E44]*10^12" office:value-type="float" office:value="382.839770296138" calcext:value-type="float">
            <text:p>382,839770296138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-76" calcext:value-type="float">
            <text:p>-76</text:p>
          </table:table-cell>
          <table:table-cell table:number-columns-repeated="3"/>
          <table:table-cell table:formula="of:=[.L44]*10^-6" office:value-type="float" office:value="0.000147" calcext:value-type="float">
            <text:p>0,000147</text:p>
          </table:table-cell>
          <table:table-cell table:formula="of:=LN(ABS([.N44]*10^-3))" office:value-type="float" office:value="-2.57702193869581" calcext:value-type="float">
            <text:p>-2,57702193869581</text:p>
          </table:table-cell>
          <table:table-cell/>
          <table:table-cell table:formula="of:=[.L44]" office:value-type="float" office:value="147" calcext:value-type="float">
            <text:p>147</text:p>
          </table:table-cell>
          <table:table-cell table:formula="of:=LOG([.N44]/[.$B$40])" office:value-type="float" office:value="-0.364699075533358" calcext:value-type="float">
            <text:p>-0,36469907553335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2" calcext:value-type="float">
            <text:p>172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3"/>
          <table:table-cell table:formula="of:=[.L45]*10^-6" office:value-type="float" office:value="0.000172" calcext:value-type="float">
            <text:p>0,000172</text:p>
          </table:table-cell>
          <table:table-cell table:formula="of:=LN(ABS([.N45]*10^-3))" office:value-type="float" office:value="-2.74887219562247" calcext:value-type="float">
            <text:p>-2,74887219562247</text:p>
          </table:table-cell>
          <table:table-cell/>
          <table:table-cell table:formula="of:=[.L45]" office:value-type="float" office:value="172" calcext:value-type="float">
            <text:p>172</text:p>
          </table:table-cell>
          <table:table-cell table:formula="of:=LOG([.N45]/[.$B$40])" office:value-type="float" office:value="-0.439332693830263" calcext:value-type="float">
            <text:p>-0,439332693830263</text:p>
          </table:table-cell>
          <table:table-cell table:number-columns-repeated="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pre max(mV</text:p>
          </table:table-cell>
          <table:table-cell office:value-type="string" calcext:value-type="string">
            <text:p>div(mV)</text:p>
          </table:table-cell>
          <table:table-cell table:number-columns-repeated="23"/>
        </table:table-row>
        <table:table-row table:style-name="ro1">
          <table:table-cell table:formula="of:=[.A37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ABS(3/100*[.A49])/SQRT(3)" office:value-type="float" office:value="0" calcext:value-type="float">
            <text:p>0</text:p>
          </table:table-cell>
          <table:table-cell table:formula="of:=2/10*[.B49]/SQRT(24)" office:value-type="float" office:value="2.04124145231932" calcext:value-type="float">
            <text:p>2,04124145231932</text:p>
          </table:table-cell>
          <table:table-cell table:style-name="ce5" table:formula="of:=SQRT([.D49]^2+[.C49]^2)" office:value-type="float" office:value="2.04124145231932" calcext:value-type="float">
            <text:p>2,04124145231932</text:p>
          </table:table-cell>
          <table:table-cell table:style-name="ce8" table:formula="of:==ABS([.E49]/[.A49])" office:value-type="string" office:string-value="" calcext:value-type="error">
            <text:p>#DIV/0!</text:p>
          </table:table-cell>
          <table:table-cell table:number-columns-repeated="11"/>
          <table:table-cell office:value-type="string" calcext:value-type="string">
            <text:p>MISURA GIUSTA</text:p>
          </table:table-cell>
          <table:table-cell table:number-columns-repeated="7"/>
        </table:table-row>
        <table:table-row table:style-name="ro1">
          <table:table-cell office:value-type="float" office:value="-352" calcext:value-type="float">
            <text:p>-352</text:p>
          </table:table-cell>
          <table:table-cell office:value-type="float" office:value="100" calcext:value-type="float">
            <text:p>100</text:p>
          </table:table-cell>
          <table:table-cell table:formula="of:=ABS(3/100*[.A50])/SQRT(3)" office:value-type="float" office:value="6.09681884264245" calcext:value-type="float">
            <text:p>6,09681884264245</text:p>
          </table:table-cell>
          <table:table-cell table:formula="of:=2/10*[.B50]/SQRT(24)" office:value-type="float" office:value="4.08248290463863" calcext:value-type="float">
            <text:p>4,08248290463863</text:p>
          </table:table-cell>
          <table:table-cell table:style-name="ce5" table:formula="of:=SQRT([.D50]^2+[.C50]^2)" office:value-type="float" office:value="7.33742915922646" calcext:value-type="float">
            <text:p>7,33742915922646</text:p>
          </table:table-cell>
          <table:table-cell table:style-name="ce8" table:formula="of:==ABS([.E50]/[.A50])" office:value-type="percentage" office:value="0.0208449692023479" calcext:value-type="percentage">
            <text:p>2,08%</text:p>
          </table:table-cell>
          <table:table-cell table:number-columns-repeated="3"/>
          <table:table-cell office:value-type="string" calcext:value-type="string">
            <text:p>tempo s</text:p>
          </table:table-cell>
          <table:table-cell office:value-type="string" calcext:value-type="string">
            <text:p>Vpre max(V)</text:p>
          </table:table-cell>
          <table:table-cell table:number-columns-repeated="14"/>
        </table:table-row>
        <table:table-row table:style-name="ro1">
          <table:table-cell office:value-type="float" office:value="-520" calcext:value-type="float">
            <text:p>-520</text:p>
          </table:table-cell>
          <table:table-cell office:value-type="float" office:value="100" calcext:value-type="float">
            <text:p>100</text:p>
          </table:table-cell>
          <table:table-cell table:formula="of:=ABS(3/100*[.A51])/SQRT(3)" office:value-type="float" office:value="9.00666419935816" calcext:value-type="float">
            <text:p>9,00666419935816</text:p>
          </table:table-cell>
          <table:table-cell table:formula="of:=2/10*[.B51]/SQRT(24)" office:value-type="float" office:value="4.08248290463863" calcext:value-type="float">
            <text:p>4,08248290463863</text:p>
          </table:table-cell>
          <table:table-cell table:style-name="ce5" table:formula="of:=SQRT([.D51]^2+[.C51]^2)" office:value-type="float" office:value="9.88871410582118" calcext:value-type="float">
            <text:p>9,88871410582118</text:p>
          </table:table-cell>
          <table:table-cell table:style-name="ce8" table:formula="of:==ABS([.E51]/[.A51])" office:value-type="percentage" office:value="0.01901675789581" calcext:value-type="percentage">
            <text:p>1,90%</text:p>
          </table:table-cell>
          <table:table-cell table:number-columns-repeated="3"/>
          <table:table-cell table:formula="of:=[.L39]*10^-6" office:value-type="float" office:value="0.000022" calcext:value-type="float">
            <text:p>2,2E-05</text:p>
          </table:table-cell>
          <table:table-cell table:formula="of:=[.N39]*10^-3" office:value-type="float" office:value="-0.148" calcext:value-type="float">
            <text:p>-0,148</text:p>
          </table:table-cell>
          <table:table-cell table:number-columns-repeated="6"/>
          <table:table-cell office:value-type="string" calcext:value-type="string">
            <text:p>t(us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V(mV)</text:p>
          </table:table-cell>
          <table:table-cell office:value-type="string" calcext:value-type="string">
            <text:p>div</text:p>
          </table:table-cell>
          <table:table-cell table:number-columns-repeated="4"/>
        </table:table-row>
        <table:table-row table:style-name="ro1">
          <table:table-cell office:value-type="float" office:value="-680" calcext:value-type="float">
            <text:p>-680</text:p>
          </table:table-cell>
          <table:table-cell office:value-type="float" office:value="100" calcext:value-type="float">
            <text:p>100</text:p>
          </table:table-cell>
          <table:table-cell table:formula="of:=ABS(3/100*[.A52])/SQRT(3)" office:value-type="float" office:value="11.7779454914684" calcext:value-type="float">
            <text:p>11,7779454914684</text:p>
          </table:table-cell>
          <table:table-cell table:formula="of:=2/10*[.B52]/SQRT(24)" office:value-type="float" office:value="4.08248290463863" calcext:value-type="float">
            <text:p>4,08248290463863</text:p>
          </table:table-cell>
          <table:table-cell table:style-name="ce5" table:formula="of:=SQRT([.D52]^2+[.C52]^2)" office:value-type="float" office:value="12.4654188323805" calcext:value-type="float">
            <text:p>12,4654188323805</text:p>
          </table:table-cell>
          <table:table-cell table:style-name="ce8" table:formula="of:==ABS([.E52]/[.A52])" office:value-type="percentage" office:value="0.0183314982829125" calcext:value-type="percentage">
            <text:p>1,83%</text:p>
          </table:table-cell>
          <table:table-cell table:number-columns-repeated="3"/>
          <table:table-cell table:formula="of:=[.L40]*10^-6" office:value-type="float" office:value="0.000047" calcext:value-type="float">
            <text:p>4,7E-05</text:p>
          </table:table-cell>
          <table:table-cell table:formula="of:=[.N40]*10^-3" office:value-type="float" office:value="-0.132" calcext:value-type="float">
            <text:p>-0,132</text:p>
          </table:table-cell>
          <table:table-cell table:number-columns-repeated="2"/>
          <table:table-cell table:formula="of:=1/2422.44" office:value-type="float" office:value="0.000412806921946467" calcext:value-type="float">
            <text:p>0,00041280692194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50us</text:p>
          </table:table-cell>
          <table:table-cell office:value-type="float" office:value="-144" calcext:value-type="float">
            <text:p>-144</text:p>
          </table:table-cell>
          <table:table-cell office:value-type="string" calcext:value-type="string">
            <text:p>50mV</text:p>
          </table:table-cell>
          <table:table-cell table:number-columns-repeated="2"/>
          <table:table-cell table:formula="of:=[.R52]*10^-6" office:value-type="float" office:value="0.000038" calcext:value-type="float">
            <text:p>3,8E-05</text:p>
          </table:table-cell>
          <table:table-cell table:formula="of:=LN(ABS([.T52]*10^-3))" office:value-type="float" office:value="-1.93794197940614" calcext:value-type="float">
            <text:p>-1,93794197940614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200" calcext:value-type="float">
            <text:p>200</text:p>
          </table:table-cell>
          <table:table-cell table:formula="of:=ABS(3/100*[.A53])/SQRT(3)" office:value-type="float" office:value="14.6877908481841" calcext:value-type="float">
            <text:p>14,6877908481841</text:p>
          </table:table-cell>
          <table:table-cell table:formula="of:=2/10*[.B53]/SQRT(24)" office:value-type="float" office:value="8.16496580927726" calcext:value-type="float">
            <text:p>8,16496580927726</text:p>
          </table:table-cell>
          <table:table-cell table:style-name="ce5" table:formula="of:=SQRT([.D53]^2+[.C53]^2)" office:value-type="float" office:value="16.8046977558856" calcext:value-type="float">
            <text:p>16,8046977558856</text:p>
          </table:table-cell>
          <table:table-cell table:style-name="ce8" table:formula="of:==ABS([.E53]/[.A53])" office:value-type="percentage" office:value="0.0198168605611859" calcext:value-type="percentage">
            <text:p>1,98%</text:p>
          </table:table-cell>
          <table:table-cell table:number-columns-repeated="3"/>
          <table:table-cell table:formula="of:=[.L41]*10^-6" office:value-type="float" office:value="0.000072" calcext:value-type="float">
            <text:p>7,2E-05</text:p>
          </table:table-cell>
          <table:table-cell table:formula="of:=[.N41]*10^-3" office:value-type="float" office:value="-0.116" calcext:value-type="float">
            <text:p>-0,116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/>
          <table:table-cell office:value-type="float" office:value="-120" calcext:value-type="float">
            <text:p>-120</text:p>
          </table:table-cell>
          <table:table-cell table:number-columns-repeated="3"/>
          <table:table-cell table:formula="of:=[.R53]*10^-6" office:value-type="float" office:value="0.000078" calcext:value-type="float">
            <text:p>7,8E-05</text:p>
          </table:table-cell>
          <table:table-cell table:formula="of:=LN(ABS([.T53]*10^-3))" office:value-type="float" office:value="-2.12026353620009" calcext:value-type="float">
            <text:p>-2,12026353620009</text:p>
          </table:table-cell>
        </table:table-row>
        <table:table-row table:style-name="ro1">
          <table:table-cell table:number-columns-repeated="9"/>
          <table:table-cell table:formula="of:=[.L42]*10^-6" office:value-type="float" office:value="0.000097" calcext:value-type="float">
            <text:p>9,7E-05</text:p>
          </table:table-cell>
          <table:table-cell table:formula="of:=[.N42]*10^-3" office:value-type="float" office:value="-0.1" calcext:value-type="float">
            <text:p>-0,1</text:p>
          </table:table-cell>
          <table:table-cell table:number-columns-repeated="6"/>
          <table:table-cell office:value-type="float" office:value="116" calcext:value-type="float">
            <text:p>116</text:p>
          </table:table-cell>
          <table:table-cell/>
          <table:table-cell office:value-type="float" office:value="-100" calcext:value-type="float">
            <text:p>-100</text:p>
          </table:table-cell>
          <table:table-cell table:number-columns-repeated="3"/>
          <table:table-cell table:formula="of:=[.R54]*10^-6" office:value-type="float" office:value="0.000116" calcext:value-type="float">
            <text:p>0,000116</text:p>
          </table:table-cell>
          <table:table-cell table:formula="of:=LN(ABS([.T54]*10^-3))" office:value-type="float" office:value="-2.30258509299405" calcext:value-type="float">
            <text:p>-2,30258509299405</text:p>
          </table:table-cell>
        </table:table-row>
        <table:table-row table:style-name="ro1">
          <table:table-cell table:number-columns-repeated="9"/>
          <table:table-cell table:formula="of:=[.L43]*10^-6" office:value-type="float" office:value="0.000122" calcext:value-type="float">
            <text:p>0,000122</text:p>
          </table:table-cell>
          <table:table-cell table:formula="of:=[.N43]*10^-3" office:value-type="float" office:value="-0.0872" calcext:value-type="float">
            <text:p>-0,087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3"/>
          <table:table-cell table:formula="of:=[.R55]*10^-6" office:value-type="float" office:value="0.000156" calcext:value-type="float">
            <text:p>0,000156</text:p>
          </table:table-cell>
          <table:table-cell table:formula="of:=LN(ABS([.T55]*10^-3))" office:value-type="float" office:value="-2.50103603171788" calcext:value-type="float">
            <text:p>-2,50103603171788</text:p>
          </table:table-cell>
        </table:table-row>
        <table:table-row table:style-name="ro1">
          <table:table-cell table:number-columns-repeated="9"/>
          <table:table-cell table:formula="of:=[.L44]*10^-6" office:value-type="float" office:value="0.000147" calcext:value-type="float">
            <text:p>0,000147</text:p>
          </table:table-cell>
          <table:table-cell table:formula="of:=[.N44]*10^-3" office:value-type="float" office:value="-0.076" calcext:value-type="float">
            <text:p>-0,076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3"/>
          <table:table-cell table:formula="of:=[.R56]*10^-6" office:value-type="float" office:value="0.000196" calcext:value-type="float">
            <text:p>0,000196</text:p>
          </table:table-cell>
          <table:table-cell table:formula="of:=LN(ABS([.T56]*10^-3))" office:value-type="float" office:value="-2.68824757380603" calcext:value-type="float">
            <text:p>-2,68824757380603</text:p>
          </table:table-cell>
        </table:table-row>
        <table:table-row table:style-name="ro1">
          <table:table-cell table:number-columns-repeated="9"/>
          <table:table-cell table:formula="of:=[.L45]*10^-6" office:value-type="float" office:value="0.000172" calcext:value-type="float">
            <text:p>0,000172</text:p>
          </table:table-cell>
          <table:table-cell table:formula="of:=[.N45]*10^-3" office:value-type="float" office:value="-0.064" calcext:value-type="float">
            <text:p>-0,064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/>
          <table:table-cell office:value-type="float" office:value="-56" calcext:value-type="float">
            <text:p>-56</text:p>
          </table:table-cell>
          <table:table-cell table:number-columns-repeated="3"/>
          <table:table-cell table:formula="of:=[.R57]*10^-6" office:value-type="float" office:value="0.000242" calcext:value-type="float">
            <text:p>0,000242</text:p>
          </table:table-cell>
          <table:table-cell table:formula="of:=LN(ABS([.T57]*10^-3))" office:value-type="float" office:value="-2.88240358824699" calcext:value-type="float">
            <text:p>-2,88240358824699</text:p>
          </table:table-cell>
        </table:table-row>
        <table:table-row table:style-name="ro1">
          <table:table-cell office:value-type="string" calcext:value-type="string">
            <text:p>interp</text:p>
          </table:table-cell>
          <table:table-cell table:number-columns-repeated="16"/>
          <table:table-cell office:value-type="float" office:value="292" calcext:value-type="float">
            <text:p>292</text:p>
          </table:table-cell>
          <table:table-cell/>
          <table:table-cell office:value-type="float" office:value="-44" calcext:value-type="float">
            <text:p>-44</text:p>
          </table:table-cell>
          <table:table-cell table:number-columns-repeated="3"/>
          <table:table-cell table:formula="of:=[.R58]*10^-6" office:value-type="float" office:value="0.000292" calcext:value-type="float">
            <text:p>0,000292</text:p>
          </table:table-cell>
          <table:table-cell table:formula="of:=LN(ABS([.T58]*10^-3))" office:value-type="float" office:value="-3.12356564506388" calcext:value-type="float">
            <text:p>-3,12356564506388</text:p>
          </table:table-cell>
        </table:table-row>
        <table:table-row table:style-name="ro1">
          <table:table-cell table:number-columns-repeated="17"/>
          <table:table-cell office:value-type="float" office:value="404" calcext:value-type="float">
            <text:p>404</text:p>
          </table:table-cell>
          <table:table-cell/>
          <table:table-cell office:value-type="float" office:value="-26" calcext:value-type="float">
            <text:p>-26</text:p>
          </table:table-cell>
          <table:table-cell table:number-columns-repeated="3"/>
          <table:table-cell table:formula="of:=[.R59]*10^-6" office:value-type="float" office:value="0.000404" calcext:value-type="float">
            <text:p>0,000404</text:p>
          </table:table-cell>
          <table:table-cell table:formula="of:=LN(ABS([.T59]*10^-3))" office:value-type="float" office:value="-3.64965874096066" calcext:value-type="float">
            <text:p>-3,64965874096066</text:p>
          </table:table-cell>
        </table:table-row>
        <table:table-row table:style-name="ro1">
          <table:table-cell office:value-type="string" calcext:value-type="string">
            <text:p>Vpre max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Err V</text:p>
          </table:table-cell>
          <table:table-cell office:value-type="string" calcext:value-type="string">
            <text:p>Err Qin</text:p>
          </table:table-cell>
          <table:table-cell table:number-columns-repeated="21"/>
        </table:table-row>
        <table:table-row table:style-name="ro1">
          <table:table-cell table:formula="of:=[.A49]" office:value-type="float" office:value="0" calcext:value-type="float">
            <text:p>0</text:p>
          </table:table-cell>
          <table:table-cell table:formula="of:=[.E40]*10^12" office:value-type="float" office:value="76.5679540592276" calcext:value-type="float">
            <text:p>76,5679540592276</text:p>
          </table:table-cell>
          <table:table-cell table:style-name="ce5" table:formula="of:=[.E49]" office:value-type="float" office:value="2.04124145231932" calcext:value-type="float">
            <text:p>2,04124145231932</text:p>
          </table:table-cell>
          <table:table-cell table:formula="of:=[.F40]*10^12" office:value-type="float" office:value="1.46136776595898" calcext:value-type="float">
            <text:p>1,46136776595898</text:p>
          </table:table-cell>
          <table:table-cell table:number-columns-repeated="5"/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00000005002398" calcext:value-type="float">
            <text:p>-5,00E-14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61]" office:value-type="float" office:value="0" calcext:value-type="float">
            <text:p>0,00E+00</text:p>
          </table:table-cell>
          <table:table-cell table:formula="of:=LOG([.K61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1">
          <table:table-cell office:value-type="float" office:value="-352" calcext:value-type="float">
            <text:p>-352</text:p>
          </table:table-cell>
          <table:table-cell table:formula="of:=[.E41]*10^12" office:value-type="float" office:value="153.135908118455" calcext:value-type="float">
            <text:p>153,135908118455</text:p>
          </table:table-cell>
          <table:table-cell table:style-name="ce5" table:formula="of:=SQRT([.B62]^2+[.A62]^2)" office:value-type="float" office:value="383.867954321879" calcext:value-type="float">
            <text:p>383,867954321879</text:p>
          </table:table-cell>
          <table:table-cell table:formula="of:=[.F41]*10^12" office:value-type="float" office:value="2.92273553191796" calcext:value-type="float">
            <text:p>2,92273553191796</text:p>
          </table:table-cell>
          <table:table-cell table:number-columns-repeated="5"/>
          <table:table-cell table:style-name="ce1" office:value-type="float" office:value="0.000000001" calcext:value-type="float">
            <text:p>1,00E-09</text:p>
          </table:table-cell>
          <table:table-cell table:style-name="ce1" office:value-type="float" office:value="0.0002878505" calcext:value-type="float">
            <text:p>2,88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office:value-type="float" office:value="-520" calcext:value-type="float">
            <text:p>-520</text:p>
          </table:table-cell>
          <table:table-cell table:formula="of:=[.E42]*10^12" office:value-type="float" office:value="229.703862177683" calcext:value-type="float">
            <text:p>229,703862177683</text:p>
          </table:table-cell>
          <table:table-cell table:style-name="ce5" table:formula="of:=SQRT([.B63]^2+[.A63]^2)" office:value-type="float" office:value="568.475034015869" calcext:value-type="float">
            <text:p>568,475034015869</text:p>
          </table:table-cell>
          <table:table-cell table:formula="of:=[.F42]*10^12" office:value-type="float" office:value="4.38410329787693" calcext:value-type="float">
            <text:p>4,38410329787693</text:p>
          </table:table-cell>
          <table:table-cell table:number-columns-repeated="5"/>
          <table:table-cell table:style-name="ce1" office:value-type="float" office:value="0.00000000236607144240853" calcext:value-type="float">
            <text:p>2,37E-09</text:p>
          </table:table-cell>
          <table:table-cell table:style-name="ce1" office:value-type="float" office:value="0.0002558325" calcext:value-type="float">
            <text:p>2,56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office:value-type="float" office:value="-680" calcext:value-type="float">
            <text:p>-680</text:p>
          </table:table-cell>
          <table:table-cell table:formula="of:=[.E43]*10^12" office:value-type="float" office:value="306.27181623691" calcext:value-type="float">
            <text:p>306,27181623691</text:p>
          </table:table-cell>
          <table:table-cell table:style-name="ce5" table:formula="of:=SQRT([.B64]^2+[.A64]^2)" office:value-type="float" office:value="745.789799756644" calcext:value-type="float">
            <text:p>745,789799756644</text:p>
          </table:table-cell>
          <table:table-cell table:formula="of:=[.F43]*10^12" office:value-type="float" office:value="5.84547106383591" calcext:value-type="float">
            <text:p>5,84547106383591</text:p>
          </table:table-cell>
          <table:table-cell table:number-columns-repeated="5"/>
          <table:table-cell table:style-name="ce1" office:value-type="float" office:value="0.00000000373214288481706" calcext:value-type="float">
            <text:p>3,73E-09</text:p>
          </table:table-cell>
          <table:table-cell table:style-name="ce1" office:value-type="float" office:value="0.0002164068" calcext:value-type="float">
            <text:p>2,16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office:value-type="float" office:value="-848" calcext:value-type="float">
            <text:p>-848</text:p>
          </table:table-cell>
          <table:table-cell table:formula="of:=[.E44]*10^12" office:value-type="float" office:value="382.839770296138" calcext:value-type="float">
            <text:p>382,839770296138</text:p>
          </table:table-cell>
          <table:table-cell table:style-name="ce5" table:formula="of:=SQRT([.B65]^2+[.A65]^2)" office:value-type="float" office:value="930.414042091154" calcext:value-type="float">
            <text:p>930,414042091154</text:p>
          </table:table-cell>
          <table:table-cell table:formula="of:=[.F44]*10^12" office:value-type="float" office:value="7.30683882979489" calcext:value-type="float">
            <text:p>7,30683882979489</text:p>
          </table:table-cell>
          <table:table-cell table:number-columns-repeated="5"/>
          <table:table-cell table:style-name="ce1" office:value-type="float" office:value="0.00000000509821432722559" calcext:value-type="float">
            <text:p>5,10E-09</text:p>
          </table:table-cell>
          <table:table-cell table:style-name="ce1" office:value-type="float" office:value="0.0001695735" calcext:value-type="float">
            <text:p>1,70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646428576963411" calcext:value-type="float">
            <text:p>6,46E-09</text:p>
          </table:table-cell>
          <table:table-cell table:style-name="ce1" office:value-type="float" office:value="0.0001153325" calcext:value-type="float">
            <text:p>1,15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783035721204264" calcext:value-type="float">
            <text:p>7,83E-09</text:p>
          </table:table-cell>
          <table:table-cell table:style-name="ce1" office:value-type="float" office:value="0.00005368384" calcext:value-type="float">
            <text:p>5,37E-05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919642865445117" calcext:value-type="float">
            <text:p>9,20E-09</text:p>
          </table:table-cell>
          <table:table-cell table:style-name="ce1" office:value-type="float" office:value="-0.00001537251" calcext:value-type="float">
            <text:p>-1,54E-05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105625000968597" calcext:value-type="float">
            <text:p>1,06E-08</text:p>
          </table:table-cell>
          <table:table-cell table:style-name="ce1" office:value-type="float" office:value="-0.00009183653" calcext:value-type="float">
            <text:p>-9,18E-05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201625001940992" calcext:value-type="float">
            <text:p>2,02E-08</text:p>
          </table:table-cell>
          <table:table-cell table:style-name="ce1" office:value-type="float" office:value="-0.000696508" calcext:value-type="float">
            <text:p>-6,97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393625003885783" calcext:value-type="float">
            <text:p>3,94E-08</text:p>
          </table:table-cell>
          <table:table-cell table:style-name="ce1" office:value-type="float" office:value="-0.0021722" calcext:value-type="float">
            <text:p>-2,17E-03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de</text:p>
          </table:table-cell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00777625007775365" calcext:value-type="float">
            <text:p>7,78E-08</text:p>
          </table:table-cell>
          <table:table-cell table:style-name="ce1" office:value-type="float" office:value="-0.005449604" calcext:value-type="float">
            <text:p>-5,45E-03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0154562501555453" calcext:value-type="float">
            <text:p>1,55E-07</text:p>
          </table:table-cell>
          <table:table-cell table:style-name="ce1" office:value-type="float" office:value="-0.01221756" calcext:value-type="float">
            <text:p>-1,22E-02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2"/>
          <table:table-cell table:style-name="ce1"/>
          <table:table-cell table:number-columns-repeated="3"/>
          <table:table-cell table:formula="of:=[.O73]-0.000002" office:value-type="float" office:value="-0.000002" calcext:value-type="float">
            <text:p>-2E-06</text:p>
          </table:table-cell>
          <table:table-cell table:formula="of:=[.P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2001" calcext:value-type="float">
            <text:p>2,00E-06</text:p>
          </table:table-cell>
          <table:table-cell table:style-name="ce1" office:value-type="float" office:value="-0.1748039" calcext:value-type="float">
            <text:p>-1,75E-01</text:p>
          </table:table-cell>
          <table:table-cell table:style-name="ce1" office:value-type="float" office:value="1.06" calcext:value-type="float">
            <text:p>1,06E+00</text:p>
          </table:table-cell>
          <table:table-cell table:formula="of:=[.K74]/EXP(1)" office:value-type="float" office:value="-0.0643067610465887" calcext:value-type="float">
            <text:p>-0,064306761046589</text:p>
          </table:table-cell>
          <table:table-cell/>
          <table:table-cell table:style-name="ce1" table:formula="of:=[.J75]" office:value-type="float" office:value="0.000002002" calcext:value-type="float">
            <text:p>2,00E-06</text:p>
          </table:table-cell>
          <table:table-cell table:formula="of:=LN(ABS([.K75]))" office:value-type="float" office:value="-1.74194754152253" calcext:value-type="float">
            <text:p>-1,74194754152253</text:p>
          </table:table-cell>
          <table:table-cell table:number-columns-repeated="2"/>
          <table:table-cell table:formula="of:=[.O74]-0.000002" office:value-type="float" office:value="0.00000000200000000000015" calcext:value-type="float">
            <text:p>2,00000000000015E-09</text:p>
          </table:table-cell>
          <table:table-cell table:formula="of:=[.P74]" office:value-type="float" office:value="-1.74194754152253" calcext:value-type="float">
            <text:p>-1,741947541522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2002" calcext:value-type="float">
            <text:p>2,00E-06</text:p>
          </table:table-cell>
          <table:table-cell table:style-name="ce1" office:value-type="float" office:value="-0.1751789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6]" office:value-type="float" office:value="0.00000200345714285714" calcext:value-type="float">
            <text:p>2,00E-06</text:p>
          </table:table-cell>
          <table:table-cell table:formula="of:=LN(ABS([.K76]))" office:value-type="float" office:value="-1.74141622599622" calcext:value-type="float">
            <text:p>-1,74141622599622</text:p>
          </table:table-cell>
          <table:table-cell table:number-columns-repeated="2"/>
          <table:table-cell table:formula="of:=[.O75]-0.000002" office:value-type="float" office:value="0.00000000345714285713997" calcext:value-type="float">
            <text:p>3,45714285713997E-09</text:p>
          </table:table-cell>
          <table:table-cell table:formula="of:=[.P75]" office:value-type="float" office:value="-1.74141622599622" calcext:value-type="float">
            <text:p>-1,741416225996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200345714285714" calcext:value-type="float">
            <text:p>2,00E-06</text:p>
          </table:table-cell>
          <table:table-cell table:style-name="ce1" office:value-type="float" office:value="-0.175272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7]" office:value-type="float" office:value="0.00000200491428571429" calcext:value-type="float">
            <text:p>2,00E-06</text:p>
          </table:table-cell>
          <table:table-cell table:formula="of:=LN(ABS([.K77]))" office:value-type="float" office:value="-1.74093195329845" calcext:value-type="float">
            <text:p>-1,74093195329845</text:p>
          </table:table-cell>
          <table:table-cell table:number-columns-repeated="2"/>
          <table:table-cell table:formula="of:=[.O76]-0.000002" office:value-type="float" office:value="0.00000000491428571428996" calcext:value-type="float">
            <text:p>4,91428571428996E-09</text:p>
          </table:table-cell>
          <table:table-cell table:formula="of:=[.P76]" office:value-type="float" office:value="-1.74093195329845" calcext:value-type="float">
            <text:p>-1,7409319532984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7"/>
          <table:table-cell table:style-name="ce1" office:value-type="float" office:value="0.00000200491428571429" calcext:value-type="float">
            <text:p>2,00E-06</text:p>
          </table:table-cell>
          <table:table-cell table:style-name="ce1" office:value-type="float" office:value="-0.1753569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8]" office:value-type="float" office:value="0.00000200637142857143" calcext:value-type="float">
            <text:p>2,01E-06</text:p>
          </table:table-cell>
          <table:table-cell table:formula="of:=LN(ABS([.K78]))" office:value-type="float" office:value="-1.74049465524607" calcext:value-type="float">
            <text:p>-1,74049465524607</text:p>
          </table:table-cell>
          <table:table-cell table:number-columns-repeated="2"/>
          <table:table-cell table:formula="of:=[.O77]-0.000002" office:value-type="float" office:value="0.00000000637142857142978" calcext:value-type="float">
            <text:p>6,37142857142978E-09</text:p>
          </table:table-cell>
          <table:table-cell table:formula="of:=[.P77]" office:value-type="float" office:value="-1.74049465524607" calcext:value-type="float">
            <text:p>-1,7404946552460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0637142857143" calcext:value-type="float">
            <text:p>2,01E-06</text:p>
          </table:table-cell>
          <table:table-cell table:style-name="ce1" office:value-type="float" office:value="-0.1754336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9]" office:value-type="float" office:value="0.00000200782857142857" calcext:value-type="float">
            <text:p>2,01E-06</text:p>
          </table:table-cell>
          <table:table-cell table:formula="of:=LN(ABS([.K79]))" office:value-type="float" office:value="-1.74010427033584" calcext:value-type="float">
            <text:p>-1,74010427033584</text:p>
          </table:table-cell>
          <table:table-cell table:number-columns-repeated="2"/>
          <table:table-cell table:formula="of:=[.O78]-0.000002" office:value-type="float" office:value="0.00000000782857142857002" calcext:value-type="float">
            <text:p>7,82857142857002E-09</text:p>
          </table:table-cell>
          <table:table-cell table:formula="of:=[.P78]" office:value-type="float" office:value="-1.74010427033584" calcext:value-type="float">
            <text:p>-1,7401042703358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0782857142857" calcext:value-type="float">
            <text:p>2,01E-06</text:p>
          </table:table-cell>
          <table:table-cell table:style-name="ce1" office:value-type="float" office:value="-0.1755021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0]" office:value-type="float" office:value="0.00000200928571428571" calcext:value-type="float">
            <text:p>2,01E-06</text:p>
          </table:table-cell>
          <table:table-cell table:formula="of:=LN(ABS([.K80]))" office:value-type="float" office:value="-1.73976074371556" calcext:value-type="float">
            <text:p>-1,73976074371556</text:p>
          </table:table-cell>
          <table:table-cell table:number-columns-repeated="2"/>
          <table:table-cell table:formula="of:=[.O79]-0.000002" office:value-type="float" office:value="0.00000000928571428570984" calcext:value-type="float">
            <text:p>9,28571428570984E-09</text:p>
          </table:table-cell>
          <table:table-cell table:formula="of:=[.P79]" office:value-type="float" office:value="-1.73976074371556" calcext:value-type="float">
            <text:p>-1,7397607437155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0928571428571" calcext:value-type="float">
            <text:p>2,01E-06</text:p>
          </table:table-cell>
          <table:table-cell table:style-name="ce1" office:value-type="float" office:value="-0.1755624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1]" office:value-type="float" office:value="0.00000201074285714286" calcext:value-type="float">
            <text:p>2,01E-06</text:p>
          </table:table-cell>
          <table:table-cell table:formula="of:=LN(ABS([.K81]))" office:value-type="float" office:value="-1.73946402715828" calcext:value-type="float">
            <text:p>-1,73946402715828</text:p>
          </table:table-cell>
          <table:table-cell table:number-columns-repeated="2"/>
          <table:table-cell table:formula="of:=[.O80]-0.000002" office:value-type="float" office:value="0.0000000107428571428598" calcext:value-type="float">
            <text:p>1,07428571428598E-08</text:p>
          </table:table-cell>
          <table:table-cell table:formula="of:=[.P80]" office:value-type="float" office:value="-1.73946402715828" calcext:value-type="float">
            <text:p>-1,7394640271582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1074285714286" calcext:value-type="float">
            <text:p>2,01E-06</text:p>
          </table:table-cell>
          <table:table-cell table:style-name="ce1" office:value-type="float" office:value="-0.1756145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2]" office:value-type="float" office:value="0.0000020122" calcext:value-type="float">
            <text:p>2,01E-06</text:p>
          </table:table-cell>
          <table:table-cell table:formula="of:=LN(ABS([.K82]))" office:value-type="float" office:value="-1.73921407903972" calcext:value-type="float">
            <text:p>-1,73921407903972</text:p>
          </table:table-cell>
          <table:table-cell table:number-columns-repeated="2"/>
          <table:table-cell table:formula="of:=[.O81]-0.000002" office:value-type="float" office:value="0.0000000122000000000001" calcext:value-type="float">
            <text:p>1,22000000000001E-08</text:p>
          </table:table-cell>
          <table:table-cell table:formula="of:=[.P81]" office:value-type="float" office:value="-1.73921407903972" calcext:value-type="float">
            <text:p>-1,7392140790397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122" calcext:value-type="float">
            <text:p>2,01E-06</text:p>
          </table:table-cell>
          <table:table-cell table:style-name="ce1" office:value-type="float" office:value="-0.1756584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3]" office:value-type="float" office:value="0.00000202244" calcext:value-type="float">
            <text:p>2,02E-06</text:p>
          </table:table-cell>
          <table:table-cell table:formula="of:=LN(ABS([.K83]))" office:value-type="float" office:value="-1.73785838807407" calcext:value-type="float">
            <text:p>-1,73785838807407</text:p>
          </table:table-cell>
          <table:table-cell table:number-columns-repeated="2"/>
          <table:table-cell table:formula="of:=[.O82]-0.000002" office:value-type="float" office:value="0.0000000224399999999998" calcext:value-type="float">
            <text:p>2,24399999999998E-08</text:p>
          </table:table-cell>
          <table:table-cell table:formula="of:=[.P82]" office:value-type="float" office:value="-1.73785838807407" calcext:value-type="float">
            <text:p>-1,7378583880740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2244" calcext:value-type="float">
            <text:p>2,02E-06</text:p>
          </table:table-cell>
          <table:table-cell table:style-name="ce1" office:value-type="float" office:value="-0.1758967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4]" office:value-type="float" office:value="0.00000204292" calcext:value-type="float">
            <text:p>2,04E-06</text:p>
          </table:table-cell>
          <table:table-cell table:formula="of:=LN(ABS([.K84]))" office:value-type="float" office:value="-1.73672597810479" calcext:value-type="float">
            <text:p>-1,73672597810479</text:p>
          </table:table-cell>
          <table:table-cell table:number-columns-repeated="2"/>
          <table:table-cell table:formula="of:=[.O83]-0.000002" office:value-type="float" office:value="0.0000000429200000000002" calcext:value-type="float">
            <text:p>4,29200000000002E-08</text:p>
          </table:table-cell>
          <table:table-cell table:formula="of:=[.P83]" office:value-type="float" office:value="-1.73672597810479" calcext:value-type="float">
            <text:p>-1,7367259781047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4292" calcext:value-type="float">
            <text:p>2,04E-06</text:p>
          </table:table-cell>
          <table:table-cell table:style-name="ce1" office:value-type="float" office:value="-0.176096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5]" office:value-type="float" office:value="0.00000208388000000001" calcext:value-type="float">
            <text:p>2,08E-06</text:p>
          </table:table-cell>
          <table:table-cell table:formula="of:=LN(ABS([.K85]))" office:value-type="float" office:value="-1.73630073235432" calcext:value-type="float">
            <text:p>-1,73630073235432</text:p>
          </table:table-cell>
          <table:table-cell table:number-columns-repeated="2"/>
          <table:table-cell table:formula="of:=[.O84]-0.000002" office:value-type="float" office:value="0.0000000838800000000098" calcext:value-type="float">
            <text:p>8,38800000000098E-08</text:p>
          </table:table-cell>
          <table:table-cell table:formula="of:=[.P84]" office:value-type="float" office:value="-1.73630073235432" calcext:value-type="float">
            <text:p>-1,7363007323543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8388000000001" calcext:value-type="float">
            <text:p>2,08E-06</text:p>
          </table:table-cell>
          <table:table-cell table:style-name="ce1" office:value-type="float" office:value="-0.1761709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6]" office:value-type="float" office:value="0.00000216580000000001" calcext:value-type="float">
            <text:p>2,17E-06</text:p>
          </table:table-cell>
          <table:table-cell table:formula="of:=LN(ABS([.K86]))" office:value-type="float" office:value="-1.73657720668952" calcext:value-type="float">
            <text:p>-1,73657720668952</text:p>
          </table:table-cell>
          <table:table-cell table:number-columns-repeated="2"/>
          <table:table-cell table:formula="of:=[.O85]-0.000002" office:value-type="float" office:value="0.00000016580000000001" calcext:value-type="float">
            <text:p>1,6580000000001E-07</text:p>
          </table:table-cell>
          <table:table-cell table:formula="of:=[.P85]" office:value-type="float" office:value="-1.73657720668952" calcext:value-type="float">
            <text:p>-1,7365772066895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16580000000001" calcext:value-type="float">
            <text:p>2,17E-06</text:p>
          </table:table-cell>
          <table:table-cell table:style-name="ce1" office:value-type="float" office:value="-0.1761222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7]" office:value-type="float" office:value="0.00002186089" calcext:value-type="float">
            <text:p>2,19E-05</text:p>
          </table:table-cell>
          <table:table-cell table:formula="of:=LN(ABS([.K87]))" office:value-type="float" office:value="-1.82709218245809" calcext:value-type="float">
            <text:p>-1,82709218245809</text:p>
          </table:table-cell>
          <table:table-cell table:number-columns-repeated="2"/>
          <table:table-cell table:formula="of:=[.O86]-0.000002" office:value-type="float" office:value="0.00001986089" calcext:value-type="float">
            <text:p>1,986089E-05</text:p>
          </table:table-cell>
          <table:table-cell table:formula="of:=[.P86]" office:value-type="float" office:value="-1.82709218245809" calcext:value-type="float">
            <text:p>-1,8270921824580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2186089" calcext:value-type="float">
            <text:p>2,19E-05</text:p>
          </table:table-cell>
          <table:table-cell table:style-name="ce1" office:value-type="float" office:value="-0.1608807" calcext:value-type="float">
            <text:p>-1,61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8]" office:value-type="float" office:value="0.0000415559800000001" calcext:value-type="float">
            <text:p>4,16E-05</text:p>
          </table:table-cell>
          <table:table-cell table:formula="of:=LN(ABS([.K88]))" office:value-type="float" office:value="-1.91913930723617" calcext:value-type="float">
            <text:p>-1,91913930723617</text:p>
          </table:table-cell>
          <table:table-cell table:number-columns-repeated="2"/>
          <table:table-cell table:formula="of:=[.O87]-0.000002" office:value-type="float" office:value="0.0000395559800000001" calcext:value-type="float">
            <text:p>3,95559800000001E-05</text:p>
          </table:table-cell>
          <table:table-cell table:formula="of:=[.P87]" office:value-type="float" office:value="-1.91913930723617" calcext:value-type="float">
            <text:p>-1,9191393072361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415559800000001" calcext:value-type="float">
            <text:p>4,16E-05</text:p>
          </table:table-cell>
          <table:table-cell table:style-name="ce1" office:value-type="float" office:value="-0.1467332" calcext:value-type="float">
            <text:p>-1,47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9]" office:value-type="float" office:value="0.0000612510700000001" calcext:value-type="float">
            <text:p>6,13E-05</text:p>
          </table:table-cell>
          <table:table-cell table:formula="of:=LN(ABS([.K89]))" office:value-type="float" office:value="-2.01231013497728" calcext:value-type="float">
            <text:p>-2,01231013497728</text:p>
          </table:table-cell>
          <table:table-cell table:number-columns-repeated="2"/>
          <table:table-cell table:formula="of:=[.O88]-0.000002" office:value-type="float" office:value="0.0000592510700000001" calcext:value-type="float">
            <text:p>5,92510700000001E-05</text:p>
          </table:table-cell>
          <table:table-cell table:formula="of:=[.P88]" office:value-type="float" office:value="-2.01231013497728" calcext:value-type="float">
            <text:p>-2,0123101349772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612510700000001" calcext:value-type="float">
            <text:p>6,13E-05</text:p>
          </table:table-cell>
          <table:table-cell table:style-name="ce1" office:value-type="float" office:value="-0.1336795" calcext:value-type="float">
            <text:p>-1,34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0]" office:value-type="float" office:value="0.0000809461600000001" calcext:value-type="float">
            <text:p>8,09E-05</text:p>
          </table:table-cell>
          <table:table-cell table:formula="of:=LN(ABS([.K90]))" office:value-type="float" office:value="-2.10603359707006" calcext:value-type="float">
            <text:p>-2,10603359707006</text:p>
          </table:table-cell>
          <table:table-cell table:number-columns-repeated="2"/>
          <table:table-cell table:formula="of:=[.O89]-0.000002" office:value-type="float" office:value="0.0000789461600000001" calcext:value-type="float">
            <text:p>7,89461600000001E-05</text:p>
          </table:table-cell>
          <table:table-cell table:formula="of:=[.P89]" office:value-type="float" office:value="-2.10603359707006" calcext:value-type="float">
            <text:p>-2,1060335970700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809461600000001" calcext:value-type="float">
            <text:p>8,09E-05</text:p>
          </table:table-cell>
          <table:table-cell table:style-name="ce1" office:value-type="float" office:value="-0.1217198" calcext:value-type="float">
            <text:p>-1,22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1]" office:value-type="float" office:value="0.00010064125" calcext:value-type="float">
            <text:p>1,01E-04</text:p>
          </table:table-cell>
          <table:table-cell table:formula="of:=LN(ABS([.K91]))" office:value-type="float" office:value="-2.19954035668456" calcext:value-type="float">
            <text:p>-2,19954035668456</text:p>
          </table:table-cell>
          <table:table-cell table:number-columns-repeated="2"/>
          <table:table-cell table:formula="of:=[.O90]-0.000002" office:value-type="float" office:value="0.00009864125" calcext:value-type="float">
            <text:p>9,864125E-05</text:p>
          </table:table-cell>
          <table:table-cell table:formula="of:=[.P90]" office:value-type="float" office:value="-2.19954035668456" calcext:value-type="float">
            <text:p>-2,1995403566845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0064125" calcext:value-type="float">
            <text:p>1,01E-04</text:p>
          </table:table-cell>
          <table:table-cell table:style-name="ce1" office:value-type="float" office:value="-0.1108541" calcext:value-type="float">
            <text:p>-1,11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2]" office:value-type="float" office:value="0.00012033634" calcext:value-type="float">
            <text:p>1,20E-04</text:p>
          </table:table-cell>
          <table:table-cell table:formula="of:=LN(ABS([.K92]))" office:value-type="float" office:value="-2.29182123176033" calcext:value-type="float">
            <text:p>-2,29182123176033</text:p>
          </table:table-cell>
          <table:table-cell table:number-columns-repeated="2"/>
          <table:table-cell table:formula="of:=[.O91]-0.000002" office:value-type="float" office:value="0.00011833634" calcext:value-type="float">
            <text:p>0,00011833634</text:p>
          </table:table-cell>
          <table:table-cell table:formula="of:=[.P91]" office:value-type="float" office:value="-2.29182123176033" calcext:value-type="float">
            <text:p>-2,2918212317603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2033634" calcext:value-type="float">
            <text:p>1,20E-04</text:p>
          </table:table-cell>
          <table:table-cell table:style-name="ce1" office:value-type="float" office:value="-0.1010822" calcext:value-type="float">
            <text:p>-1,01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3]" office:value-type="float" office:value="0.00014003143" calcext:value-type="float">
            <text:p>1,40E-04</text:p>
          </table:table-cell>
          <table:table-cell table:formula="of:=LN(ABS([.K93]))" office:value-type="float" office:value="-2.38158122352055" calcext:value-type="float">
            <text:p>-2,38158122352055</text:p>
          </table:table-cell>
          <table:table-cell table:number-columns-repeated="2"/>
          <table:table-cell table:formula="of:=[.O92]-0.000002" office:value-type="float" office:value="0.00013803143" calcext:value-type="float">
            <text:p>0,00013803143</text:p>
          </table:table-cell>
          <table:table-cell table:formula="of:=[.P92]" office:value-type="float" office:value="-2.38158122352055" calcext:value-type="float">
            <text:p>-2,3815812235205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4003143" calcext:value-type="float">
            <text:p>1,40E-04</text:p>
          </table:table-cell>
          <table:table-cell table:style-name="ce1" office:value-type="float" office:value="-0.09240435" calcext:value-type="float">
            <text:p>-9,2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4]" office:value-type="float" office:value="0.000159981206785715" calcext:value-type="float">
            <text:p>1,60E-04</text:p>
          </table:table-cell>
          <table:table-cell table:formula="of:=LN(ABS([.K94]))" office:value-type="float" office:value="-2.47322656829168" calcext:value-type="float">
            <text:p>-2,47322656829168</text:p>
          </table:table-cell>
          <table:table-cell table:number-columns-repeated="2"/>
          <table:table-cell table:formula="of:=[.O93]-0.000002" office:value-type="float" office:value="0.000157981206785715" calcext:value-type="float">
            <text:p>0,000157981206786</text:p>
          </table:table-cell>
          <table:table-cell table:formula="of:=[.P93]" office:value-type="float" office:value="-2.47322656829168" calcext:value-type="float">
            <text:p>-2,4732265682916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59981206785715" calcext:value-type="float">
            <text:p>1,60E-04</text:p>
          </table:table-cell>
          <table:table-cell table:style-name="ce1" office:value-type="float" office:value="-0.08431238" calcext:value-type="float">
            <text:p>-8,43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5]" office:value-type="float" office:value="0.000179930983571429" calcext:value-type="float">
            <text:p>1,80E-04</text:p>
          </table:table-cell>
          <table:table-cell table:formula="of:=LN(ABS([.K95]))" office:value-type="float" office:value="-2.56645988773818" calcext:value-type="float">
            <text:p>-2,56645988773818</text:p>
          </table:table-cell>
          <table:table-cell table:number-columns-repeated="2"/>
          <table:table-cell table:formula="of:=[.O94]-0.000002" office:value-type="float" office:value="0.000177930983571429" calcext:value-type="float">
            <text:p>0,000177930983571</text:p>
          </table:table-cell>
          <table:table-cell table:formula="of:=[.P94]" office:value-type="float" office:value="-2.56645988773818" calcext:value-type="float">
            <text:p>-2,5664598877381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79930983571429" calcext:value-type="float">
            <text:p>1,80E-04</text:p>
          </table:table-cell>
          <table:table-cell table:style-name="ce1" office:value-type="float" office:value="-0.07680697" calcext:value-type="float">
            <text:p>-7,6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6]" office:value-type="float" office:value="0.000199880760357143" calcext:value-type="float">
            <text:p>2,00E-04</text:p>
          </table:table-cell>
          <table:table-cell table:formula="of:=LN(ABS([.K96]))" office:value-type="float" office:value="-2.66085945818243" calcext:value-type="float">
            <text:p>-2,66085945818243</text:p>
          </table:table-cell>
          <table:table-cell table:number-columns-repeated="2"/>
          <table:table-cell table:formula="of:=[.O95]-0.000002" office:value-type="float" office:value="0.000197880760357143" calcext:value-type="float">
            <text:p>0,000197880760357</text:p>
          </table:table-cell>
          <table:table-cell table:formula="of:=[.P95]" office:value-type="float" office:value="-2.66085945818243" calcext:value-type="float">
            <text:p>-2,6608594581824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99880760357143" calcext:value-type="float">
            <text:p>2,00E-04</text:p>
          </table:table-cell>
          <table:table-cell table:style-name="ce1" office:value-type="float" office:value="-0.06988813" calcext:value-type="float">
            <text:p>-6,99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7]" office:value-type="float" office:value="0.000219830537142857" calcext:value-type="float">
            <text:p>2,20E-04</text:p>
          </table:table-cell>
          <table:table-cell table:formula="of:=LN(ABS([.K97]))" office:value-type="float" office:value="-2.75583623208216" calcext:value-type="float">
            <text:p>-2,75583623208216</text:p>
          </table:table-cell>
          <table:table-cell table:number-columns-repeated="2"/>
          <table:table-cell table:formula="of:=[.O96]-0.000002" office:value-type="float" office:value="0.000217830537142857" calcext:value-type="float">
            <text:p>0,000217830537143</text:p>
          </table:table-cell>
          <table:table-cell table:formula="of:=[.P96]" office:value-type="float" office:value="-2.75583623208216" calcext:value-type="float">
            <text:p>-2,7558362320821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19830537142857" calcext:value-type="float">
            <text:p>2,20E-04</text:p>
          </table:table-cell>
          <table:table-cell table:style-name="ce1" office:value-type="float" office:value="-0.06355585" calcext:value-type="float">
            <text:p>-6,36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8]" office:value-type="float" office:value="0.000239780313928572" calcext:value-type="float">
            <text:p>2,40E-04</text:p>
          </table:table-cell>
          <table:table-cell table:formula="of:=LN(ABS([.K98]))" office:value-type="float" office:value="-2.85059125914439" calcext:value-type="float">
            <text:p>-2,85059125914439</text:p>
          </table:table-cell>
          <table:table-cell table:number-columns-repeated="2"/>
          <table:table-cell table:formula="of:=[.O97]-0.000002" office:value-type="float" office:value="0.000237780313928572" calcext:value-type="float">
            <text:p>0,000237780313929</text:p>
          </table:table-cell>
          <table:table-cell table:formula="of:=[.P97]" office:value-type="float" office:value="-2.85059125914439" calcext:value-type="float">
            <text:p>-2,8505912591443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39780313928572" calcext:value-type="float">
            <text:p>2,40E-04</text:p>
          </table:table-cell>
          <table:table-cell table:style-name="ce1" office:value-type="float" office:value="-0.05781013" calcext:value-type="float">
            <text:p>-5,7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9]" office:value-type="float" office:value="0.000259730090714286" calcext:value-type="float">
            <text:p>2,60E-04</text:p>
          </table:table-cell>
          <table:table-cell table:formula="of:=LN(ABS([.K99]))" office:value-type="float" office:value="-2.9440704270901" calcext:value-type="float">
            <text:p>-2,9440704270901</text:p>
          </table:table-cell>
          <table:table-cell table:number-columns-repeated="2"/>
          <table:table-cell table:formula="of:=[.O98]-0.000002" office:value-type="float" office:value="0.000257730090714286" calcext:value-type="float">
            <text:p>0,000257730090714</text:p>
          </table:table-cell>
          <table:table-cell table:formula="of:=[.P98]" office:value-type="float" office:value="-2.9440704270901" calcext:value-type="float">
            <text:p>-2,94407042709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59730090714286" calcext:value-type="float">
            <text:p>2,60E-04</text:p>
          </table:table-cell>
          <table:table-cell table:style-name="ce1" office:value-type="float" office:value="-0.05265098" calcext:value-type="float">
            <text:p>-5,27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0]" office:value-type="float" office:value="0.0002796798675" calcext:value-type="float">
            <text:p>2,80E-04</text:p>
          </table:table-cell>
          <table:table-cell table:formula="of:=LN(ABS([.K100]))" office:value-type="float" office:value="-3.03492226717912" calcext:value-type="float">
            <text:p>-3,03492226717912</text:p>
          </table:table-cell>
          <table:table-cell table:number-columns-repeated="2"/>
          <table:table-cell table:formula="of:=[.O99]-0.000002" office:value-type="float" office:value="0.0002776798675" calcext:value-type="float">
            <text:p>0,0002776798675</text:p>
          </table:table-cell>
          <table:table-cell table:formula="of:=[.P99]" office:value-type="float" office:value="-3.03492226717912" calcext:value-type="float">
            <text:p>-3,0349222671791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796798675" calcext:value-type="float">
            <text:p>2,80E-04</text:p>
          </table:table-cell>
          <table:table-cell table:style-name="ce1" office:value-type="float" office:value="-0.0480784" calcext:value-type="float">
            <text:p>-4,81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1]" office:value-type="float" office:value="0.000300048171071429" calcext:value-type="float">
            <text:p>3,00E-04</text:p>
          </table:table-cell>
          <table:table-cell table:formula="of:=LN(ABS([.K101]))" office:value-type="float" office:value="-3.12842356202199" calcext:value-type="float">
            <text:p>-3,12842356202199</text:p>
          </table:table-cell>
          <table:table-cell table:number-columns-repeated="2"/>
          <table:table-cell table:formula="of:=[.O100]-0.000002" office:value-type="float" office:value="0.000298048171071429" calcext:value-type="float">
            <text:p>0,000298048171071</text:p>
          </table:table-cell>
          <table:table-cell table:formula="of:=[.P100]" office:value-type="float" office:value="-3.12842356202199" calcext:value-type="float">
            <text:p>-3,1284235620219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00048171071429" calcext:value-type="float">
            <text:p>3,00E-04</text:p>
          </table:table-cell>
          <table:table-cell table:style-name="ce1" office:value-type="float" office:value="-0.04378677" calcext:value-type="float">
            <text:p>-4,3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2]" office:value-type="float" office:value="0.000320416474642857" calcext:value-type="float">
            <text:p>3,20E-04</text:p>
          </table:table-cell>
          <table:table-cell table:formula="of:=LN(ABS([.K102]))" office:value-type="float" office:value="-3.2236062456876" calcext:value-type="float">
            <text:p>-3,2236062456876</text:p>
          </table:table-cell>
          <table:table-cell table:number-columns-repeated="2"/>
          <table:table-cell table:formula="of:=[.O101]-0.000002" office:value-type="float" office:value="0.000318416474642857" calcext:value-type="float">
            <text:p>0,000318416474643</text:p>
          </table:table-cell>
          <table:table-cell table:formula="of:=[.P101]" office:value-type="float" office:value="-3.2236062456876" calcext:value-type="float">
            <text:p>-3,223606245687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20416474642857" calcext:value-type="float">
            <text:p>3,20E-04</text:p>
          </table:table-cell>
          <table:table-cell table:style-name="ce1" office:value-type="float" office:value="-0.03981123" calcext:value-type="float">
            <text:p>-3,9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3]" office:value-type="float" office:value="0.000340784778214286" calcext:value-type="float">
            <text:p>3,41E-04</text:p>
          </table:table-cell>
          <table:table-cell table:formula="of:=LN(ABS([.K103]))" office:value-type="float" office:value="-3.32002881569729" calcext:value-type="float">
            <text:p>-3,32002881569729</text:p>
          </table:table-cell>
          <table:table-cell table:number-columns-repeated="2"/>
          <table:table-cell table:formula="of:=[.O102]-0.000002" office:value-type="float" office:value="0.000338784778214286" calcext:value-type="float">
            <text:p>0,000338784778214</text:p>
          </table:table-cell>
          <table:table-cell table:formula="of:=[.P102]" office:value-type="float" office:value="-3.32002881569729" calcext:value-type="float">
            <text:p>-3,3200288156972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40784778214286" calcext:value-type="float">
            <text:p>3,41E-04</text:p>
          </table:table-cell>
          <table:table-cell table:style-name="ce1" office:value-type="float" office:value="-0.03615179" calcext:value-type="float">
            <text:p>-3,62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4]" office:value-type="float" office:value="0.000361153081785715" calcext:value-type="float">
            <text:p>3,61E-04</text:p>
          </table:table-cell>
          <table:table-cell table:formula="of:=LN(ABS([.K104]))" office:value-type="float" office:value="-3.41706947961923" calcext:value-type="float">
            <text:p>-3,41706947961923</text:p>
          </table:table-cell>
          <table:table-cell table:number-columns-repeated="2"/>
          <table:table-cell table:formula="of:=[.O103]-0.000002" office:value-type="float" office:value="0.000359153081785715" calcext:value-type="float">
            <text:p>0,000359153081786</text:p>
          </table:table-cell>
          <table:table-cell table:formula="of:=[.P103]" office:value-type="float" office:value="-3.41706947961923" calcext:value-type="float">
            <text:p>-3,4170694796192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61153081785715" calcext:value-type="float">
            <text:p>3,61E-04</text:p>
          </table:table-cell>
          <table:table-cell table:style-name="ce1" office:value-type="float" office:value="-0.03280844" calcext:value-type="float">
            <text:p>-3,2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5]" office:value-type="float" office:value="0.000381521385357143" calcext:value-type="float">
            <text:p>3,82E-04</text:p>
          </table:table-cell>
          <table:table-cell table:formula="of:=LN(ABS([.K105]))" office:value-type="float" office:value="-3.51387829282014" calcext:value-type="float">
            <text:p>-3,51387829282014</text:p>
          </table:table-cell>
          <table:table-cell table:number-columns-repeated="2"/>
          <table:table-cell table:formula="of:=[.O104]-0.000002" office:value-type="float" office:value="0.000379521385357143" calcext:value-type="float">
            <text:p>0,000379521385357</text:p>
          </table:table-cell>
          <table:table-cell table:formula="of:=[.P104]" office:value-type="float" office:value="-3.51387829282014" calcext:value-type="float">
            <text:p>-3,5138782928201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81521385357143" calcext:value-type="float">
            <text:p>3,82E-04</text:p>
          </table:table-cell>
          <table:table-cell table:style-name="ce1" office:value-type="float" office:value="-0.02978119" calcext:value-type="float">
            <text:p>-2,9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6]" office:value-type="float" office:value="0.000401889688928572" calcext:value-type="float">
            <text:p>4,02E-04</text:p>
          </table:table-cell>
          <table:table-cell table:formula="of:=LN(ABS([.K106]))" office:value-type="float" office:value="-3.60932806711864" calcext:value-type="float">
            <text:p>-3,60932806711864</text:p>
          </table:table-cell>
          <table:table-cell table:number-columns-repeated="2"/>
          <table:table-cell table:formula="of:=[.O105]-0.000002" office:value-type="float" office:value="0.000399889688928572" calcext:value-type="float">
            <text:p>0,000399889688929</text:p>
          </table:table-cell>
          <table:table-cell table:formula="of:=[.P105]" office:value-type="float" office:value="-3.60932806711864" calcext:value-type="float">
            <text:p>-3,6093280671186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01889688928572" calcext:value-type="float">
            <text:p>4,02E-04</text:p>
          </table:table-cell>
          <table:table-cell table:style-name="ce1" office:value-type="float" office:value="-0.02707003" calcext:value-type="float">
            <text:p>-2,71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7]" office:value-type="float" office:value="0.0004222579925" calcext:value-type="float">
            <text:p>4,22E-04</text:p>
          </table:table-cell>
          <table:table-cell table:formula="of:=LN(ABS([.K107]))" office:value-type="float" office:value="-3.70196631473787" calcext:value-type="float">
            <text:p>-3,70196631473787</text:p>
          </table:table-cell>
          <table:table-cell table:number-columns-repeated="2"/>
          <table:table-cell table:formula="of:=[.O106]-0.000002" office:value-type="float" office:value="0.0004202579925" calcext:value-type="float">
            <text:p>0,0004202579925</text:p>
          </table:table-cell>
          <table:table-cell table:formula="of:=[.P106]" office:value-type="float" office:value="-3.70196631473787" calcext:value-type="float">
            <text:p>-3,7019663147378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222579925" calcext:value-type="float">
            <text:p>4,22E-04</text:p>
          </table:table-cell>
          <table:table-cell table:style-name="ce1" office:value-type="float" office:value="-0.02467496" calcext:value-type="float">
            <text:p>-2,47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8]" office:value-type="float" office:value="0.000443323840714286" calcext:value-type="float">
            <text:p>4,43E-04</text:p>
          </table:table-cell>
          <table:table-cell table:formula="of:=LN(ABS([.K108]))" office:value-type="float" office:value="-3.7985523659114" calcext:value-type="float">
            <text:p>-3,7985523659114</text:p>
          </table:table-cell>
          <table:table-cell table:number-columns-repeated="2"/>
          <table:table-cell table:formula="of:=[.O107]-0.000002" office:value-type="float" office:value="0.000441323840714286" calcext:value-type="float">
            <text:p>0,000441323840714</text:p>
          </table:table-cell>
          <table:table-cell table:formula="of:=[.P107]" office:value-type="float" office:value="-3.7985523659114" calcext:value-type="float">
            <text:p>-3,798552365911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43323840714286" calcext:value-type="float">
            <text:p>4,43E-04</text:p>
          </table:table-cell>
          <table:table-cell table:style-name="ce1" office:value-type="float" office:value="-0.02240318" calcext:value-type="float">
            <text:p>-2,2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9]" office:value-type="float" office:value="0.000464389688928572" calcext:value-type="float">
            <text:p>4,64E-04</text:p>
          </table:table-cell>
          <table:table-cell table:formula="of:=LN(ABS([.K109]))" office:value-type="float" office:value="-3.89698218776942" calcext:value-type="float">
            <text:p>-3,89698218776942</text:p>
          </table:table-cell>
          <table:table-cell table:number-columns-repeated="2"/>
          <table:table-cell table:formula="of:=[.O108]-0.000002" office:value-type="float" office:value="0.000462389688928572" calcext:value-type="float">
            <text:p>0,000462389688929</text:p>
          </table:table-cell>
          <table:table-cell table:formula="of:=[.P108]" office:value-type="float" office:value="-3.89698218776942" calcext:value-type="float">
            <text:p>-3,8969821877694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64389688928572" calcext:value-type="float">
            <text:p>4,64E-04</text:p>
          </table:table-cell>
          <table:table-cell table:style-name="ce1" office:value-type="float" office:value="-0.02030309" calcext:value-type="float">
            <text:p>-2,03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0]" office:value-type="float" office:value="0.000485455537142858" calcext:value-type="float">
            <text:p>4,85E-04</text:p>
          </table:table-cell>
          <table:table-cell table:formula="of:=LN(ABS([.K110]))" office:value-type="float" office:value="-3.99678219322818" calcext:value-type="float">
            <text:p>-3,99678219322818</text:p>
          </table:table-cell>
          <table:table-cell table:number-columns-repeated="2"/>
          <table:table-cell table:formula="of:=[.O109]-0.000002" office:value-type="float" office:value="0.000483455537142858" calcext:value-type="float">
            <text:p>0,000483455537143</text:p>
          </table:table-cell>
          <table:table-cell table:formula="of:=[.P109]" office:value-type="float" office:value="-3.99678219322818" calcext:value-type="float">
            <text:p>-3,9967821932281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85455537142858" calcext:value-type="float">
            <text:p>4,85E-04</text:p>
          </table:table-cell>
          <table:table-cell table:style-name="ce1" office:value-type="float" office:value="-0.01837467" calcext:value-type="float">
            <text:p>-1,8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1]" office:value-type="float" office:value="0.000506521385357143" calcext:value-type="float">
            <text:p>5,07E-04</text:p>
          </table:table-cell>
          <table:table-cell table:formula="of:=LN(ABS([.K111]))" office:value-type="float" office:value="-4.09727244428865" calcext:value-type="float">
            <text:p>-4,09727244428865</text:p>
          </table:table-cell>
          <table:table-cell table:number-columns-repeated="2"/>
          <table:table-cell table:formula="of:=[.O110]-0.000002" office:value-type="float" office:value="0.000504521385357143" calcext:value-type="float">
            <text:p>0,000504521385357</text:p>
          </table:table-cell>
          <table:table-cell table:formula="of:=[.P110]" office:value-type="float" office:value="-4.09727244428865" calcext:value-type="float">
            <text:p>-4,0972724442886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06521385357143" calcext:value-type="float">
            <text:p>5,07E-04</text:p>
          </table:table-cell>
          <table:table-cell table:style-name="ce1" office:value-type="float" office:value="-0.01661794" calcext:value-type="float">
            <text:p>-1,66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2]" office:value-type="float" office:value="0.000527587233571429" calcext:value-type="float">
            <text:p>5,28E-04</text:p>
          </table:table-cell>
          <table:table-cell table:formula="of:=LN(ABS([.K112]))" office:value-type="float" office:value="-4.19751481159863" calcext:value-type="float">
            <text:p>-4,19751481159863</text:p>
          </table:table-cell>
          <table:table-cell table:number-columns-repeated="2"/>
          <table:table-cell table:formula="of:=[.O111]-0.000002" office:value-type="float" office:value="0.000525587233571429" calcext:value-type="float">
            <text:p>0,000525587233571</text:p>
          </table:table-cell>
          <table:table-cell table:formula="of:=[.P111]" office:value-type="float" office:value="-4.19751481159863" calcext:value-type="float">
            <text:p>-4,1975148115986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27587233571429" calcext:value-type="float">
            <text:p>5,28E-04</text:p>
          </table:table-cell>
          <table:table-cell table:style-name="ce1" office:value-type="float" office:value="-0.01503289" calcext:value-type="float">
            <text:p>-1,50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3]" office:value-type="float" office:value="0.000548653081785715" calcext:value-type="float">
            <text:p>5,49E-04</text:p>
          </table:table-cell>
          <table:table-cell table:formula="of:=LN(ABS([.K113]))" office:value-type="float" office:value="-4.29625048693255" calcext:value-type="float">
            <text:p>-4,29625048693255</text:p>
          </table:table-cell>
          <table:table-cell table:number-columns-repeated="2"/>
          <table:table-cell table:formula="of:=[.O112]-0.000002" office:value-type="float" office:value="0.000546653081785715" calcext:value-type="float">
            <text:p>0,000546653081786</text:p>
          </table:table-cell>
          <table:table-cell table:formula="of:=[.P112]" office:value-type="float" office:value="-4.29625048693255" calcext:value-type="float">
            <text:p>-4,2962504869325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48653081785715" calcext:value-type="float">
            <text:p>5,49E-04</text:p>
          </table:table-cell>
          <table:table-cell table:style-name="ce1" office:value-type="float" office:value="-0.01361953" calcext:value-type="float">
            <text:p>-1,36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4]" office:value-type="float" office:value="0.00056971893" calcext:value-type="float">
            <text:p>5,70E-04</text:p>
          </table:table-cell>
          <table:table-cell table:formula="of:=LN(ABS([.K114]))" office:value-type="float" office:value="-4.39184669401275" calcext:value-type="float">
            <text:p>-4,39184669401275</text:p>
          </table:table-cell>
          <table:table-cell table:number-columns-repeated="2"/>
          <table:table-cell table:formula="of:=[.O113]-0.000002" office:value-type="float" office:value="0.00056771893" calcext:value-type="float">
            <text:p>0,00056771893</text:p>
          </table:table-cell>
          <table:table-cell table:formula="of:=[.P113]" office:value-type="float" office:value="-4.39184669401275" calcext:value-type="float">
            <text:p>-4,3918466940127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6971893" calcext:value-type="float">
            <text:p>5,70E-04</text:p>
          </table:table-cell>
          <table:table-cell table:style-name="ce1" office:value-type="float" office:value="-0.01237785" calcext:value-type="float">
            <text:p>-1,2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5]" office:value-type="float" office:value="0.000592319376428572" calcext:value-type="float">
            <text:p>5,92E-04</text:p>
          </table:table-cell>
          <table:table-cell table:formula="of:=LN(ABS([.K115]))" office:value-type="float" office:value="-4.49518189501986" calcext:value-type="float">
            <text:p>-4,49518189501986</text:p>
          </table:table-cell>
          <table:table-cell table:number-columns-repeated="2"/>
          <table:table-cell table:formula="of:=[.O114]-0.000002" office:value-type="float" office:value="0.000590319376428572" calcext:value-type="float">
            <text:p>0,000590319376429</text:p>
          </table:table-cell>
          <table:table-cell table:formula="of:=[.P114]" office:value-type="float" office:value="-4.49518189501986" calcext:value-type="float">
            <text:p>-4,4951818950198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92319376428572" calcext:value-type="float">
            <text:p>5,92E-04</text:p>
          </table:table-cell>
          <table:table-cell table:style-name="ce1" office:value-type="float" office:value="-0.01116265" calcext:value-type="float">
            <text:p>-1,12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6]" office:value-type="float" office:value="0.000614919822857143" calcext:value-type="float">
            <text:p>6,15E-04</text:p>
          </table:table-cell>
          <table:table-cell table:formula="of:=LN(ABS([.K116]))" office:value-type="float" office:value="-4.60075096514463" calcext:value-type="float">
            <text:p>-4,60075096514463</text:p>
          </table:table-cell>
          <table:table-cell table:number-columns-repeated="2"/>
          <table:table-cell table:formula="of:=[.O115]-0.000002" office:value-type="float" office:value="0.000612919822857143" calcext:value-type="float">
            <text:p>0,000612919822857</text:p>
          </table:table-cell>
          <table:table-cell table:formula="of:=[.P115]" office:value-type="float" office:value="-4.60075096514463" calcext:value-type="float">
            <text:p>-4,6007509651446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14919822857143" calcext:value-type="float">
            <text:p>6,15E-04</text:p>
          </table:table-cell>
          <table:table-cell table:style-name="ce1" office:value-type="float" office:value="-0.01004429" calcext:value-type="float">
            <text:p>-1,00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7]" office:value-type="float" office:value="0.000637520269285715" calcext:value-type="float">
            <text:p>6,38E-04</text:p>
          </table:table-cell>
          <table:table-cell table:formula="of:=LN(ABS([.K117]))" office:value-type="float" office:value="-4.70800533750831" calcext:value-type="float">
            <text:p>-4,70800533750831</text:p>
          </table:table-cell>
          <table:table-cell table:number-columns-repeated="2"/>
          <table:table-cell table:formula="of:=[.O116]-0.000002" office:value-type="float" office:value="0.000635520269285715" calcext:value-type="float">
            <text:p>0,000635520269286</text:p>
          </table:table-cell>
          <table:table-cell table:formula="of:=[.P116]" office:value-type="float" office:value="-4.70800533750831" calcext:value-type="float">
            <text:p>-4,7080053375083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37520269285715" calcext:value-type="float">
            <text:p>6,38E-04</text:p>
          </table:table-cell>
          <table:table-cell table:style-name="ce1" office:value-type="float" office:value="-0.009022757" calcext:value-type="float">
            <text:p>-9,02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8]" office:value-type="float" office:value="0.000660120715714286" calcext:value-type="float">
            <text:p>6,60E-04</text:p>
          </table:table-cell>
          <table:table-cell table:formula="of:=LN(ABS([.K118]))" office:value-type="float" office:value="-4.81613136959479" calcext:value-type="float">
            <text:p>-4,81613136959479</text:p>
          </table:table-cell>
          <table:table-cell table:number-columns-repeated="2"/>
          <table:table-cell table:formula="of:=[.O117]-0.000002" office:value-type="float" office:value="0.000658120715714286" calcext:value-type="float">
            <text:p>0,000658120715714</text:p>
          </table:table-cell>
          <table:table-cell table:formula="of:=[.P117]" office:value-type="float" office:value="-4.81613136959479" calcext:value-type="float">
            <text:p>-4,8161313695947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60120715714286" calcext:value-type="float">
            <text:p>6,60E-04</text:p>
          </table:table-cell>
          <table:table-cell table:style-name="ce1" office:value-type="float" office:value="-0.008098055" calcext:value-type="float">
            <text:p>-8,10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9]" office:value-type="float" office:value="0.000682721162142858" calcext:value-type="float">
            <text:p>6,83E-04</text:p>
          </table:table-cell>
          <table:table-cell table:formula="of:=LN(ABS([.K119]))" office:value-type="float" office:value="-4.92397367826593" calcext:value-type="float">
            <text:p>-4,92397367826593</text:p>
          </table:table-cell>
          <table:table-cell table:number-columns-repeated="2"/>
          <table:table-cell table:formula="of:=[.O118]-0.000002" office:value-type="float" office:value="0.000680721162142858" calcext:value-type="float">
            <text:p>0,000680721162143</text:p>
          </table:table-cell>
          <table:table-cell table:formula="of:=[.P118]" office:value-type="float" office:value="-4.92397367826593" calcext:value-type="float">
            <text:p>-4,9239736782659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82721162142858" calcext:value-type="float">
            <text:p>6,83E-04</text:p>
          </table:table-cell>
          <table:table-cell table:style-name="ce1" office:value-type="float" office:value="-0.007270184" calcext:value-type="float">
            <text:p>-7,2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0]" office:value-type="float" office:value="0.000705321608571429" calcext:value-type="float">
            <text:p>7,05E-04</text:p>
          </table:table-cell>
          <table:table-cell table:formula="of:=LN(ABS([.K120]))" office:value-type="float" office:value="-5.02994916185484" calcext:value-type="float">
            <text:p>-5,02994916185484</text:p>
          </table:table-cell>
          <table:table-cell table:number-columns-repeated="2"/>
          <table:table-cell table:formula="of:=[.O119]-0.000002" office:value-type="float" office:value="0.000703321608571429" calcext:value-type="float">
            <text:p>0,000703321608571</text:p>
          </table:table-cell>
          <table:table-cell table:formula="of:=[.P119]" office:value-type="float" office:value="-5.02994916185484" calcext:value-type="float">
            <text:p>-5,0299491618548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05321608571429" calcext:value-type="float">
            <text:p>7,05E-04</text:p>
          </table:table-cell>
          <table:table-cell table:style-name="ce1" office:value-type="float" office:value="-0.006539143" calcext:value-type="float">
            <text:p>-6,5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1]" office:value-type="float" office:value="0.000727922055000001" calcext:value-type="float">
            <text:p>7,28E-04</text:p>
          </table:table-cell>
          <table:table-cell table:formula="of:=LN(ABS([.K121]))" office:value-type="float" office:value="-5.13196734506381" calcext:value-type="float">
            <text:p>-5,13196734506381</text:p>
          </table:table-cell>
          <table:table-cell table:number-columns-repeated="2"/>
          <table:table-cell table:formula="of:=[.O120]-0.000002" office:value-type="float" office:value="0.000725922055000001" calcext:value-type="float">
            <text:p>0,000725922055</text:p>
          </table:table-cell>
          <table:table-cell table:formula="of:=[.P120]" office:value-type="float" office:value="-5.13196734506381" calcext:value-type="float">
            <text:p>-5,1319673450638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27922055000001" calcext:value-type="float">
            <text:p>7,28E-04</text:p>
          </table:table-cell>
          <table:table-cell table:style-name="ce1" office:value-type="float" office:value="-0.005904932" calcext:value-type="float">
            <text:p>-5,90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2]" office:value-type="float" office:value="0.000753312680000001" calcext:value-type="float">
            <text:p>7,53E-04</text:p>
          </table:table-cell>
          <table:table-cell table:formula="of:=LN(ABS([.K122]))" office:value-type="float" office:value="-5.24743244553354" calcext:value-type="float">
            <text:p>-5,24743244553354</text:p>
          </table:table-cell>
          <table:table-cell table:number-columns-repeated="2"/>
          <table:table-cell table:formula="of:=[.O121]-0.000002" office:value-type="float" office:value="0.000751312680000001" calcext:value-type="float">
            <text:p>0,00075131268</text:p>
          </table:table-cell>
          <table:table-cell table:formula="of:=[.P121]" office:value-type="float" office:value="-5.24743244553354" calcext:value-type="float">
            <text:p>-5,2474324455335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53312680000001" calcext:value-type="float">
            <text:p>7,53E-04</text:p>
          </table:table-cell>
          <table:table-cell table:style-name="ce1" office:value-type="float" office:value="-0.005261009" calcext:value-type="float">
            <text:p>-5,26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3]" office:value-type="float" office:value="0.000778703305000001" calcext:value-type="float">
            <text:p>7,79E-04</text:p>
          </table:table-cell>
          <table:table-cell table:formula="of:=LN(ABS([.K123]))" office:value-type="float" office:value="-5.36595957915692" calcext:value-type="float">
            <text:p>-5,36595957915692</text:p>
          </table:table-cell>
          <table:table-cell table:number-columns-repeated="2"/>
          <table:table-cell table:formula="of:=[.O122]-0.000002" office:value-type="float" office:value="0.000776703305000001" calcext:value-type="float">
            <text:p>0,000776703305</text:p>
          </table:table-cell>
          <table:table-cell table:formula="of:=[.P122]" office:value-type="float" office:value="-5.36595957915692" calcext:value-type="float">
            <text:p>-5,3659595791569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78703305000001" calcext:value-type="float">
            <text:p>7,79E-04</text:p>
          </table:table-cell>
          <table:table-cell table:style-name="ce1" office:value-type="float" office:value="-0.004672974" calcext:value-type="float">
            <text:p>-4,6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4]" office:value-type="float" office:value="0.000804093930000001" calcext:value-type="float">
            <text:p>8,04E-04</text:p>
          </table:table-cell>
          <table:table-cell table:formula="of:=LN(ABS([.K124]))" office:value-type="float" office:value="-5.48685975263987" calcext:value-type="float">
            <text:p>-5,48685975263987</text:p>
          </table:table-cell>
          <table:table-cell table:number-columns-repeated="2"/>
          <table:table-cell table:formula="of:=[.O123]-0.000002" office:value-type="float" office:value="0.000802093930000001" calcext:value-type="float">
            <text:p>0,00080209393</text:p>
          </table:table-cell>
          <table:table-cell table:formula="of:=[.P123]" office:value-type="float" office:value="-5.48685975263987" calcext:value-type="float">
            <text:p>-5,4868597526398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04093930000001" calcext:value-type="float">
            <text:p>8,04E-04</text:p>
          </table:table-cell>
          <table:table-cell table:style-name="ce1" office:value-type="float" office:value="-0.004140827" calcext:value-type="float">
            <text:p>-4,1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5]" office:value-type="float" office:value="0.000829484555000001" calcext:value-type="float">
            <text:p>8,29E-04</text:p>
          </table:table-cell>
          <table:table-cell table:formula="of:=LN(ABS([.K125]))" office:value-type="float" office:value="-5.60904509523433" calcext:value-type="float">
            <text:p>-5,60904509523433</text:p>
          </table:table-cell>
          <table:table-cell table:number-columns-repeated="2"/>
          <table:table-cell table:formula="of:=[.O124]-0.000002" office:value-type="float" office:value="0.000827484555000001" calcext:value-type="float">
            <text:p>0,000827484555</text:p>
          </table:table-cell>
          <table:table-cell table:formula="of:=[.P124]" office:value-type="float" office:value="-5.60904509523433" calcext:value-type="float">
            <text:p>-5,6090450952343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29484555000001" calcext:value-type="float">
            <text:p>8,29E-04</text:p>
          </table:table-cell>
          <table:table-cell table:style-name="ce1" office:value-type="float" office:value="-0.003664567" calcext:value-type="float">
            <text:p>-3,66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6]" office:value-type="float" office:value="0.000854875180000001" calcext:value-type="float">
            <text:p>8,55E-04</text:p>
          </table:table-cell>
          <table:table-cell table:formula="of:=LN(ABS([.K126]))" office:value-type="float" office:value="-5.73088803356146" calcext:value-type="float">
            <text:p>-5,73088803356146</text:p>
          </table:table-cell>
          <table:table-cell table:number-columns-repeated="2"/>
          <table:table-cell table:formula="of:=[.O125]-0.000002" office:value-type="float" office:value="0.000852875180000001" calcext:value-type="float">
            <text:p>0,00085287518</text:p>
          </table:table-cell>
          <table:table-cell table:formula="of:=[.P125]" office:value-type="float" office:value="-5.73088803356146" calcext:value-type="float">
            <text:p>-5,7308880335614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54875180000001" calcext:value-type="float">
            <text:p>8,55E-04</text:p>
          </table:table-cell>
          <table:table-cell table:style-name="ce1" office:value-type="float" office:value="-0.003244195" calcext:value-type="float">
            <text:p>-3,2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7]" office:value-type="float" office:value="0.000880265805000001" calcext:value-type="float">
            <text:p>8,80E-04</text:p>
          </table:table-cell>
          <table:table-cell table:formula="of:=LN(ABS([.K127]))" office:value-type="float" office:value="-5.85006533709162" calcext:value-type="float">
            <text:p>-5,85006533709162</text:p>
          </table:table-cell>
          <table:table-cell table:number-columns-repeated="2"/>
          <table:table-cell table:formula="of:=[.O126]-0.000002" office:value-type="float" office:value="0.000878265805000001" calcext:value-type="float">
            <text:p>0,000878265805</text:p>
          </table:table-cell>
          <table:table-cell table:formula="of:=[.P126]" office:value-type="float" office:value="-5.85006533709162" calcext:value-type="float">
            <text:p>-5,8500653370916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80265805000001" calcext:value-type="float">
            <text:p>8,80E-04</text:p>
          </table:table-cell>
          <table:table-cell table:style-name="ce1" office:value-type="float" office:value="-0.002879711" calcext:value-type="float">
            <text:p>-2,88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8]" office:value-type="float" office:value="0.000905656430000001" calcext:value-type="float">
            <text:p>9,06E-04</text:p>
          </table:table-cell>
          <table:table-cell table:formula="of:=LN(ABS([.K128]))" office:value-type="float" office:value="-5.96341601095795" calcext:value-type="float">
            <text:p>-5,96341601095795</text:p>
          </table:table-cell>
          <table:table-cell table:number-columns-repeated="2"/>
          <table:table-cell table:formula="of:=[.O127]-0.000002" office:value-type="float" office:value="0.000903656430000001" calcext:value-type="float">
            <text:p>0,00090365643</text:p>
          </table:table-cell>
          <table:table-cell table:formula="of:=[.P127]" office:value-type="float" office:value="-5.96341601095795" calcext:value-type="float">
            <text:p>-5,9634160109579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05656430000001" calcext:value-type="float">
            <text:p>9,06E-04</text:p>
          </table:table-cell>
          <table:table-cell table:style-name="ce1" office:value-type="float" office:value="-0.002571114" calcext:value-type="float">
            <text:p>-2,5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9]" office:value-type="float" office:value="0.000926164242500001" calcext:value-type="float">
            <text:p>9,26E-04</text:p>
          </table:table-cell>
          <table:table-cell table:formula="of:=LN(ABS([.K129]))" office:value-type="float" office:value="-6.05934732069595" calcext:value-type="float">
            <text:p>-6,05934732069595</text:p>
          </table:table-cell>
          <table:table-cell table:number-columns-repeated="2"/>
          <table:table-cell table:formula="of:=[.O128]-0.000002" office:value-type="float" office:value="0.000924164242500001" calcext:value-type="float">
            <text:p>0,0009241642425</text:p>
          </table:table-cell>
          <table:table-cell table:formula="of:=[.P128]" office:value-type="float" office:value="-6.05934732069595" calcext:value-type="float">
            <text:p>-6,0593473206959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26164242500001" calcext:value-type="float">
            <text:p>9,26E-04</text:p>
          </table:table-cell>
          <table:table-cell table:style-name="ce1" office:value-type="float" office:value="-0.002335925" calcext:value-type="float">
            <text:p>-2,3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30]" office:value-type="float" office:value="0.000936487903214286" calcext:value-type="float">
            <text:p>9,36E-04</text:p>
          </table:table-cell>
          <table:table-cell table:formula="of:=LN(ABS([.K130]))" office:value-type="float" office:value="-6.10738327167274" calcext:value-type="float">
            <text:p>-6,10738327167274</text:p>
          </table:table-cell>
          <table:table-cell table:number-columns-repeated="2"/>
          <table:table-cell table:formula="of:=[.O129]-0.000002" office:value-type="float" office:value="0.000934487903214286" calcext:value-type="float">
            <text:p>0,000934487903214</text:p>
          </table:table-cell>
          <table:table-cell table:formula="of:=[.P129]" office:value-type="float" office:value="-6.10738327167274" calcext:value-type="float">
            <text:p>-6,1073832716727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36487903214286" calcext:value-type="float">
            <text:p>9,36E-04</text:p>
          </table:table-cell>
          <table:table-cell table:style-name="ce1" office:value-type="float" office:value="-0.002226369" calcext:value-type="float">
            <text:p>-2,23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31]" office:value-type="float" office:value="0.000946811563928572" calcext:value-type="float">
            <text:p>9,47E-04</text:p>
          </table:table-cell>
          <table:table-cell table:formula="of:=LN(ABS([.K131]))" office:value-type="float" office:value="-6.15566630352976" calcext:value-type="float">
            <text:p>-6,15566630352976</text:p>
          </table:table-cell>
          <table:table-cell table:number-columns-repeated="2"/>
          <table:table-cell table:formula="of:=[.O130]-0.000002" office:value-type="float" office:value="0.000944811563928572" calcext:value-type="float">
            <text:p>0,000944811563929</text:p>
          </table:table-cell>
          <table:table-cell table:formula="of:=[.P130]" office:value-type="float" office:value="-6.15566630352976" calcext:value-type="float">
            <text:p>-6,1556663035297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46811563928572" calcext:value-type="float">
            <text:p>9,47E-04</text:p>
          </table:table-cell>
          <table:table-cell table:style-name="ce1" office:value-type="float" office:value="-0.002121427" calcext:value-type="float">
            <text:p>-2,12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32]" office:value-type="float" office:value="0.000957135224642857" calcext:value-type="float">
            <text:p>9,57E-04</text:p>
          </table:table-cell>
          <table:table-cell table:formula="of:=LN(ABS([.K132]))" office:value-type="float" office:value="-6.20411435089018" calcext:value-type="float">
            <text:p>-6,20411435089018</text:p>
          </table:table-cell>
          <table:table-cell table:number-columns-repeated="2"/>
          <table:table-cell table:formula="of:=[.O131]-0.000002" office:value-type="float" office:value="0.000955135224642857" calcext:value-type="float">
            <text:p>0,000955135224643</text:p>
          </table:table-cell>
          <table:table-cell table:formula="of:=[.P131]" office:value-type="float" office:value="-6.20411435089018" calcext:value-type="float">
            <text:p>-6,2041143508901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57135224642857" calcext:value-type="float">
            <text:p>9,57E-04</text:p>
          </table:table-cell>
          <table:table-cell table:style-name="ce1" office:value-type="float" office:value="-0.002021098" calcext:value-type="float">
            <text:p>-2,02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33]" office:value-type="float" office:value="0.000967458885357142" calcext:value-type="float">
            <text:p>9,67E-04</text:p>
          </table:table-cell>
          <table:table-cell table:formula="of:=LN(ABS([.K133]))" office:value-type="float" office:value="-6.25263036999355" calcext:value-type="float">
            <text:p>-6,25263036999355</text:p>
          </table:table-cell>
          <table:table-cell table:number-columns-repeated="2"/>
          <table:table-cell table:formula="of:=[.O132]-0.000002" office:value-type="float" office:value="0.000965458885357142" calcext:value-type="float">
            <text:p>0,000965458885357</text:p>
          </table:table-cell>
          <table:table-cell table:formula="of:=[.P132]" office:value-type="float" office:value="-6.25263036999355" calcext:value-type="float">
            <text:p>-6,2526303699935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67458885357142" calcext:value-type="float">
            <text:p>9,67E-04</text:p>
          </table:table-cell>
          <table:table-cell table:style-name="ce1" office:value-type="float" office:value="-0.001925383" calcext:value-type="float">
            <text:p>-1,93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34]" office:value-type="float" office:value="0.000977782546071428" calcext:value-type="float">
            <text:p>9,78E-04</text:p>
          </table:table-cell>
          <table:table-cell table:formula="of:=LN(ABS([.K134]))" office:value-type="float" office:value="-6.3011021546998" calcext:value-type="float">
            <text:p>-6,3011021546998</text:p>
          </table:table-cell>
          <table:table-cell table:number-columns-repeated="2"/>
          <table:table-cell table:formula="of:=[.O133]-0.000002" office:value-type="float" office:value="0.000975782546071428" calcext:value-type="float">
            <text:p>0,000975782546071</text:p>
          </table:table-cell>
          <table:table-cell table:formula="of:=[.P133]" office:value-type="float" office:value="-6.3011021546998" calcext:value-type="float">
            <text:p>-6,301102154699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77782546071428" calcext:value-type="float">
            <text:p>9,78E-04</text:p>
          </table:table-cell>
          <table:table-cell table:style-name="ce1" office:value-type="float" office:value="-0.001834282" calcext:value-type="float">
            <text:p>-1,83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35]" office:value-type="float" office:value="0.000988106206785713" calcext:value-type="float">
            <text:p>9,88E-04</text:p>
          </table:table-cell>
          <table:table-cell table:formula="of:=LN(ABS([.K135]))" office:value-type="float" office:value="-6.34940085766378" calcext:value-type="float">
            <text:p>-6,34940085766378</text:p>
          </table:table-cell>
          <table:table-cell table:number-columns-repeated="2"/>
          <table:table-cell table:formula="of:=[.O134]-0.000002" office:value-type="float" office:value="0.000986106206785713" calcext:value-type="float">
            <text:p>0,000986106206786</text:p>
          </table:table-cell>
          <table:table-cell table:formula="of:=[.P134]" office:value-type="float" office:value="-6.34940085766378" calcext:value-type="float">
            <text:p>-6,3494008576637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88106206785713" calcext:value-type="float">
            <text:p>9,88E-04</text:p>
          </table:table-cell>
          <table:table-cell table:style-name="ce1" office:value-type="float" office:value="-0.001747794" calcext:value-type="float">
            <text:p>-1,75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36]" office:value-type="float" office:value="0.000998429867499998" calcext:value-type="float">
            <text:p>9,98E-04</text:p>
          </table:table-cell>
          <table:table-cell table:formula="of:=LN(ABS([.K136]))" office:value-type="float" office:value="-6.39737835586723" calcext:value-type="float">
            <text:p>-6,39737835586723</text:p>
          </table:table-cell>
          <table:table-cell table:number-columns-repeated="2"/>
          <table:table-cell table:formula="of:=[.O135]-0.000002" office:value-type="float" office:value="0.000996429867499998" calcext:value-type="float">
            <text:p>0,0009964298675</text:p>
          </table:table-cell>
          <table:table-cell table:formula="of:=[.P135]" office:value-type="float" office:value="-6.39737835586723" calcext:value-type="float">
            <text:p>-6,3973783558672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98429867499998" calcext:value-type="float">
            <text:p>9,98E-04</text:p>
          </table:table-cell>
          <table:table-cell table:style-name="ce1" office:value-type="float" office:value="-0.001665919" calcext:value-type="float">
            <text:p>-1,6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37]" office:value-type="float" office:value="0.000999406429999998" calcext:value-type="float">
            <text:p>9,99E-04</text:p>
          </table:table-cell>
          <table:table-cell table:formula="of:=LN(ABS([.K137]))" office:value-type="float" office:value="-6.40194782519623" calcext:value-type="float">
            <text:p>-6,40194782519623</text:p>
          </table:table-cell>
          <table:table-cell table:number-columns-repeated="2"/>
          <table:table-cell table:formula="of:=[.O136]-0.000002" office:value-type="float" office:value="0.000997406429999998" calcext:value-type="float">
            <text:p>0,00099740643</text:p>
          </table:table-cell>
          <table:table-cell table:formula="of:=[.P136]" office:value-type="float" office:value="-6.40194782519623" calcext:value-type="float">
            <text:p>-6,4019478251962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99406429999998" calcext:value-type="float">
            <text:p>9,99E-04</text:p>
          </table:table-cell>
          <table:table-cell table:style-name="ce1" office:value-type="float" office:value="-0.001658324" calcext:value-type="float">
            <text:p>-1,66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38]" office:value-type="float" office:value="0.001" calcext:value-type="float">
            <text:p>1,00E-03</text:p>
          </table:table-cell>
          <table:table-cell table:formula="of:=LN(ABS([.K138]))" office:value-type="float" office:value="-6.40456714674536" calcext:value-type="float">
            <text:p>-6,40456714674536</text:p>
          </table:table-cell>
          <table:table-cell table:number-columns-repeated="2"/>
          <table:table-cell table:formula="of:=[.O137]-0.000002" office:value-type="float" office:value="0.000998" calcext:value-type="float">
            <text:p>0,000998</text:p>
          </table:table-cell>
          <table:table-cell table:formula="of:=[.P137]" office:value-type="float" office:value="-6.40456714674536" calcext:value-type="float">
            <text:p>-6,4045671467453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1" calcext:value-type="float">
            <text:p>1,00E-03</text:p>
          </table:table-cell>
          <table:table-cell table:style-name="ce1" office:value-type="float" office:value="-0.001653986" calcext:value-type="float">
            <text:p>-1,65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2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(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err lett</text:p>
          </table:table-cell>
          <table:table-cell office:value-type="string" calcext:value-type="string">
            <text:p>err tot</text:p>
          </table:table-cell>
          <table:table-cell office:value-type="string" calcext:value-type="string">
            <text:p>Vout (V)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err lett</text:p>
          </table:table-cell>
          <table:table-cell office:value-type="string" calcext:value-type="string">
            <text:p>err t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rrA</text:p>
          </table:table-cell>
          <table:table-cell table:number-columns-repeated="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.06" calcext:value-type="float">
            <text:p>1,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54])/SQRT(3)" office:value-type="float" office:value="0.0183597385602301" calcext:value-type="float">
            <text:p>0,01835973856023</text:p>
          </table:table-cell>
          <table:table-cell table:formula="of:=2/10*[.C154]/SQRT(24)/1000" office:value-type="float" office:value="0.00816496580927726" calcext:value-type="float">
            <text:p>0,008164965809277</text:p>
          </table:table-cell>
          <table:table-cell table:formula="of:=SQRT([.F154]^2+[.E154]^2)" office:value-type="float" office:value="0.0200934483518053" calcext:value-type="float">
            <text:p>0,020093448351805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ABS(3/100*[.H154])/SQRT(3)" office:value-type="float" office:value="0.332553755053224" calcext:value-type="float">
            <text:p>0,332553755053224</text:p>
          </table:table-cell>
          <table:table-cell table:formula="of:=2/10*[.J154]/SQRT(24)/1000" office:value-type="float" office:value="0.000204124145231932" calcext:value-type="float">
            <text:p>0,000204124145232</text:p>
          </table:table-cell>
          <table:table-cell table:formula="of:=SQRT([.M154]^2+[.L154]^2)" office:value-type="float" office:value="0.332553817699732" calcext:value-type="float">
            <text:p>0,332553817699732</text:p>
          </table:table-cell>
          <table:table-cell table:formula="of:=[.H154]/[.B154]" office:value-type="float" office:value="18.1132075471698" calcext:value-type="float">
            <text:p>18,1132075471698</text:p>
          </table:table-cell>
          <table:table-cell table:formula="of:=[.O154]*SQRT(([.N154]/[.H154])^2+([.G154]/[.B154])^2)" office:value-type="float" office:value="0.465101605607885" calcext:value-type="float">
            <text:p>0,465101605607885</text:p>
          </table:table-cell>
          <table:table-cell table:number-columns-repeated="9"/>
        </table:table-row>
        <table:table-row table:style-name="ro1">
          <table:table-cell table:style-name="ce2" table:formula="of:=[.A154]*3.1" office:value-type="float" office:value="31" calcext:value-type="float">
            <text:p>31</text:p>
          </table:table-cell>
          <table:table-cell office:value-type="float" office:value="1.06" calcext:value-type="float">
            <text:p>1,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55])/SQRT(3)" office:value-type="float" office:value="0.0183597385602301" calcext:value-type="float">
            <text:p>0,01835973856023</text:p>
          </table:table-cell>
          <table:table-cell table:formula="of:=2/10*[.C155]/SQRT(24)/1000" office:value-type="float" office:value="0.00816496580927726" calcext:value-type="float">
            <text:p>0,008164965809277</text:p>
          </table:table-cell>
          <table:table-cell table:formula="of:=SQRT([.F155]^2+[.E155]^2)" office:value-type="float" office:value="0.0200934483518053" calcext:value-type="float">
            <text:p>0,020093448351805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ABS(3/100*[.H155])/SQRT(3)" office:value-type="float" office:value="0.332553755053224" calcext:value-type="float">
            <text:p>0,332553755053224</text:p>
          </table:table-cell>
          <table:table-cell table:formula="of:=2/10*[.J155]/SQRT(24)/1000" office:value-type="float" office:value="0.000204124145231932" calcext:value-type="float">
            <text:p>0,000204124145232</text:p>
          </table:table-cell>
          <table:table-cell table:formula="of:=SQRT([.M155]^2+[.L155]^2)" office:value-type="float" office:value="0.332553817699732" calcext:value-type="float">
            <text:p>0,332553817699732</text:p>
          </table:table-cell>
          <table:table-cell table:formula="of:=[.H155]/[.B155]" office:value-type="float" office:value="18.1132075471698" calcext:value-type="float">
            <text:p>18,1132075471698</text:p>
          </table:table-cell>
          <table:table-cell table:formula="of:=[.O155]*SQRT(([.N155]/[.H155])^2+([.G155]/[.B155])^2)" office:value-type="float" office:value="0.465101605607885" calcext:value-type="float">
            <text:p>0,465101605607885</text:p>
          </table:table-cell>
          <table:table-cell table:number-columns-repeated="9"/>
        </table:table-row>
        <table:table-row table:style-name="ro1">
          <table:table-cell table:style-name="ce2" table:formula="of:=[.A155]*3.1" office:value-type="float" office:value="96.1" calcext:value-type="float">
            <text:p>96</text:p>
          </table:table-cell>
          <table:table-cell office:value-type="float" office:value="1.06" calcext:value-type="float">
            <text:p>1,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56])/SQRT(3)" office:value-type="float" office:value="0.0183597385602301" calcext:value-type="float">
            <text:p>0,01835973856023</text:p>
          </table:table-cell>
          <table:table-cell table:formula="of:=2/10*[.C156]/SQRT(24)/1000" office:value-type="float" office:value="0.00816496580927726" calcext:value-type="float">
            <text:p>0,008164965809277</text:p>
          </table:table-cell>
          <table:table-cell table:formula="of:=SQRT([.F156]^2+[.E156]^2)" office:value-type="float" office:value="0.0200934483518053" calcext:value-type="float">
            <text:p>0,0200934483518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ABS(3/100*[.H156])/SQRT(3)" office:value-type="float" office:value="0.329089653438087" calcext:value-type="float">
            <text:p>0,329089653438087</text:p>
          </table:table-cell>
          <table:table-cell table:formula="of:=2/10*[.J156]/SQRT(24)/1000" office:value-type="float" office:value="0.000204124145231932" calcext:value-type="float">
            <text:p>0,000204124145232</text:p>
          </table:table-cell>
          <table:table-cell table:formula="of:=SQRT([.M156]^2+[.L156]^2)" office:value-type="float" office:value="0.329089716744031" calcext:value-type="float">
            <text:p>0,329089716744031</text:p>
          </table:table-cell>
          <table:table-cell table:formula="of:=[.H156]/[.B156]" office:value-type="float" office:value="17.9245283018868" calcext:value-type="float">
            <text:p>17,9245283018868</text:p>
          </table:table-cell>
          <table:table-cell table:formula="of:=[.O156]*SQRT(([.N156]/[.H156])^2+([.G156]/[.B156])^2)" office:value-type="float" office:value="0.460256798051042" calcext:value-type="float">
            <text:p>0,460256798051042</text:p>
          </table:table-cell>
          <table:table-cell table:number-columns-repeated="9"/>
        </table:table-row>
        <table:table-row table:style-name="ro1">
          <table:table-cell table:style-name="ce2" table:formula="of:=[.A156]*3.1" office:value-type="float" office:value="297.91" calcext:value-type="float">
            <text:p>298</text:p>
          </table:table-cell>
          <table:table-cell office:value-type="float" office:value="1.06" calcext:value-type="float">
            <text:p>1,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57])/SQRT(3)" office:value-type="float" office:value="0.0183597385602301" calcext:value-type="float">
            <text:p>0,01835973856023</text:p>
          </table:table-cell>
          <table:table-cell table:formula="of:=2/10*[.C157]/SQRT(24)/1000" office:value-type="float" office:value="0.00816496580927726" calcext:value-type="float">
            <text:p>0,008164965809277</text:p>
          </table:table-cell>
          <table:table-cell table:formula="of:=SQRT([.F157]^2+[.E157]^2)" office:value-type="float" office:value="0.0200934483518053" calcext:value-type="float">
            <text:p>0,020093448351805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ABS(3/100*[.H157])/SQRT(3)" office:value-type="float" office:value="0.304840942132122" calcext:value-type="float">
            <text:p>0,304840942132122</text:p>
          </table:table-cell>
          <table:table-cell table:formula="of:=2/10*[.J157]/SQRT(24)/1000" office:value-type="float" office:value="0.000204124145231932" calcext:value-type="float">
            <text:p>0,000204124145232</text:p>
          </table:table-cell>
          <table:table-cell table:formula="of:=SQRT([.M157]^2+[.L157]^2)" office:value-type="float" office:value="0.304841010473766" calcext:value-type="float">
            <text:p>0,304841010473766</text:p>
          </table:table-cell>
          <table:table-cell table:formula="of:=[.H157]/[.B157]" office:value-type="float" office:value="16.6037735849057" calcext:value-type="float">
            <text:p>16,6037735849057</text:p>
          </table:table-cell>
          <table:table-cell table:formula="of:=[.O157]*SQRT(([.N157]/[.H157])^2+([.G157]/[.B157])^2)" office:value-type="float" office:value="0.426343145420187" calcext:value-type="float">
            <text:p>0,426343145420187</text:p>
          </table:table-cell>
          <table:table-cell table:number-columns-repeated="9"/>
        </table:table-row>
        <table:table-row table:style-name="ro1">
          <table:table-cell table:style-name="ce2" table:formula="of:=[.A157]*3.1" office:value-type="float" office:value="923.521" calcext:value-type="float">
            <text:p>924</text:p>
          </table:table-cell>
          <table:table-cell office:value-type="float" office:value="1.06" calcext:value-type="float">
            <text:p>1,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58])/SQRT(3)" office:value-type="float" office:value="0.0183597385602301" calcext:value-type="float">
            <text:p>0,01835973856023</text:p>
          </table:table-cell>
          <table:table-cell table:formula="of:=2/10*[.C158]/SQRT(24)/1000" office:value-type="float" office:value="0.00816496580927726" calcext:value-type="float">
            <text:p>0,008164965809277</text:p>
          </table:table-cell>
          <table:table-cell table:formula="of:=SQRT([.F158]^2+[.E158]^2)" office:value-type="float" office:value="0.0200934483518053" calcext:value-type="float">
            <text:p>0,020093448351805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formula="of:=ABS(3/100*[.H158])/SQRT(3)" office:value-type="float" office:value="0.195721741255283" calcext:value-type="float">
            <text:p>0,195721741255283</text:p>
          </table:table-cell>
          <table:table-cell table:formula="of:=2/10*[.J158]/SQRT(24)/1000" office:value-type="float" office:value="0.0000816496580927726" calcext:value-type="float">
            <text:p>8,16496580927726E-05</text:p>
          </table:table-cell>
          <table:table-cell table:formula="of:=SQRT([.M158]^2+[.L158]^2)" office:value-type="float" office:value="0.195721758286264" calcext:value-type="float">
            <text:p>0,195721758286264</text:p>
          </table:table-cell>
          <table:table-cell table:formula="of:=[.H158]/[.B158]" office:value-type="float" office:value="10.6603773584906" calcext:value-type="float">
            <text:p>10,6603773584906</text:p>
          </table:table-cell>
          <table:table-cell table:formula="of:=[.O158]*SQRT(([.N158]/[.H158])^2+([.G158]/[.B158])^2)" office:value-type="float" office:value="0.273731661509013" calcext:value-type="float">
            <text:p>0,273731661509013</text:p>
          </table:table-cell>
          <table:table-cell table:number-columns-repeated="9"/>
        </table:table-row>
        <table:table-row table:style-name="ro1">
          <table:table-cell table:style-name="ce2" table:formula="of:=[.A158]*3.1" office:value-type="float" office:value="2862.9151" calcext:value-type="float">
            <text:p>2863</text:p>
          </table:table-cell>
          <table:table-cell office:value-type="float" office:value="1.06" calcext:value-type="float">
            <text:p>1,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59])/SQRT(3)" office:value-type="float" office:value="0.0183597385602301" calcext:value-type="float">
            <text:p>0,01835973856023</text:p>
          </table:table-cell>
          <table:table-cell table:formula="of:=2/10*[.C159]/SQRT(24)/1000" office:value-type="float" office:value="0.00816496580927726" calcext:value-type="float">
            <text:p>0,008164965809277</text:p>
          </table:table-cell>
          <table:table-cell table:formula="of:=SQRT([.F159]^2+[.E159]^2)" office:value-type="float" office:value="0.0200934483518053" calcext:value-type="float">
            <text:p>0,020093448351805</text:p>
          </table:table-cell>
          <table:table-cell office:value-type="float" office:value="4.64" calcext:value-type="float">
            <text:p>4,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formula="of:=ABS(3/100*[.H159])/SQRT(3)" office:value-type="float" office:value="0.0803671574711959" calcext:value-type="float">
            <text:p>0,080367157471196</text:p>
          </table:table-cell>
          <table:table-cell table:formula="of:=2/10*[.J159]/SQRT(24)/1000" office:value-type="float" office:value="0.0000408248290463863" calcext:value-type="float">
            <text:p>4,08248290463863E-05</text:p>
          </table:table-cell>
          <table:table-cell table:formula="of:=SQRT([.M159]^2+[.L159]^2)" office:value-type="float" office:value="0.0803671678402734" calcext:value-type="float">
            <text:p>0,080367167840273</text:p>
          </table:table-cell>
          <table:table-cell table:formula="of:=[.H159]/[.B159]" office:value-type="float" office:value="4.37735849056604" calcext:value-type="float">
            <text:p>4,37735849056604</text:p>
          </table:table-cell>
          <table:table-cell table:formula="of:=[.O159]*SQRT(([.N159]/[.H159])^2+([.G159]/[.B159])^2)" office:value-type="float" office:value="0.112399551652823" calcext:value-type="float">
            <text:p>0,112399551652823</text:p>
          </table:table-cell>
          <table:table-cell table:number-columns-repeated="9"/>
        </table:table-row>
        <table:table-row table:style-name="ro1">
          <table:table-cell table:style-name="ce2" table:formula="of:=[.A159]*3.1" office:value-type="float" office:value="8875.03681" calcext:value-type="float">
            <text:p>8875</text:p>
          </table:table-cell>
          <table:table-cell office:value-type="float" office:value="1.06" calcext:value-type="float">
            <text:p>1,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60])/SQRT(3)" office:value-type="float" office:value="0.0183597385602301" calcext:value-type="float">
            <text:p>0,01835973856023</text:p>
          </table:table-cell>
          <table:table-cell table:formula="of:=2/10*[.C160]/SQRT(24)/1000" office:value-type="float" office:value="0.00816496580927726" calcext:value-type="float">
            <text:p>0,008164965809277</text:p>
          </table:table-cell>
          <table:table-cell table:formula="of:=SQRT([.F160]^2+[.E160]^2)" office:value-type="float" office:value="0.0200934483518053" calcext:value-type="float">
            <text:p>0,020093448351805</text:p>
          </table:table-cell>
          <table:table-cell office:value-type="float" office:value="1.56" calcext:value-type="float">
            <text:p>1,56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mV</text:p>
          </table:table-cell>
          <table:table-cell table:formula="of:=ABS(3/100*[.H160])/SQRT(3)" office:value-type="float" office:value="0.0270199925980745" calcext:value-type="float">
            <text:p>0,027019992598075</text:p>
          </table:table-cell>
          <table:table-cell table:formula="of:=2/10*[.J160]/SQRT(24)/1000" office:value-type="float" office:value="0.0000204124145231932" calcext:value-type="float">
            <text:p>2,04124145231932E-05</text:p>
          </table:table-cell>
          <table:table-cell table:formula="of:=SQRT([.M160]^2+[.L160]^2)" office:value-type="float" office:value="0.0270200003084135" calcext:value-type="float">
            <text:p>0,027020000308414</text:p>
          </table:table-cell>
          <table:table-cell table:formula="of:=[.H160]/[.B160]" office:value-type="float" office:value="1.47169811320755" calcext:value-type="float">
            <text:p>1,47169811320755</text:p>
          </table:table-cell>
          <table:table-cell table:formula="of:=[.O160]*SQRT(([.N160]/[.H160])^2+([.G160]/[.B160])^2)" office:value-type="float" office:value="0.0377895071230994" calcext:value-type="float">
            <text:p>0,037789507123099</text:p>
          </table:table-cell>
          <table:table-cell table:number-columns-repeated="9"/>
        </table:table-row>
        <table:table-row table:style-name="ro1">
          <table:table-cell table:style-name="ce2" table:formula="of:=[.A160]*3.1" office:value-type="float" office:value="27512.614111" calcext:value-type="float">
            <text:p>27513</text:p>
          </table:table-cell>
          <table:table-cell office:value-type="float" office:value="1.05" calcext:value-type="float">
            <text:p>1,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61])/SQRT(3)" office:value-type="float" office:value="0.0181865334794732" calcext:value-type="float">
            <text:p>0,018186533479473</text:p>
          </table:table-cell>
          <table:table-cell table:formula="of:=2/10*[.C161]/SQRT(24)/1000" office:value-type="float" office:value="0.00816496580927726" calcext:value-type="float">
            <text:p>0,008164965809277</text:p>
          </table:table-cell>
          <table:table-cell table:formula="of:=SQRT([.F161]^2+[.E161]^2)" office:value-type="float" office:value="0.0199353120534058" calcext:value-type="float">
            <text:p>0,019935312053406</text:p>
          </table:table-cell>
          <table:table-cell office:value-type="float" office:value="0.516" calcext:value-type="float">
            <text:p>0,516</text:p>
          </table:table-cell>
          <table:table-cell office:value-type="string" calcext:value-type="string">
            <text:p>mV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V</text:p>
          </table:table-cell>
          <table:table-cell table:formula="of:=ABS(3/100*[.H161])/SQRT(3)" office:value-type="float" office:value="0.00893738216705541" calcext:value-type="float">
            <text:p>0,008937382167055</text:p>
          </table:table-cell>
          <table:table-cell table:formula="of:=2/10*[.J161]/SQRT(24)/1000" office:value-type="float" office:value="0.00000408248290463863" calcext:value-type="float">
            <text:p>4,08248290463863E-06</text:p>
          </table:table-cell>
          <table:table-cell table:formula="of:=SQRT([.M161]^2+[.L161]^2)" office:value-type="float" office:value="0.00893738309946859" calcext:value-type="float">
            <text:p>0,008937383099469</text:p>
          </table:table-cell>
          <table:table-cell table:formula="of:=[.H161]/[.B161]*10^-3" office:value-type="float" office:value="0.000491428571428571" calcext:value-type="float">
            <text:p>0,000491428571429</text:p>
          </table:table-cell>
          <table:table-cell table:formula="of:=[.O161]*SQRT(([.N161]/[.H161])^2+([.G161]/[.B161])^2)" office:value-type="float" office:value="0.0000126295105849554" calcext:value-type="float">
            <text:p>1,26295105849554E-05</text:p>
          </table:table-cell>
          <table:table-cell table:number-columns-repeated="9"/>
        </table:table-row>
        <table:table-row table:style-name="ro1">
          <table:table-cell table:style-name="ce2" table:formula="of:=[.A161]*3.1" office:value-type="float" office:value="85289.1037441" calcext:value-type="float">
            <text:p>85289</text:p>
          </table:table-cell>
          <table:table-cell office:value-type="float" office:value="1.05" calcext:value-type="float">
            <text:p>1,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62])/SQRT(3)" office:value-type="float" office:value="0.0181865334794732" calcext:value-type="float">
            <text:p>0,018186533479473</text:p>
          </table:table-cell>
          <table:table-cell table:formula="of:=2/10*[.C162]/SQRT(24)/1000" office:value-type="float" office:value="0.00816496580927726" calcext:value-type="float">
            <text:p>0,008164965809277</text:p>
          </table:table-cell>
          <table:table-cell table:formula="of:=SQRT([.F162]^2+[.E162]^2)" office:value-type="float" office:value="0.0199353120534058" calcext:value-type="float">
            <text:p>0,019935312053406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mV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V</text:p>
          </table:table-cell>
          <table:table-cell table:formula="of:=ABS(3/100*[.H162])/SQRT(3)" office:value-type="float" office:value="0.00294448637286709" calcext:value-type="float">
            <text:p>0,002944486372867</text:p>
          </table:table-cell>
          <table:table-cell table:formula="of:=2/10*[.J162]/SQRT(24)/1000" office:value-type="float" office:value="0.0000204124145231932" calcext:value-type="float">
            <text:p>2,04124145231932E-05</text:p>
          </table:table-cell>
          <table:table-cell table:formula="of:=SQRT([.M162]^2+[.L162]^2)" office:value-type="float" office:value="0.00294455712572649" calcext:value-type="float">
            <text:p>0,002944557125727</text:p>
          </table:table-cell>
          <table:table-cell table:formula="of:=[.H162]/[.B162]*10^-3" office:value-type="float" office:value="0.000161904761904762" calcext:value-type="float">
            <text:p>0,000161904761905</text:p>
          </table:table-cell>
          <table:table-cell table:formula="of:=[.O162]*SQRT(([.N162]/[.H162])^2+([.G162]/[.B162])^2)" office:value-type="float" office:value="0.00000416093048730421" calcext:value-type="float">
            <text:p>4,16093048730421E-06</text:p>
          </table:table-cell>
          <table:table-cell table:number-columns-repeated="9"/>
        </table:table-row>
        <table:table-row table:style-name="ro1">
          <table:table-cell table:style-name="ce2" table:formula="of:=[.A162]*3.1" office:value-type="float" office:value="264396.22160671" calcext:value-type="float">
            <text:p>264396</text:p>
          </table:table-cell>
          <table:table-cell office:value-type="float" office:value="1.05" calcext:value-type="float">
            <text:p>1,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63])/SQRT(3)" office:value-type="float" office:value="0.0181865334794732" calcext:value-type="float">
            <text:p>0,018186533479473</text:p>
          </table:table-cell>
          <table:table-cell table:formula="of:=2/10*[.C163]/SQRT(24)/1000" office:value-type="float" office:value="0.00816496580927726" calcext:value-type="float">
            <text:p>0,008164965809277</text:p>
          </table:table-cell>
          <table:table-cell table:formula="of:=SQRT([.F163]^2+[.E163]^2)" office:value-type="float" office:value="0.0199353120534058" calcext:value-type="float">
            <text:p>0,019935312053406</text:p>
          </table:table-cell>
          <table:table-cell office:value-type="float" office:value="0.0576" calcext:value-type="float">
            <text:p>0,0576</text:p>
          </table:table-cell>
          <table:table-cell office:value-type="string" calcext:value-type="string">
            <text:p>mV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mV</text:p>
          </table:table-cell>
          <table:table-cell table:formula="of:=ABS(3/100*[.H163])/SQRT(3)" office:value-type="float" office:value="0.000997661265159673" calcext:value-type="float">
            <text:p>0,00099766126516</text:p>
          </table:table-cell>
          <table:table-cell table:formula="of:=2/10*[.J163]/SQRT(24)/1000" office:value-type="float" office:value="0.00000816496580927726" calcext:value-type="float">
            <text:p>8,16496580927726E-06</text:p>
          </table:table-cell>
          <table:table-cell table:formula="of:=SQRT([.M163]^2+[.L163]^2)" office:value-type="float" office:value="0.000997694676074132" calcext:value-type="float">
            <text:p>0,000997694676074</text:p>
          </table:table-cell>
          <table:table-cell table:formula="of:=[.H163]/[.B163]*10^-3" office:value-type="float" office:value="0.0000548571428571429" calcext:value-type="float">
            <text:p>5,48571428571429E-05</text:p>
          </table:table-cell>
          <table:table-cell table:formula="of:=[.O163]*SQRT(([.N163]/[.H163])^2+([.G163]/[.B163])^2)" office:value-type="float" office:value="0.00000140982721149992" calcext:value-type="float">
            <text:p>1,40982721149992E-06</text:p>
          </table:table-cell>
          <table:table-cell table:number-columns-repeated="9"/>
        </table:table-row>
        <table:table-row table:style-name="ro1">
          <table:table-cell table:style-name="ce2" table:formula="of:=[.A163]*3.1" office:value-type="float" office:value="819628.286980801" calcext:value-type="float">
            <text:p>819628</text:p>
          </table:table-cell>
          <table:table-cell office:value-type="float" office:value="1.05" calcext:value-type="float">
            <text:p>1,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formula="of:=ABS(3/100*[.B164])/SQRT(3)" office:value-type="float" office:value="0.0181865334794732" calcext:value-type="float">
            <text:p>0,018186533479473</text:p>
          </table:table-cell>
          <table:table-cell table:formula="of:=2/10*[.C164]/SQRT(24)/1000" office:value-type="float" office:value="0.00816496580927726" calcext:value-type="float">
            <text:p>0,008164965809277</text:p>
          </table:table-cell>
          <table:table-cell table:formula="of:=SQRT([.F164]^2+[.E164]^2)" office:value-type="float" office:value="0.0199353120534058" calcext:value-type="float">
            <text:p>0,019935312053406</text:p>
          </table:table-cell>
          <table:table-cell office:value-type="float" office:value="0.0216" calcext:value-type="float">
            <text:p>0,0216</text:p>
          </table:table-cell>
          <table:table-cell office:value-type="string" calcext:value-type="string">
            <text:p>mV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mV</text:p>
          </table:table-cell>
          <table:table-cell table:formula="of:=ABS(3/100*[.H164])/SQRT(3)" office:value-type="float" office:value="0.000374122974434878" calcext:value-type="float">
            <text:p>0,000374122974435</text:p>
          </table:table-cell>
          <table:table-cell table:formula="of:=2/10*[.J164]/SQRT(24)/1000" office:value-type="float" office:value="0.00000816496580927726" calcext:value-type="float">
            <text:p>8,16496580927726E-06</text:p>
          </table:table-cell>
          <table:table-cell table:formula="of:=SQRT([.M164]^2+[.L164]^2)" office:value-type="float" office:value="0.000374212061091925" calcext:value-type="float">
            <text:p>0,000374212061092</text:p>
          </table:table-cell>
          <table:table-cell table:formula="of:=[.H164]/[.B164]*10^-3" office:value-type="float" office:value="0.0000205714285714286" calcext:value-type="float">
            <text:p>2,05714285714286E-05</text:p>
          </table:table-cell>
          <table:table-cell table:formula="of:=[.O164]*SQRT(([.N164]/[.H164])^2+([.G164]/[.B164])^2)" office:value-type="float" office:value="0.000000528734347748902" calcext:value-type="float">
            <text:p>5,28734347748902E-07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rr A</text:p>
          </table:table-cell>
          <table:table-cell table:number-columns-repeated="22"/>
        </table:table-row>
        <table:table-row table:style-name="ro1">
          <table:table-cell table:style-name="ce6" table:formula="of:=[.A154]" office:value-type="float" office:value="10" calcext:value-type="float">
            <text:p>10</text:p>
          </table:table-cell>
          <table:table-cell table:style-name="ce5" table:formula="of:=[.O154]" office:value-type="float" office:value="18.1132075471698" calcext:value-type="float">
            <text:p>18,1132075471698</text:p>
          </table:table-cell>
          <table:table-cell table:style-name="ce5" table:formula="of:=[.P154]" office:value-type="float" office:value="0.465101605607885" calcext:value-type="float">
            <text:p>0,465101605607885</text:p>
          </table:table-cell>
          <table:table-cell table:style-name="ce7" table:formula="of:=[.C168]/[.B168]" office:value-type="float" office:value="0.0256774844762686" calcext:value-type="float">
            <text:p>0,025677484476269</text:p>
          </table:table-cell>
          <table:table-cell table:number-columns-repeated="21"/>
        </table:table-row>
        <table:table-row table:style-name="ro1">
          <table:table-cell table:style-name="ce6" table:formula="of:=[.A155]" office:value-type="float" office:value="31" calcext:value-type="float">
            <text:p>31</text:p>
          </table:table-cell>
          <table:table-cell table:style-name="ce5" table:formula="of:=[.O155]" office:value-type="float" office:value="18.1132075471698" calcext:value-type="float">
            <text:p>18,1132075471698</text:p>
          </table:table-cell>
          <table:table-cell table:style-name="ce5" table:formula="of:=[.P155]" office:value-type="float" office:value="0.465101605607885" calcext:value-type="float">
            <text:p>0,465101605607885</text:p>
          </table:table-cell>
          <table:table-cell table:style-name="ce7" table:formula="of:=[.C169]/[.B169]" office:value-type="float" office:value="0.0256774844762686" calcext:value-type="float">
            <text:p>0,025677484476269</text:p>
          </table:table-cell>
          <table:table-cell table:number-columns-repeated="21"/>
        </table:table-row>
        <table:table-row table:style-name="ro1">
          <table:table-cell table:style-name="ce6" table:formula="of:=[.A156]" office:value-type="float" office:value="96.1" calcext:value-type="float">
            <text:p>96</text:p>
          </table:table-cell>
          <table:table-cell table:style-name="ce5" table:formula="of:=[.O156]" office:value-type="float" office:value="17.9245283018868" calcext:value-type="float">
            <text:p>17,9245283018868</text:p>
          </table:table-cell>
          <table:table-cell table:style-name="ce5" table:formula="of:=[.P156]" office:value-type="float" office:value="0.460256798051042" calcext:value-type="float">
            <text:p>0,460256798051042</text:p>
          </table:table-cell>
          <table:table-cell table:style-name="ce7" table:formula="of:=[.C170]/[.B170]" office:value-type="float" office:value="0.0256774845228476" calcext:value-type="float">
            <text:p>0,025677484522848</text:p>
          </table:table-cell>
          <table:table-cell table:number-columns-repeated="21"/>
        </table:table-row>
        <table:table-row table:style-name="ro1">
          <table:table-cell table:style-name="ce6" table:formula="of:=[.A157]" office:value-type="float" office:value="297.91" calcext:value-type="float">
            <text:p>298</text:p>
          </table:table-cell>
          <table:table-cell table:style-name="ce5" table:formula="of:=[.O157]" office:value-type="float" office:value="16.6037735849057" calcext:value-type="float">
            <text:p>16,6037735849057</text:p>
          </table:table-cell>
          <table:table-cell table:style-name="ce5" table:formula="of:=[.P157]" office:value-type="float" office:value="0.426343145420187" calcext:value-type="float">
            <text:p>0,426343145420187</text:p>
          </table:table-cell>
          <table:table-cell table:style-name="ce7" table:formula="of:=[.C171]/[.B171]" office:value-type="float" office:value="0.0256774848946249" calcext:value-type="float">
            <text:p>0,025677484894625</text:p>
          </table:table-cell>
          <table:table-cell table:number-columns-repeated="21"/>
        </table:table-row>
        <table:table-row table:style-name="ro1">
          <table:table-cell table:style-name="ce6" table:formula="of:=[.A158]" office:value-type="float" office:value="923.521" calcext:value-type="float">
            <text:p>924</text:p>
          </table:table-cell>
          <table:table-cell table:style-name="ce5" table:formula="of:=[.O158]" office:value-type="float" office:value="10.6603773584906" calcext:value-type="float">
            <text:p>10,6603773584906</text:p>
          </table:table-cell>
          <table:table-cell table:style-name="ce5" table:formula="of:=[.P158]" office:value-type="float" office:value="0.273731661509013" calcext:value-type="float">
            <text:p>0,273731661509013</text:p>
          </table:table-cell>
          <table:table-cell table:style-name="ce7" table:formula="of:=[.C172]/[.B172]" office:value-type="float" office:value="0.0256774832919959" calcext:value-type="float">
            <text:p>0,025677483291996</text:p>
          </table:table-cell>
          <table:table-cell table:number-columns-repeated="21"/>
        </table:table-row>
        <table:table-row table:style-name="ro1">
          <table:table-cell table:style-name="ce6" table:formula="of:=[.A159]" office:value-type="float" office:value="2862.9151" calcext:value-type="float">
            <text:p>2863</text:p>
          </table:table-cell>
          <table:table-cell table:style-name="ce5" table:formula="of:=[.O159]" office:value-type="float" office:value="4.37735849056604" calcext:value-type="float">
            <text:p>4,37735849056604</text:p>
          </table:table-cell>
          <table:table-cell table:style-name="ce5" table:formula="of:=[.P159]" office:value-type="float" office:value="0.112399551652823" calcext:value-type="float">
            <text:p>0,112399551652823</text:p>
          </table:table-cell>
          <table:table-cell table:style-name="ce7" table:formula="of:=[.C173]/[.B173]" office:value-type="float" office:value="0.0256774837827571" calcext:value-type="float">
            <text:p>0,025677483782757</text:p>
          </table:table-cell>
          <table:table-cell table:number-columns-repeated="21"/>
        </table:table-row>
        <table:table-row table:style-name="ro1">
          <table:table-cell table:style-name="ce6" table:formula="of:=[.A160]" office:value-type="float" office:value="8875.03681" calcext:value-type="float">
            <text:p>8875</text:p>
          </table:table-cell>
          <table:table-cell table:style-name="ce5" table:formula="of:=[.O160]" office:value-type="float" office:value="1.47169811320755" calcext:value-type="float">
            <text:p>1,47169811320755</text:p>
          </table:table-cell>
          <table:table-cell table:style-name="ce5" table:formula="of:=[.P160]" office:value-type="float" office:value="0.0377895071230994" calcext:value-type="float">
            <text:p>0,037789507123099</text:p>
          </table:table-cell>
          <table:table-cell table:style-name="ce7" table:formula="of:=[.C174]/[.B174]" office:value-type="float" office:value="0.0256774856092855" calcext:value-type="float">
            <text:p>0,025677485609286</text:p>
          </table:table-cell>
          <table:table-cell table:number-columns-repeated="21"/>
        </table:table-row>
        <table:table-row table:style-name="ro1">
          <table:table-cell table:style-name="ce6" table:formula="of:=[.A161]" office:value-type="float" office:value="27512.614111" calcext:value-type="float">
            <text:p>27513</text:p>
          </table:table-cell>
          <table:table-cell table:style-name="ce5" table:formula="of:=[.O161]" office:value-type="float" office:value="0.000491428571428571" calcext:value-type="float">
            <text:p>0,000491428571429</text:p>
          </table:table-cell>
          <table:table-cell table:style-name="ce5" table:formula="of:=[.P161]" office:value-type="float" office:value="0.0000126295105849554" calcext:value-type="float">
            <text:p>1,26295105849554E-05</text:p>
          </table:table-cell>
          <table:table-cell table:style-name="ce7" table:formula="of:=[.C175]/[.B175]" office:value-type="float" office:value="0.0256995854926417" calcext:value-type="float">
            <text:p>0,025699585492642</text:p>
          </table:table-cell>
          <table:table-cell table:number-columns-repeated="21"/>
        </table:table-row>
        <table:table-row table:style-name="ro1">
          <table:table-cell table:style-name="ce6" table:formula="of:=[.A162]" office:value-type="float" office:value="85289.1037441" calcext:value-type="float">
            <text:p>85289</text:p>
          </table:table-cell>
          <table:table-cell table:style-name="ce5" table:formula="of:=[.O162]" office:value-type="float" office:value="0.000161904761904762" calcext:value-type="float">
            <text:p>0,000161904761905</text:p>
          </table:table-cell>
          <table:table-cell table:style-name="ce5" table:formula="of:=[.P162]" office:value-type="float" office:value="0.00000416093048730421" calcext:value-type="float">
            <text:p>4,16093048730421E-06</text:p>
          </table:table-cell>
          <table:table-cell table:style-name="ce7" table:formula="of:=[.C176]/[.B176]" office:value-type="float" office:value="0.025699864774526" calcext:value-type="float">
            <text:p>0,025699864774526</text:p>
          </table:table-cell>
          <table:table-cell table:number-columns-repeated="21"/>
        </table:table-row>
        <table:table-row table:style-name="ro1">
          <table:table-cell table:style-name="ce6" table:formula="of:=[.A163]" office:value-type="float" office:value="264396.22160671" calcext:value-type="float">
            <text:p>264396</text:p>
          </table:table-cell>
          <table:table-cell table:style-name="ce5" table:formula="of:=[.O163]" office:value-type="float" office:value="0.0000548571428571429" calcext:value-type="float">
            <text:p>5,48571428571429E-05</text:p>
          </table:table-cell>
          <table:table-cell table:style-name="ce5" table:formula="of:=[.P163]" office:value-type="float" office:value="0.00000140982721149992" calcext:value-type="float">
            <text:p>1,40982721149992E-06</text:p>
          </table:table-cell>
          <table:table-cell table:style-name="ce7" table:formula="of:=[.C177]/[.B177]" office:value-type="float" office:value="0.025699975209634" calcext:value-type="float">
            <text:p>0,025699975209634</text:p>
          </table:table-cell>
          <table:table-cell table:number-columns-repeated="21"/>
        </table:table-row>
        <table:table-row table:style-name="ro1">
          <table:table-cell table:style-name="ce6" table:formula="of:=[.A164]" office:value-type="float" office:value="819628.286980801" calcext:value-type="float">
            <text:p>819628</text:p>
          </table:table-cell>
          <table:table-cell table:style-name="ce5" table:formula="of:=[.O164]" office:value-type="float" office:value="0.0000205714285714286" calcext:value-type="float">
            <text:p>2,05714285714286E-05</text:p>
          </table:table-cell>
          <table:table-cell table:style-name="ce5" table:formula="of:=[.P164]" office:value-type="float" office:value="0.000000528734347748902" calcext:value-type="float">
            <text:p>5,28734347748902E-07</text:p>
          </table:table-cell>
          <table:table-cell table:style-name="ce7" table:formula="of:=[.C178]/[.B178]" office:value-type="float" office:value="0.0257023641266827" calcext:value-type="float">
            <text:p>0,025702364126683</text:p>
          </table:table-cell>
          <table:table-cell table:number-columns-repeated="21"/>
        </table:table-row>
        <table:table-row table:style-name="ro1" table:number-rows-repeated="2">
          <table:table-cell table:style-name="ce2"/>
          <table:table-cell table:number-columns-repeated="24"/>
        </table:table-row>
        <table:table-row table:style-name="ro1" table:number-rows-repeated="18">
          <table:table-cell table:number-columns-repeated="25"/>
        </table:table-row>
        <table:table-row table:style-name="ro1">
          <table:table-cell table:style-name="ce2" table:formula="of:=[.A154]" office:value-type="float" office:value="10" calcext:value-type="float">
            <text:p>10</text:p>
          </table:table-cell>
          <table:table-cell table:formula="of:=20*LOG10([.O154])" office:value-type="float" office:value="25.1599072687756" calcext:value-type="float">
            <text:p>25,1599072687756</text:p>
          </table:table-cell>
          <table:table-cell table:number-columns-repeated="23"/>
        </table:table-row>
        <table:table-row table:style-name="ro1">
          <table:table-cell table:style-name="ce2" table:formula="of:=[.A155]" office:value-type="float" office:value="31" calcext:value-type="float">
            <text:p>31</text:p>
          </table:table-cell>
          <table:table-cell table:formula="of:=20*LOG10([.O155])" office:value-type="float" office:value="25.1599072687756" calcext:value-type="float">
            <text:p>25,1599072687756</text:p>
          </table:table-cell>
          <table:table-cell table:number-columns-repeated="23"/>
        </table:table-row>
        <table:table-row table:style-name="ro1">
          <table:table-cell table:style-name="ce2" table:formula="of:=[.A156]" office:value-type="float" office:value="96.1" calcext:value-type="float">
            <text:p>96</text:p>
          </table:table-cell>
          <table:table-cell table:formula="of:=20*LOG10([.O156])" office:value-type="float" office:value="25.0689547137612" calcext:value-type="float">
            <text:p>25,0689547137612</text:p>
          </table:table-cell>
          <table:table-cell table:number-columns-repeated="23"/>
        </table:table-row>
        <table:table-row table:style-name="ro1">
          <table:table-cell table:style-name="ce2" table:formula="of:=[.A157]" office:value-type="float" office:value="297.91" calcext:value-type="float">
            <text:p>298</text:p>
          </table:table-cell>
          <table:table-cell table:formula="of:=20*LOG10([.O157])" office:value-type="float" office:value="24.4041360509876" calcext:value-type="float">
            <text:p>24,4041360509876</text:p>
          </table:table-cell>
          <table:table-cell table:number-columns-repeated="23"/>
        </table:table-row>
        <table:table-row table:style-name="ro1">
          <table:table-cell table:style-name="ce2" table:formula="of:=[.A158]" office:value-type="float" office:value="923.521" calcext:value-type="float">
            <text:p>924</text:p>
          </table:table-cell>
          <table:table-cell table:formula="of:=20*LOG10([.O158])" office:value-type="float" office:value="20.555451564373" calcext:value-type="float">
            <text:p>20,555451564373</text:p>
          </table:table-cell>
          <table:table-cell table:number-columns-repeated="23"/>
        </table:table-row>
        <table:table-row table:style-name="ro1">
          <table:table-cell table:style-name="ce2" table:formula="of:=[.A159]" office:value-type="float" office:value="2862.9151" calcext:value-type="float">
            <text:p>2863</text:p>
          </table:table-cell>
          <table:table-cell table:formula="of:=20*LOG10([.O159])" office:value-type="float" office:value="12.8242423058022" calcext:value-type="float">
            <text:p>12,8242423058022</text:p>
          </table:table-cell>
          <table:table-cell table:number-columns-repeated="23"/>
        </table:table-row>
        <table:table-row table:style-name="ro1">
          <table:table-cell table:style-name="ce2" table:formula="of:=[.A160]" office:value-type="float" office:value="8875.03681" calcext:value-type="float">
            <text:p>8875</text:p>
          </table:table-cell>
          <table:table-cell table:formula="of:=20*LOG10([.O160])" office:value-type="float" office:value="3.35637466179383" calcext:value-type="float">
            <text:p>3,35637466179383</text:p>
          </table:table-cell>
          <table:table-cell table:number-columns-repeated="23"/>
        </table:table-row>
        <table:table-row table:style-name="ro1">
          <table:table-cell table:style-name="ce2" table:formula="of:=[.A161]" office:value-type="float" office:value="27512.614111" calcext:value-type="float">
            <text:p>27513</text:p>
          </table:table-cell>
          <table:table-cell table:formula="of:=20*LOG10([.O161])" office:value-type="float" office:value="-66.1707919488545" calcext:value-type="float">
            <text:p>-66,1707919488545</text:p>
          </table:table-cell>
          <table:table-cell table:number-columns-repeated="23"/>
        </table:table-row>
        <table:table-row table:style-name="ro1">
          <table:table-cell table:style-name="ce2" table:formula="of:=[.A162]" office:value-type="float" office:value="85289.1037441" calcext:value-type="float">
            <text:p>85289</text:p>
          </table:table-cell>
          <table:table-cell table:formula="of:=20*LOG10([.O162])" office:value-type="float" office:value="-75.8148075538333" calcext:value-type="float">
            <text:p>-75,8148075538333</text:p>
          </table:table-cell>
          <table:table-cell table:number-columns-repeated="23"/>
        </table:table-row>
        <table:table-row table:style-name="ro1">
          <table:table-cell table:style-name="ce2" table:formula="of:=[.A163]" office:value-type="float" office:value="264396.22160671" calcext:value-type="float">
            <text:p>264396</text:p>
          </table:table-cell>
          <table:table-cell table:formula="of:=20*LOG10([.O163])" office:value-type="float" office:value="-85.2153363129345" calcext:value-type="float">
            <text:p>-85,2153363129345</text:p>
          </table:table-cell>
          <table:table-cell table:number-columns-repeated="23"/>
        </table:table-row>
        <table:table-row table:style-name="ro1">
          <table:table-cell table:style-name="ce2" table:formula="of:=[.A164]" office:value-type="float" office:value="819628.286980801" calcext:value-type="float">
            <text:p>819628</text:p>
          </table:table-cell>
          <table:table-cell table:formula="of:=20*LOG10([.O164])" office:value-type="float" office:value="-93.7347109583802" calcext:value-type="float">
            <text:p>-93,7347109583802</text:p>
          </table:table-cell>
          <table:table-cell table:number-columns-repeated="23"/>
        </table:table-row>
      </table:table>
      <table:table table:name="SHAPER" table:style-name="ta1">
        <table:shapes>
          <draw:frame draw:z-index="0" draw:style-name="gr1" draw:text-style-name="P1" svg:width="160.03mm" svg:height="90.06mm" svg:x="57.06mm" svg:y="353.22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0.03mm" svg:height="90.06mm" svg:x="236.69mm" svg:y="269.43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eorico</text:p>
          </table:table-cell>
          <table:table-cell/>
          <table:table-cell office:value-type="string" calcext:value-type="string">
            <text:p>sperimental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err scala</text:p>
          </table:table-cell>
          <table:table-cell office:value-type="string" calcext:value-type="string">
            <text:p>err lett</text:p>
          </table:table-cell>
          <table:table-cell office:value-type="string" calcext:value-type="string">
            <text:p>err tot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F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F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F</text:p>
          </table:table-cell>
          <table:table-cell table:formula="of:=2.5/100*[.F3]/SQRT(3)" office:value-type="float" office:value="3.37749907475931" calcext:value-type="float">
            <text:p>3,37749907475931</text:p>
          </table:table-cell>
          <table:table-cell table:formula="of:=15*1/SQRT(3)" office:value-type="float" office:value="8.66025403784439" calcext:value-type="float">
            <text:p>8,66025403784439</text:p>
          </table:table-cell>
          <table:table-cell table:style-name="ce5" table:formula="of:=SQRT([.J3]^2+[.K3]^2)" office:value-type="float" office:value="9.29556345790829" calcext:value-type="float">
            <text:p>9,29556345790829</text:p>
          </table:table-cell>
          <table:table-cell table:style-name="ce8" table:formula="of:=[.L3]/[.F3]" office:value-type="percentage" office:value="0.0397246301620013" calcext:value-type="percentage">
            <text:p>3,9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 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Rsh</text:p>
          </table:table-cell>
          <table:table-cell table:formula="of:=[.B4]*10^-6/([.B3]*10^-12)" office:value-type="float" office:value="68181.8181818182" calcext:value-type="float">
            <text:p>68181,8181818182</text:p>
          </table:table-cell>
          <table:table-cell/>
          <table:table-cell office:value-type="float" office:value="68.305" calcext:value-type="float">
            <text:p>68,305</text:p>
          </table:table-cell>
          <table:table-cell office:value-type="string" calcext:value-type="string">
            <text:p>k</text:p>
          </table:table-cell>
          <table:table-cell office:value-type="float" office:value="68.075" calcext:value-type="float">
            <text:p>68,07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k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di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pre ideal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table:number-columns-repeated="2"/>
          <table:table-cell table:formula="of:=[.B10]/EXP(1)" office:value-type="float" office:value="364.936405642071" calcext:value-type="float">
            <text:p>364,93640564207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simul</text:p>
          </table:table-cell>
          <table:table-cell office:value-type="string" calcext:value-type="string">
            <text:p>sperimental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h max</text:p>
          </table:table-cell>
          <table:table-cell table:style-name="ce1" office:value-type="float" office:value="0.3674896" calcext:value-type="float">
            <text:p>3,67E-0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0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h max</text:p>
          </table:table-cell>
          <table:table-cell table:style-name="ce1" office:value-type="float" office:value="0.0000150836498023816" calcext:value-type="float">
            <text:p>1,51E-05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25us</text:p>
          </table:table-cell>
          <table:table-cell office:value-type="string" calcext:value-type="string">
            <text:p>fondo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Vsn (t = 10tau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V</text:p>
          </table:table-cell>
          <table:table-cell table:number-columns-repeated="5"/>
          <table:table-cell office:value-type="string" calcext:value-type="string">
            <text:p>Vundershoot</text:p>
          </table:table-cell>
          <table:table-cell office:value-type="float" office:value="7.2" calcext:value-type="float">
            <text:p>7,2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1</text:p>
          </table:table-cell>
          <table:table-cell office:value-type="float" office:value="4.6369" calcext:value-type="float">
            <text:p>4,63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float" office:value="99.18" calcext:value-type="float">
            <text:p>99,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0k</text:p>
          </table:table-cell>
          <table:table-cell/>
          <table:table-cell office:value-type="string" calcext:value-type="string">
            <text:p>Vshmax</text:p>
          </table:table-cell>
          <table:table-cell office:value-type="float" office:value="-58.4" calcext:value-type="float">
            <text:p>-58,4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4.13" calcext:value-type="float">
            <text:p>564,1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m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z</text:p>
          </table:table-cell>
          <table:table-cell table:formula="of:=([$'1'.B2]-[$'1'.G11])*10^-12*[$'1'.B10]*10^3/([.B3]*10^-12)" office:value-type="float" office:value="665588" calcext:value-type="float">
            <text:p>665588</text:p>
          </table:table-cell>
          <table:table-cell table:number-columns-repeated="6"/>
          <table:table-cell office:value-type="string" calcext:value-type="string">
            <text:p>div</text:p>
          </table:table-cell>
          <table:table-cell office:value-type="string" calcext:value-type="string">
            <text:p>20mV</text:p>
          </table:table-cell>
          <table:table-cell office:value-type="string" calcext:value-type="string">
            <text:p>5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r</text:p>
          </table:table-cell>
          <table:table-cell office:value-type="float" office:value="667.96" calcext:value-type="float">
            <text:p>667,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0k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fondo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um</text:p>
          </table:table-cell>
          <table:table-cell table:number-columns-repeated="12"/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0mV</text:p>
          </table:table-cell>
          <table:table-cell table:number-columns-repeated="11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mV</text:p>
          </table:table-cell>
          <table:table-cell table:number-columns-repeated="12"/>
        </table:table-row>
        <table:table-row table:style-name="ro1">
          <table:table-cell office:value-type="float" office:value="11.6" calcext:value-type="float">
            <text:p>11,6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string" calcext:value-type="string">
            <text:p>mV</text:p>
          </table:table-cell>
          <table:table-cell table:number-columns-repeated="12"/>
        </table:table-row>
        <table:table-row table:style-name="ro1">
          <table:table-cell office:value-type="float" office:value="15.6" calcext:value-type="float">
            <text:p>15,6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3"/>
        </table:table-row>
        <table:table-row table:style-name="ro1">
          <table:table-cell office:value-type="float" office:value="19.2" calcext:value-type="float">
            <text:p>19,2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3"/>
        </table:table-row>
        <table:table-row table:style-name="ro1">
          <table:table-cell office:value-type="float" office:value="27.2" calcext:value-type="float">
            <text:p>27,2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string" calcext:value-type="string">
            <text:p>mV</text:p>
          </table:table-cell>
          <table:table-cell table:number-columns-repeated="3"/>
          <table:table-cell office:value-type="string" calcext:value-type="string">
            <text:p>dopo 10tau</text:p>
          </table:table-cell>
          <table:table-cell office:value-type="float" office:value="-3.2" calcext:value-type="float">
            <text:p>-3,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number-columns-repeated="5"/>
        </table:table-row>
        <table:table-row table:style-name="ro1">
          <table:table-cell office:value-type="float" office:value="32.8" calcext:value-type="float">
            <text:p>32,8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13"/>
        </table:table-row>
        <table:table-row table:style-name="ro1">
          <table:table-cell office:value-type="float" office:value="41.2" calcext:value-type="float">
            <text:p>41,2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0us</text:p>
          </table:table-cell>
          <table:table-cell office:value-type="float" office:value="152" calcext:value-type="float">
            <text:p>152</text:p>
          </table:table-cell>
          <table:table-cell table:number-columns-repeated="13"/>
        </table:table-row>
        <table:table-row table:style-name="ro1">
          <table:table-cell office:value-type="float" office:value="54.4" calcext:value-type="float">
            <text:p>54,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office:value-type="float" office:value="64.4" calcext:value-type="float">
            <text:p>64,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 office:value-type="float" office:value="77.2" calcext:value-type="float">
            <text:p>77,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85.2" calcext:value-type="float">
            <text:p>85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tempo segnale</text:p>
          </table:table-cell>
          <table:table-cell office:value-type="string" calcext:value-type="string">
            <text:p>Vmax sh(m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Qin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mV</text:p>
          </table:table-cell>
          <table:table-cell office:value-type="float" office:value="0.0000000000765679540592276" calcext:value-type="float">
            <text:p>7,65679540592276E-11</text:p>
          </table:table-cell>
          <table:table-cell table:number-columns-repeated="2"/>
          <table:table-cell table:formula="of:=[.J39]" office:value-type="float" office:value="-60" calcext:value-type="float">
            <text:p>-60</text:p>
          </table:table-cell>
          <table:table-cell table:formula="of:=[.L39]*10^12" office:value-type="float" office:value="76.5679540592276" calcext:value-type="float">
            <text:p>76,5679540592276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20mV</text:p>
          </table:table-cell>
          <table:table-cell office:value-type="float" office:value="0.000000000153135908118455" calcext:value-type="float">
            <text:p>1,53135908118455E-10</text:p>
          </table:table-cell>
          <table:table-cell table:number-columns-repeated="2"/>
          <table:table-cell table:formula="of:=[.J40]" office:value-type="float" office:value="-119" calcext:value-type="float">
            <text:p>-119</text:p>
          </table:table-cell>
          <table:table-cell table:formula="of:=[.L40]*10^12" office:value-type="float" office:value="153.135908118455" calcext:value-type="float">
            <text:p>153,135908118455</text:p>
          </table:table-cell>
          <table:table-cell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-174" calcext:value-type="float">
            <text:p>-174</text:p>
          </table:table-cell>
          <table:table-cell office:value-type="string" calcext:value-type="string">
            <text:p>50mV</text:p>
          </table:table-cell>
          <table:table-cell office:value-type="float" office:value="0.000000000229703862177683" calcext:value-type="float">
            <text:p>2,29703862177683E-10</text:p>
          </table:table-cell>
          <table:table-cell table:number-columns-repeated="2"/>
          <table:table-cell table:formula="of:=[.J41]" office:value-type="float" office:value="-174" calcext:value-type="float">
            <text:p>-174</text:p>
          </table:table-cell>
          <table:table-cell table:formula="of:=[.L41]*10^12" office:value-type="float" office:value="229.703862177683" calcext:value-type="float">
            <text:p>229,703862177683</text:p>
          </table:table-cell>
          <table:table-cell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-234" calcext:value-type="float">
            <text:p>-234</text:p>
          </table:table-cell>
          <table:table-cell office:value-type="string" calcext:value-type="string">
            <text:p>50mV</text:p>
          </table:table-cell>
          <table:table-cell office:value-type="float" office:value="0.00000000030627181623691" calcext:value-type="float">
            <text:p>3,0627181623691E-10</text:p>
          </table:table-cell>
          <table:table-cell table:number-columns-repeated="2"/>
          <table:table-cell table:formula="of:=[.J42]" office:value-type="float" office:value="-234" calcext:value-type="float">
            <text:p>-234</text:p>
          </table:table-cell>
          <table:table-cell table:formula="of:=[.L42]*10^12" office:value-type="float" office:value="306.27181623691" calcext:value-type="float">
            <text:p>306,27181623691</text:p>
          </table:table-cell>
          <table:table-cell/>
        </table:table-row>
        <table:table-row table:style-name="ro1">
          <table:table-cell office:value-type="string" calcext:value-type="string">
            <text:p>Bo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-292" calcext:value-type="float">
            <text:p>-292</text:p>
          </table:table-cell>
          <table:table-cell office:value-type="string" calcext:value-type="string">
            <text:p>50mV</text:p>
          </table:table-cell>
          <table:table-cell office:value-type="float" office:value="0.000000000382839770296138" calcext:value-type="float">
            <text:p>3,82839770296138E-10</text:p>
          </table:table-cell>
          <table:table-cell table:number-columns-repeated="2"/>
          <table:table-cell table:formula="of:=[.J43]" office:value-type="float" office:value="-292" calcext:value-type="float">
            <text:p>-292</text:p>
          </table:table-cell>
          <table:table-cell table:formula="of:=[.L43]*10^12" office:value-type="float" office:value="382.839770296138" calcext:value-type="float">
            <text:p>382,83977029613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 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Vout (m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20mV</text:p>
          </table:table-cell>
          <table:table-cell table:formula="of:=[.E46]/[.B46]*10^-3" office:value-type="float" office:value="0.0102970297029703" calcext:value-type="float">
            <text:p>0,01029702970297</text:p>
          </table:table-cell>
          <table:table-cell table:number-columns-repeated="4"/>
          <table:table-cell table:style-name="ce2" table:formula="of:=[.A46]" office:value-type="float" office:value="100" calcext:value-type="float">
            <text:p>100</text:p>
          </table:table-cell>
          <table:table-cell table:formula="of:=20*LOG10([.G46])" office:value-type="float" office:value="-39.7457606896772" calcext:value-type="float">
            <text:p>-39,7457606896772</text:p>
          </table:table-cell>
          <table:table-cell table:number-columns-repeated="2"/>
          <table:table-cell table:formula="of:=LOG10([.L46])" office:value-type="float" office:value="2" calcext:value-type="float">
            <text:p>2</text:p>
          </table:table-cell>
          <table:table-cell table:formula="of:=[.M46]" office:value-type="float" office:value="-39.7457606896772" calcext:value-type="float">
            <text:p>-39,7457606896772</text:p>
          </table:table-cell>
        </table:table-row>
        <table:table-row table:style-name="ro1">
          <table:table-cell table:style-name="ce2" table:formula="of:=[.A46]*2.5" office:value-type="float" office:value="250" calcext:value-type="float">
            <text:p>250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mV</text:p>
          </table:table-cell>
          <table:table-cell table:formula="of:=[.E47]/[.B47]*10^-3" office:value-type="float" office:value="0.0237623762376238" calcext:value-type="float">
            <text:p>0,023762376237624</text:p>
          </table:table-cell>
          <table:table-cell table:number-columns-repeated="4"/>
          <table:table-cell table:style-name="ce2" table:formula="of:=[.A47]" office:value-type="float" office:value="250" calcext:value-type="float">
            <text:p>250</text:p>
          </table:table-cell>
          <table:table-cell table:formula="of:=20*LOG10([.G47])" office:value-type="float" office:value="-32.4822026414207" calcext:value-type="float">
            <text:p>-32,4822026414207</text:p>
          </table:table-cell>
          <table:table-cell table:number-columns-repeated="2"/>
          <table:table-cell table:formula="of:=LOG10([.L47])" office:value-type="float" office:value="2.39794000867204" calcext:value-type="float">
            <text:p>2,39794000867204</text:p>
          </table:table-cell>
          <table:table-cell table:formula="of:=[.M47]" office:value-type="float" office:value="-32.4822026414207" calcext:value-type="float">
            <text:p>-32,4822026414207</text:p>
          </table:table-cell>
        </table:table-row>
        <table:table-row table:style-name="ro1">
          <table:table-cell table:style-name="ce2" table:formula="of:=[.A47]*2.5" office:value-type="float" office:value="625" calcext:value-type="float">
            <text:p>625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mV</text:p>
          </table:table-cell>
          <table:table-cell table:formula="of:=[.E48]/[.B48]*10^-3" office:value-type="float" office:value="0.0594059405940594" calcext:value-type="float">
            <text:p>0,059405940594059</text:p>
          </table:table-cell>
          <table:table-cell table:number-columns-repeated="4"/>
          <table:table-cell table:style-name="ce2" table:formula="of:=[.A48]" office:value-type="float" office:value="625" calcext:value-type="float">
            <text:p>625</text:p>
          </table:table-cell>
          <table:table-cell table:formula="of:=20*LOG10([.G48])" office:value-type="float" office:value="-24.52340246798" calcext:value-type="float">
            <text:p>-24,52340246798</text:p>
          </table:table-cell>
          <table:table-cell table:number-columns-repeated="2"/>
          <table:table-cell table:formula="of:=LOG10([.L48])" office:value-type="float" office:value="2.79588001734408" calcext:value-type="float">
            <text:p>2,79588001734408</text:p>
          </table:table-cell>
          <table:table-cell table:formula="of:=[.M48]" office:value-type="float" office:value="-24.52340246798" calcext:value-type="float">
            <text:p>-24,52340246798</text:p>
          </table:table-cell>
        </table:table-row>
        <table:table-row table:style-name="ro1">
          <table:table-cell table:style-name="ce2" table:formula="of:=[.A48]*2.5" office:value-type="float" office:value="1562.5" calcext:value-type="float">
            <text:p>1563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mV</text:p>
          </table:table-cell>
          <table:table-cell table:formula="of:=[.E49]/[.B49]" office:value-type="float" office:value="0.145161290322581" calcext:value-type="float">
            <text:p>0,145161290322581</text:p>
          </table:table-cell>
          <table:table-cell table:number-columns-repeated="4"/>
          <table:table-cell table:style-name="ce2" table:formula="of:=[.A49]" office:value-type="float" office:value="1562.5" calcext:value-type="float">
            <text:p>1563</text:p>
          </table:table-cell>
          <table:table-cell table:formula="of:=20*LOG10([.G49])" office:value-type="float" office:value="-16.7629836011786" calcext:value-type="float">
            <text:p>-16,7629836011786</text:p>
          </table:table-cell>
          <table:table-cell table:number-columns-repeated="2"/>
          <table:table-cell table:formula="of:=LOG10([.L49])" office:value-type="float" office:value="3.19382002601611" calcext:value-type="float">
            <text:p>3,19382002601611</text:p>
          </table:table-cell>
          <table:table-cell table:formula="of:=[.M49]" office:value-type="float" office:value="-16.7629836011786" calcext:value-type="float">
            <text:p>-16,7629836011786</text:p>
          </table:table-cell>
        </table:table-row>
        <table:table-row table:style-name="ro1">
          <table:table-cell table:style-name="ce2" table:formula="of:=[.A49]*2.5" office:value-type="float" office:value="3906.25" calcext:value-type="float">
            <text:p>3906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50mV</text:p>
          </table:table-cell>
          <table:table-cell table:formula="of:=[.E50]/[.B50]" office:value-type="float" office:value="0.324596774193548" calcext:value-type="float">
            <text:p>0,324596774193548</text:p>
          </table:table-cell>
          <table:table-cell table:number-columns-repeated="4"/>
          <table:table-cell table:style-name="ce2" table:formula="of:=[.A50]" office:value-type="float" office:value="3906.25" calcext:value-type="float">
            <text:p>3906</text:p>
          </table:table-cell>
          <table:table-cell table:formula="of:=20*LOG10([.G50])" office:value-type="float" office:value="-9.77311600916696" calcext:value-type="float">
            <text:p>-9,77311600916696</text:p>
          </table:table-cell>
          <table:table-cell table:number-columns-repeated="2"/>
          <table:table-cell table:formula="of:=LOG10([.L50])" office:value-type="float" office:value="3.59176003468815" calcext:value-type="float">
            <text:p>3,59176003468815</text:p>
          </table:table-cell>
          <table:table-cell table:formula="of:=[.M50]" office:value-type="float" office:value="-9.77311600916696" calcext:value-type="float">
            <text:p>-9,77311600916696</text:p>
          </table:table-cell>
        </table:table-row>
        <table:table-row table:style-name="ro1">
          <table:table-cell table:style-name="ce2" table:formula="of:=[.A50]*2.5" office:value-type="float" office:value="9765.625" calcext:value-type="float">
            <text:p>9766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00mV</text:p>
          </table:table-cell>
          <table:table-cell table:formula="of:=[.E51]/[.B51]" office:value-type="float" office:value="0.479838709677419" calcext:value-type="float">
            <text:p>0,479838709677419</text:p>
          </table:table-cell>
          <table:table-cell table:number-columns-repeated="4"/>
          <table:table-cell table:style-name="ce2" table:formula="of:=[.A51]" office:value-type="float" office:value="9765.625" calcext:value-type="float">
            <text:p>9766</text:p>
          </table:table-cell>
          <table:table-cell table:formula="of:=20*LOG10([.G51])" office:value-type="float" office:value="-6.37809438867371" calcext:value-type="float">
            <text:p>-6,37809438867371</text:p>
          </table:table-cell>
          <table:table-cell table:number-columns-repeated="2"/>
          <table:table-cell table:formula="of:=LOG10([.L51])" office:value-type="float" office:value="3.98970004336019" calcext:value-type="float">
            <text:p>3,98970004336019</text:p>
          </table:table-cell>
          <table:table-cell table:formula="of:=[.M51]" office:value-type="float" office:value="-6.37809438867371" calcext:value-type="float">
            <text:p>-6,37809438867371</text:p>
          </table:table-cell>
        </table:table-row>
        <table:table-row table:style-name="ro1">
          <table:table-cell table:style-name="ce2" table:formula="of:=[.A51]*2.5" office:value-type="float" office:value="24414.0625" calcext:value-type="float">
            <text:p>2441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100mV</text:p>
          </table:table-cell>
          <table:table-cell table:formula="of:=[.E52]/[.B52]" office:value-type="float" office:value="0.334677419354839" calcext:value-type="float">
            <text:p>0,334677419354839</text:p>
          </table:table-cell>
          <table:table-cell table:number-columns-repeated="4"/>
          <table:table-cell table:style-name="ce2" table:formula="of:=[.A52]" office:value-type="float" office:value="24414.0625" calcext:value-type="float">
            <text:p>24414</text:p>
          </table:table-cell>
          <table:table-cell table:formula="of:=20*LOG10([.G52])" office:value-type="float" office:value="-9.50747176900285" calcext:value-type="float">
            <text:p>-9,50747176900285</text:p>
          </table:table-cell>
          <table:table-cell table:number-columns-repeated="2"/>
          <table:table-cell table:formula="of:=LOG10([.L52])" office:value-type="float" office:value="4.38764005203223" calcext:value-type="float">
            <text:p>4,38764005203223</text:p>
          </table:table-cell>
          <table:table-cell table:formula="of:=[.M52]" office:value-type="float" office:value="-9.50747176900285" calcext:value-type="float">
            <text:p>-9,50747176900285</text:p>
          </table:table-cell>
        </table:table-row>
        <table:table-row table:style-name="ro1">
          <table:table-cell table:style-name="ce2" table:formula="of:=[.A52]*2.5" office:value-type="float" office:value="61035.15625" calcext:value-type="float">
            <text:p>61035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mV</text:p>
          </table:table-cell>
          <table:table-cell table:formula="of:=[.E53]/[.B53]" office:value-type="float" office:value="0.153455284552846" calcext:value-type="float">
            <text:p>0,153455284552846</text:p>
          </table:table-cell>
          <table:table-cell table:number-columns-repeated="4"/>
          <table:table-cell table:style-name="ce2" table:formula="of:=[.A53]" office:value-type="float" office:value="61035.15625" calcext:value-type="float">
            <text:p>61035</text:p>
          </table:table-cell>
          <table:table-cell table:formula="of:=20*LOG10([.G53])" office:value-type="float" office:value="-16.2803630227634" calcext:value-type="float">
            <text:p>-16,2803630227634</text:p>
          </table:table-cell>
          <table:table-cell table:number-columns-repeated="2"/>
          <table:table-cell table:formula="of:=LOG10([.L53])" office:value-type="float" office:value="4.78558006070426" calcext:value-type="float">
            <text:p>4,78558006070426</text:p>
          </table:table-cell>
          <table:table-cell table:formula="of:=[.M53]" office:value-type="float" office:value="-16.2803630227634" calcext:value-type="float">
            <text:p>-16,2803630227634</text:p>
          </table:table-cell>
        </table:table-row>
        <table:table-row table:style-name="ro1">
          <table:table-cell table:style-name="ce2" table:formula="of:=[.A53]*2.5" office:value-type="float" office:value="152587.890625" calcext:value-type="float">
            <text:p>152588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61.6" calcext:value-type="float">
            <text:p>61,6</text:p>
          </table:table-cell>
          <table:table-cell office:value-type="string" calcext:value-type="string">
            <text:p>20mV</text:p>
          </table:table-cell>
          <table:table-cell table:formula="of:=[.E54]/[.B54]" office:value-type="float" office:value="0.0626016260162602" calcext:value-type="float">
            <text:p>0,06260162601626</text:p>
          </table:table-cell>
          <table:table-cell table:number-columns-repeated="4"/>
          <table:table-cell table:style-name="ce2" table:formula="of:=[.A54]" office:value-type="float" office:value="152587.890625" calcext:value-type="float">
            <text:p>152588</text:p>
          </table:table-cell>
          <table:table-cell table:formula="of:=20*LOG10([.G54])" office:value-type="float" office:value="-24.0682877253383" calcext:value-type="float">
            <text:p>-24,0682877253383</text:p>
          </table:table-cell>
          <table:table-cell table:number-columns-repeated="2"/>
          <table:table-cell table:formula="of:=LOG10([.L54])" office:value-type="float" office:value="5.1835200693763" calcext:value-type="float">
            <text:p>5,1835200693763</text:p>
          </table:table-cell>
          <table:table-cell table:formula="of:=[.M54]" office:value-type="float" office:value="-24.0682877253383" calcext:value-type="float">
            <text:p>-24,0682877253383</text:p>
          </table:table-cell>
        </table:table-row>
        <table:table-row table:style-name="ro1">
          <table:table-cell table:style-name="ce2" table:formula="of:=[.A54]*2.5" office:value-type="float" office:value="381469.7265625" calcext:value-type="float">
            <text:p>38147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24.8" calcext:value-type="float">
            <text:p>24,8</text:p>
          </table:table-cell>
          <table:table-cell office:value-type="string" calcext:value-type="string">
            <text:p>20mV</text:p>
          </table:table-cell>
          <table:table-cell table:formula="of:=[.E55]/[.B55]" office:value-type="float" office:value="0.0252032520325203" calcext:value-type="float">
            <text:p>0,02520325203252</text:p>
          </table:table-cell>
          <table:table-cell table:number-columns-repeated="4"/>
          <table:table-cell table:style-name="ce2" table:formula="of:=[.A55]" office:value-type="float" office:value="381469.7265625" calcext:value-type="float">
            <text:p>381470</text:p>
          </table:table-cell>
          <table:table-cell table:formula="of:=20*LOG10([.G55])" office:value-type="float" office:value="-31.9708683521025" calcext:value-type="float">
            <text:p>-31,9708683521025</text:p>
          </table:table-cell>
          <table:table-cell table:number-columns-repeated="2"/>
          <table:table-cell table:formula="of:=LOG10([.L55])" office:value-type="float" office:value="5.58146007804834" calcext:value-type="float">
            <text:p>5,58146007804834</text:p>
          </table:table-cell>
          <table:table-cell table:formula="of:=[.M55]" office:value-type="float" office:value="-31.9708683521025" calcext:value-type="float">
            <text:p>-31,9708683521025</text:p>
          </table:table-cell>
        </table:table-row>
        <table:table-row table:style-name="ro1">
          <table:table-cell table:style-name="ce2" table:formula="of:=[.A55]*2.5" office:value-type="float" office:value="953674.31640625" calcext:value-type="float">
            <text:p>95367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20mV</text:p>
          </table:table-cell>
          <table:table-cell table:formula="of:=[.E56]/[.B56]" office:value-type="float" office:value="0.0112903225806452" calcext:value-type="float">
            <text:p>0,011290322580645</text:p>
          </table:table-cell>
          <table:table-cell table:number-columns-repeated="4"/>
          <table:table-cell table:style-name="ce2" table:formula="of:=[.A56]" office:value-type="float" office:value="953674.31640625" calcext:value-type="float">
            <text:p>953674</text:p>
          </table:table-cell>
          <table:table-cell table:formula="of:=20*LOG10([.G56])" office:value-type="float" office:value="-38.9458729896799" calcext:value-type="float">
            <text:p>-38,9458729896799</text:p>
          </table:table-cell>
          <table:table-cell table:number-columns-repeated="2"/>
          <table:table-cell table:formula="of:=LOG10([.L56])" office:value-type="float" office:value="5.97940008672038" calcext:value-type="float">
            <text:p>5,97940008672038</text:p>
          </table:table-cell>
          <table:table-cell table:formula="of:=[.M56]" office:value-type="float" office:value="-38.9458729896799" calcext:value-type="float">
            <text:p>-38,9458729896799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V under max</text:p>
          </table:table-cell>
          <table:table-cell office:value-type="float" office:value="-59.2" calcext:value-type="float">
            <text:p>-59,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 mV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Rsh1</text:p>
          </table:table-cell>
          <table:table-cell office:value-type="float" office:value="6.5796" calcext:value-type="float">
            <text:p>6,57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string" calcext:value-type="string">
            <text:p>V max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 m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1b</text:p>
          </table:table-cell>
          <table:table-cell office:value-type="float" office:value="6.5743" calcext:value-type="float">
            <text:p>6,574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k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sh2a</text:p>
          </table:table-cell>
          <table:table-cell office:value-type="float" office:value="674.85" calcext:value-type="float">
            <text:p>674,85</text:p>
          </table:table-cell>
          <table:table-cell/>
          <table:table-cell office:value-type="string" calcext:value-type="string">
            <text:p>1000Ohm</text:p>
          </table:table-cell>
          <table:table-cell table:number-columns-repeated="2"/>
          <table:table-cell office:value-type="string" calcext:value-type="string">
            <text:p>V max</text:p>
          </table:table-cell>
          <table:table-cell office:value-type="float" office:value="-11.2" calcext:value-type="float">
            <text:p>-11,2</text:p>
          </table:table-cell>
          <table:table-cell table:number-columns-repeated="2" office:value-type="string" calcext:value-type="string">
            <text:p>m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h2b</text:p>
          </table:table-cell>
          <table:table-cell office:value-type="float" office:value="673.86" calcext:value-type="float">
            <text:p>673,86</text:p>
          </table:table-cell>
          <table:table-cell/>
          <table:table-cell office:value-type="string" calcext:value-type="string">
            <text:p>1000 Ohm</text:p>
          </table:table-cell>
          <table:table-cell table:number-columns-repeated="13"/>
        </table:table-row>
      </table:table>
      <table:table table:name="Foglio7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8" table:style-name="ta1">
        <table:table-column table:style-name="co1" table:default-cell-style-name="Default"/>
        <table:table-row table:style-name="ro1"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6:08:30.44739801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4T08:41:10.333996710</meta:creation-date>
    <dc:date>2019-12-16T17:43:19.813208754</dc:date>
    <meta:editing-duration>PT5H19M54S</meta:editing-duration>
    <meta:editing-cycles>9</meta:editing-cycles>
    <meta:generator>LibreOffice/6.3.3.2$Linux_X86_64 LibreOffice_project/30$Build-2</meta:generator>
    <meta:document-statistic meta:table-count="8" meta:cell-count="2722" meta:object-count="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655cm" svg:y="4.203cm" style:legend-expansion="high" chart:style-name="ch2"/>
        <chart:plot-area chart:style-name="ch3" table:cell-range-address="'1'.U29:'1'.V35" svg:x="0.319cm" svg:y="0.18cm" svg:width="13.017cm" svg:height="8.645cm">
          <chartooo:coordinate-region svg:x="1.337cm" svg:y="0.379cm" svg:width="11.71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V29:'1'.V35" chart:class="chart:scatter">
            <chart:domain table:cell-range-address="'1'.U29:'1'.U35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U</text:p>
              </table:table-cell>
              <table:table-cell office:value-type="string">
                <text:p>Colonna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'1'.U29:'1'.U35</svg:desc>
                </draw:g>
              </table:table-cell>
              <table:table-cell office:value-type="float" office:value="-0.0752509524191924">
                <text:p>-0.0752509524191924</text:p>
                <draw:g>
                  <svg:desc>'1'.V29:'1'.V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-0.1249387366083">
                <text:p>-0.1249387366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-0.181054678587231">
                <text:p>-0.181054678587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-0.24551266781415">
                <text:p>-0.2455126678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-0.304996182881582">
                <text:p>-0.304996182881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-0.364699075533358">
                <text:p>-0.364699075533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2">
                <text:p>172</text:p>
              </table:table-cell>
              <table:table-cell office:value-type="float" office:value="-0.439332693830263">
                <text:p>-0.439332693830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655cm" svg:y="4.204cm" style:legend-expansion="high" chart:style-name="ch2"/>
        <chart:plot-area chart:style-name="ch3" table:cell-range-address="'1'.B30:'1'.B34 '1'.E30:'1'.E34" svg:x="0.319cm" svg:y="0.18cm" svg:width="13.017cm" svg:height="8.646cm">
          <chartooo:coordinate-region svg:x="0.65cm" svg:y="0.379cm" svg:width="12.35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E30:'1'.E34" chart:class="chart:scatter">
            <chart:domain table:cell-range-address="'1'.B30:'1'.B34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6">
                <text:p>-176</text:p>
                <draw:g>
                  <svg:desc>'1'.B30:'1'.B34</svg:desc>
                </draw:g>
              </table:table-cell>
              <table:table-cell office:value-type="float" office:value="0.0000000000765679540592276">
                <text:p>0.0000000000765679540592276</text:p>
                <draw:g>
                  <svg:desc>'1'.E30:'1'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2">
                <text:p>-352</text:p>
              </table:table-cell>
              <table:table-cell office:value-type="float" office:value="0.000000000153135908118455">
                <text:p>0.000000000153135908118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20">
                <text:p>-520</text:p>
              </table:table-cell>
              <table:table-cell office:value-type="float" office:value="0.000000000229703862177683">
                <text:p>0.000000000229703862177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80">
                <text:p>-680</text:p>
              </table:table-cell>
              <table:table-cell office:value-type="float" office:value="0.00000000030627181623691">
                <text:p>0.00000000030627181623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48">
                <text:p>-848</text:p>
              </table:table-cell>
              <table:table-cell office:value-type="float" office:value="0.000000000382839770296138">
                <text:p>0.000000000382839770296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629cm" svg:y="4.204cm" style:legend-expansion="high" chart:style-name="ch2"/>
        <chart:plot-area chart:style-name="ch3" table:cell-range-address="'1'.A144:'1'.A154 '1'.G144:'1'.G154" svg:x="0.319cm" svg:y="0.18cm" svg:width="12.991cm" svg:height="8.646cm">
          <chartooo:coordinate-region svg:x="0.755cm" svg:y="0.379cm" svg:width="11.81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G144:'1'.G154" chart:class="chart:scatter">
            <chart:domain table:cell-range-address="'1'.A144:'1'.A15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'.A144:'1'.A154</svg:desc>
                </draw:g>
              </table:table-cell>
              <table:table-cell office:value-type="float" office:value="18.1132075471698">
                <text:p>18.1132075471698</text:p>
                <draw:g>
                  <svg:desc>'1'.G144:'1'.G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8.1132075471698">
                <text:p>18.1132075471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1">
                <text:p>96.1</text:p>
              </table:table-cell>
              <table:table-cell office:value-type="float" office:value="17.9245283018868">
                <text:p>17.9245283018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.91">
                <text:p>297.91</text:p>
              </table:table-cell>
              <table:table-cell office:value-type="float" office:value="16.6037735849057">
                <text:p>16.6037735849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3.521">
                <text:p>923.521</text:p>
              </table:table-cell>
              <table:table-cell office:value-type="float" office:value="10.6603773584906">
                <text:p>10.6603773584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2.9151">
                <text:p>2862.9151</text:p>
              </table:table-cell>
              <table:table-cell office:value-type="float" office:value="4.37735849056604">
                <text:p>4.37735849056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75.03681">
                <text:p>8875.03681</text:p>
              </table:table-cell>
              <table:table-cell office:value-type="float" office:value="1.47169811320755">
                <text:p>1.47169811320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12.614111">
                <text:p>27512.614111</text:p>
              </table:table-cell>
              <table:table-cell office:value-type="float" office:value="0.491428571428571">
                <text:p>0.491428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289.1037441">
                <text:p>85289.1037441</text:p>
              </table:table-cell>
              <table:table-cell office:value-type="float" office:value="0.161904761904762">
                <text:p>0.161904761904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396.22160671">
                <text:p>264396.22160671</text:p>
              </table:table-cell>
              <table:table-cell office:value-type="float" office:value="0.0548571428571429">
                <text:p>0.0548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628.286980801">
                <text:p>819628.286980801</text:p>
              </table:table-cell>
              <table:table-cell office:value-type="float" office:value="0.0205714285714286">
                <text:p>0.0205714285714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635cm" svg:y="4.204cm" style:legend-expansion="high" chart:style-name="ch2"/>
        <chart:plot-area chart:style-name="ch3" table:cell-range-address="'2'.A46:'2'.A56 '2'.G46:'2'.G56" svg:x="0.32cm" svg:y="0.18cm" svg:width="12.995cm" svg:height="8.647cm">
          <chartooo:coordinate-region svg:x="1.047cm" svg:y="0.38cm" svg:width="11.61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G46:'2'.G56" chart:class="chart:scatter">
            <chart:domain table:cell-range-address="'2'.A46:'2'.A56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2'.A46:'2'.A56</svg:desc>
                </draw:g>
              </table:table-cell>
              <table:table-cell office:value-type="float" office:value="0.0102970297029703">
                <text:p>0.0102970297029703</text:p>
                <draw:g>
                  <svg:desc>'2'.G46:'2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237623762376238">
                <text:p>0.0237623762376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">
                <text:p>625</text:p>
              </table:table-cell>
              <table:table-cell office:value-type="float" office:value="0.0594059405940594">
                <text:p>0.0594059405940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2.5">
                <text:p>1562.5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6.25">
                <text:p>3906.25</text:p>
              </table:table-cell>
              <table:table-cell office:value-type="float" office:value="0.324596774193548">
                <text:p>0.324596774193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65.625">
                <text:p>9765.625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14.0625">
                <text:p>24414.0625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035.15625">
                <text:p>61035.15625</text:p>
              </table:table-cell>
              <table:table-cell office:value-type="float" office:value="0.153455284552846">
                <text:p>0.153455284552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587.890625">
                <text:p>152587.890625</text:p>
              </table:table-cell>
              <table:table-cell office:value-type="float" office:value="0.0626016260162602">
                <text:p>0.0626016260162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1469.7265625">
                <text:p>381469.7265625</text:p>
              </table:table-cell>
              <table:table-cell office:value-type="float" office:value="0.0252032520325203">
                <text:p>0.0252032520325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674.31640625">
                <text:p>953674.31640625</text:p>
              </table:table-cell>
              <table:table-cell office:value-type="float" office:value="0.0112903225806452">
                <text:p>0.01129032258064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635cm" svg:y="4.204cm" style:legend-expansion="high" chart:style-name="ch2"/>
        <chart:plot-area chart:style-name="ch3" table:cell-range-address="'2'.P46:'2'.Q56" svg:x="0.32cm" svg:y="0.18cm" svg:width="12.995cm" svg:height="8.647cm">
          <chartooo:coordinate-region svg:x="1.047cm" svg:y="0.379cm" svg:width="12.028cm" svg:height="8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'.Q46:'2'.Q56" chart:class="chart:scatter">
            <chart:domain table:cell-range-address="'2'.P46:'2'.P5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P</text:p>
              </table:table-cell>
              <table:table-cell office:value-type="string">
                <text:p>Colon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2'.P46:'2'.P56</svg:desc>
                </draw:g>
              </table:table-cell>
              <table:table-cell office:value-type="float" office:value="-39.7457606896772">
                <text:p>-39.7457606896772</text:p>
                <draw:g>
                  <svg:desc>'2'.Q46:'2'.Q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9794000867204">
                <text:p>2.39794000867204</text:p>
              </table:table-cell>
              <table:table-cell office:value-type="float" office:value="-32.4822026414207">
                <text:p>-32.4822026414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9588001734408">
                <text:p>2.79588001734408</text:p>
              </table:table-cell>
              <table:table-cell office:value-type="float" office:value="-24.52340246798">
                <text:p>-24.52340246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9382002601611">
                <text:p>3.19382002601611</text:p>
              </table:table-cell>
              <table:table-cell office:value-type="float" office:value="-16.7629836011786">
                <text:p>-16.762983601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9176003468815">
                <text:p>3.59176003468815</text:p>
              </table:table-cell>
              <table:table-cell office:value-type="float" office:value="-9.77311600916696">
                <text:p>-9.77311600916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8970004336019">
                <text:p>3.98970004336019</text:p>
              </table:table-cell>
              <table:table-cell office:value-type="float" office:value="-6.37809438867371">
                <text:p>-6.3780943886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8764005203223">
                <text:p>4.38764005203223</text:p>
              </table:table-cell>
              <table:table-cell office:value-type="float" office:value="-9.50747176900285">
                <text:p>-9.50747176900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8558006070426">
                <text:p>4.78558006070426</text:p>
              </table:table-cell>
              <table:table-cell office:value-type="float" office:value="-16.2803630227634">
                <text:p>-16.2803630227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835200693763">
                <text:p>5.1835200693763</text:p>
              </table:table-cell>
              <table:table-cell office:value-type="float" office:value="-24.0682877253383">
                <text:p>-24.0682877253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8146007804834">
                <text:p>5.58146007804834</text:p>
              </table:table-cell>
              <table:table-cell office:value-type="float" office:value="-31.9708683521025">
                <text:p>-31.9708683521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7940008672038">
                <text:p>5.97940008672038</text:p>
              </table:table-cell>
              <table:table-cell office:value-type="float" office:value="-38.9458729896799">
                <text:p>-38.94587298967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legend chart:legend-position="end" svg:x="13.655cm" svg:y="4.203cm" style:legend-expansion="high" chart:style-name="ch2"/>
        <chart:plot-area chart:style-name="ch3" chart:data-source-has-labels="both" svg:x="0.319cm" svg:y="0.18cm" svg:width="13.017cm" svg:height="8.645cm">
          <chartooo:coordinate-region svg:x="1.337cm" svg:y="0.379cm" svg:width="11.719cm" svg:height="8.247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senza nome 1</text:p>
              </table:table-cell>
              <table:table-cell office:value-type="string">
                <text:p>Colonna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-0.0752509524191924">
                <text:p>-0.07525095241919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-0.1249387366083">
                <text:p>-0.1249387366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-0.181054678587231">
                <text:p>-0.181054678587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-0.24551266781415">
                <text:p>-0.2455126678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-0.304996182881582">
                <text:p>-0.304996182881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-0.364699075533358">
                <text:p>-0.364699075533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2">
                <text:p>172</text:p>
              </table:table-cell>
              <table:table-cell office:value-type="float" office:value="-0.439332693830263">
                <text:p>-0.4393326938302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" xlink:type="simple" chart:class="chart:scatter" chart:style-name="ch1">
        <chart:legend chart:legend-position="end" svg:x="13.635cm" svg:y="4.204cm" style:legend-expansion="high" chart:style-name="ch2"/>
        <chart:plot-area chart:style-name="ch3" chart:data-source-has-labels="both" svg:x="0.32cm" svg:y="0.18cm" svg:width="12.995cm" svg:height="8.647cm">
          <chartooo:coordinate-region svg:x="1.047cm" svg:y="0.38cm" svg:width="11.619cm" svg:height="7.8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senza nome 1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102970297029703">
                <text:p>0.01029702970297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237623762376238">
                <text:p>0.0237623762376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">
                <text:p>625</text:p>
              </table:table-cell>
              <table:table-cell office:value-type="float" office:value="0.0594059405940594">
                <text:p>0.0594059405940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2.5">
                <text:p>1562.5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6.25">
                <text:p>3906.25</text:p>
              </table:table-cell>
              <table:table-cell office:value-type="float" office:value="0.324596774193548">
                <text:p>0.324596774193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65.625">
                <text:p>9765.625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14.0625">
                <text:p>24414.0625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035.15625">
                <text:p>61035.15625</text:p>
              </table:table-cell>
              <table:table-cell office:value-type="float" office:value="0.153455284552846">
                <text:p>0.153455284552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587.890625">
                <text:p>152587.890625</text:p>
              </table:table-cell>
              <table:table-cell office:value-type="float" office:value="0.0626016260162602">
                <text:p>0.0626016260162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1469.7265625">
                <text:p>381469.7265625</text:p>
              </table:table-cell>
              <table:table-cell office:value-type="float" office:value="0.0252032520325203">
                <text:p>0.0252032520325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674.31640625">
                <text:p>953674.31640625</text:p>
              </table:table-cell>
              <table:table-cell office:value-type="float" office:value="0.0112903225806452">
                <text:p>0.01129032258064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" xlink:type="simple" chart:class="chart:scatter" chart:style-name="ch1">
        <chart:legend chart:legend-position="end" svg:x="13.635cm" svg:y="4.204cm" style:legend-expansion="high" chart:style-name="ch2"/>
        <chart:plot-area chart:style-name="ch3" chart:data-source-has-labels="both" svg:x="0.32cm" svg:y="0.18cm" svg:width="12.995cm" svg:height="8.647cm">
          <chartooo:coordinate-region svg:x="1.047cm" svg:y="0.379cm" svg:width="12.028cm" svg:height="8.249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senza nome 1</text:p>
              </table:table-cell>
              <table:table-cell office:value-type="string">
                <text:p>Colon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39.7457606896772">
                <text:p>-39.74576068967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9794000867204">
                <text:p>2.39794000867204</text:p>
              </table:table-cell>
              <table:table-cell office:value-type="float" office:value="-32.4822026414207">
                <text:p>-32.4822026414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9588001734408">
                <text:p>2.79588001734408</text:p>
              </table:table-cell>
              <table:table-cell office:value-type="float" office:value="-24.52340246798">
                <text:p>-24.52340246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9382002601611">
                <text:p>3.19382002601611</text:p>
              </table:table-cell>
              <table:table-cell office:value-type="float" office:value="-16.7629836011786">
                <text:p>-16.762983601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9176003468815">
                <text:p>3.59176003468815</text:p>
              </table:table-cell>
              <table:table-cell office:value-type="float" office:value="-9.77311600916696">
                <text:p>-9.77311600916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8970004336019">
                <text:p>3.98970004336019</text:p>
              </table:table-cell>
              <table:table-cell office:value-type="float" office:value="-6.37809438867371">
                <text:p>-6.3780943886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8764005203223">
                <text:p>4.38764005203223</text:p>
              </table:table-cell>
              <table:table-cell office:value-type="float" office:value="-9.50747176900285">
                <text:p>-9.50747176900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8558006070426">
                <text:p>4.78558006070426</text:p>
              </table:table-cell>
              <table:table-cell office:value-type="float" office:value="-16.2803630227634">
                <text:p>-16.2803630227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835200693763">
                <text:p>5.1835200693763</text:p>
              </table:table-cell>
              <table:table-cell office:value-type="float" office:value="-24.0682877253383">
                <text:p>-24.0682877253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8146007804834">
                <text:p>5.58146007804834</text:p>
              </table:table-cell>
              <table:table-cell office:value-type="float" office:value="-31.9708683521025">
                <text:p>-31.9708683521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7940008672038">
                <text:p>5.97940008672038</text:p>
              </table:table-cell>
              <table:table-cell office:value-type="float" office:value="-38.9458729896799">
                <text:p>-38.94587298967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